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Arial Black" svg:font-family="Arial Black"/>
    <style:font-face style:name="Courier New" svg:font-family="Courier New"/>
  </office:font-face-decls>
  <office:automatic-styles>
    <style:style style:name="P1" style:family="paragraph" style:parent-style-name="Standard">
      <style:paragraph-properties fo:text-align="left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/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5" style:family="text" style:parent-style-name="Default_20_Paragraph_20_Font"/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7" style:family="text" style:parent-style-name="Default_20_Paragraph_20_Font"/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9" style:family="text" style:parent-style-name="Default_20_Paragraph_20_Font"/>
    <style:style style:name="T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11" style:family="text" style:parent-style-name="Default_20_Paragraph_20_Font"/>
    <style:style style:name="T3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13" style:family="text" style:parent-style-name="Default_20_Paragraph_20_Font"/>
    <style:style style:name="T3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15" style:family="text" style:parent-style-name="Default_20_Paragraph_20_Font"/>
    <style:style style:name="T3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" style:family="paragraph" style:parent-style-name="Standard">
      <style:paragraph-properties fo:text-align="left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 style:parent-style-name="Default_20_Paragraph_20_Font"/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5" style:family="text" style:parent-style-name="Default_20_Paragraph_20_Font"/>
    <style:style style:name="T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7" style:family="text" style:parent-style-name="Default_20_Paragraph_20_Font"/>
    <style:style style:name="T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9" style:family="text" style:parent-style-name="Default_20_Paragraph_20_Font"/>
    <style:style style:name="T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1" style:family="text" style:parent-style-name="Default_20_Paragraph_20_Font"/>
    <style:style style:name="T4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3" style:family="text" style:parent-style-name="Default_20_Paragraph_20_Font"/>
    <style:style style:name="T4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5" style:family="text" style:parent-style-name="Default_20_Paragraph_20_Font"/>
    <style:style style:name="T4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7" style:family="text" style:parent-style-name="Default_20_Paragraph_20_Font"/>
    <style:style style:name="T4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9" style:family="text" style:parent-style-name="Default_20_Paragraph_20_Font"/>
    <style:style style:name="T4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" style:family="paragraph" style:parent-style-name="Standard">
      <style:paragraph-properties fo:text-align="left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/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5" style:family="text" style:parent-style-name="Default_20_Paragraph_20_Font"/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7" style:family="text" style:parent-style-name="Default_20_Paragraph_20_Font"/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9" style:family="text" style:parent-style-name="Default_20_Paragraph_20_Font"/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1" style:family="text" style:parent-style-name="Default_20_Paragraph_20_Font"/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3" style:family="text" style:parent-style-name="Default_20_Paragraph_20_Font"/>
    <style:style style:name="T6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5" style:family="text" style:parent-style-name="Default_20_Paragraph_20_Font"/>
    <style:style style:name="T6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7" style:family="text" style:parent-style-name="Default_20_Paragraph_20_Font"/>
    <style:style style:name="T6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9" style:family="text" style:parent-style-name="Default_20_Paragraph_20_Font"/>
    <style:style style:name="T6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21" style:family="text" style:parent-style-name="Default_20_Paragraph_20_Font"/>
    <style:style style:name="T6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23" style:family="text" style:parent-style-name="Default_20_Paragraph_20_Font"/>
    <style:style style:name="T6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25" style:family="text" style:parent-style-name="Default_20_Paragraph_20_Font"/>
    <style:style style:name="T6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" style:family="paragraph" style:parent-style-name="Standard">
      <style:paragraph-properties fo:text-align="left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/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5" style:family="text" style:parent-style-name="Default_20_Paragraph_20_Font"/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7" style:family="text" style:parent-style-name="Default_20_Paragraph_20_Font"/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9" style:family="text" style:parent-style-name="Default_20_Paragraph_20_Font"/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1" style:family="text" style:parent-style-name="Default_20_Paragraph_20_Font"/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3" style:family="text" style:parent-style-name="Default_20_Paragraph_20_Font"/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5" style:family="text" style:parent-style-name="Default_20_Paragraph_20_Font"/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" style:family="paragraph" style:parent-style-name="Standard">
      <style:paragraph-properties fo:text-align="left" fo:text-indent="0cm" fo:line-height="115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/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7" style:family="text" style:parent-style-name="Default_20_Paragraph_20_Font"/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9" style:family="text" style:parent-style-name="Default_20_Paragraph_20_Font"/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1" style:family="text" style:parent-style-name="Default_20_Paragraph_20_Font"/>
    <style:style style:name="T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3" style:family="text" style:parent-style-name="Default_20_Paragraph_20_Font"/>
    <style:style style:name="T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0_1" style:family="text" style:parent-style-name="Default_20_Paragraph_20_Font"/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3" style:family="text" style:parent-style-name="Default_20_Paragraph_20_Font"/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text-align="left" fo:text-indent="0cm" fo:line-height="115%" fo:margin-top="0cm" fo:margin-left="1.27cm" fo:margin-right="0cm"/>
    </style:style>
    <style:style style:name="T11_1" style:family="text" style:parent-style-name="Default_20_Paragraph_20_Font"/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" style:family="paragraph" style:parent-style-name="Standard">
      <style:paragraph-properties fo:text-align="left" fo:text-indent="0cm" fo:line-height="115%" fo:margin-top="0cm" fo:margin-left="1.27cm" fo:margin-right="0cm"/>
    </style:style>
    <style:style style:name="T12_1" style:family="text" style:parent-style-name="Default_20_Paragraph_20_Font"/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3" style:family="text" style:parent-style-name="Default_20_Paragraph_20_Font"/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5" style:family="text" style:parent-style-name="Default_20_Paragraph_20_Font"/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7" style:family="text" style:parent-style-name="Default_20_Paragraph_20_Font"/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9" style:family="text" style:parent-style-name="Default_20_Paragraph_20_Font"/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3_1" style:family="text" style:parent-style-name="Default_20_Paragraph_20_Font"/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3" style:family="text" style:parent-style-name="Default_20_Paragraph_20_Font"/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" style:family="paragraph" style:parent-style-name="Standard">
      <style:paragraph-properties fo:text-align="left" fo:text-indent="0cm" fo:line-height="115%" fo:margin-top="0cm" fo:margin-left="1.27cm" fo:margin-right="0cm"/>
    </style:style>
    <style:style style:name="T14_1" style:family="text" style:parent-style-name="Default_20_Paragraph_20_Font"/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3" style:family="text" style:parent-style-name="Default_20_Paragraph_20_Font"/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5" style:family="text" style:parent-style-name="Default_20_Paragraph_20_Font"/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" style:family="paragraph" style:parent-style-name="Standard">
      <style:paragraph-properties fo:text-align="left" fo:text-indent="0cm" fo:line-height="115%" fo:margin-top="0cm" fo:margin-left="1.27cm" fo:margin-right="0cm"/>
    </style:style>
    <style:style style:name="T15_1" style:family="text" style:parent-style-name="Default_20_Paragraph_20_Font"/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3" style:family="text" style:parent-style-name="Default_20_Paragraph_20_Font"/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5" style:family="text" style:parent-style-name="Default_20_Paragraph_20_Font"/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" style:family="paragraph" style:parent-style-name="Standard">
      <style:paragraph-properties fo:text-align="left" fo:text-indent="0cm" fo:line-height="115%" fo:margin-top="0cm" fo:margin-left="1.27cm" fo:margin-right="0cm"/>
    </style:style>
    <style:style style:name="T16_1" style:family="text" style:parent-style-name="Default_20_Paragraph_20_Font"/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3" style:family="text" style:parent-style-name="Default_20_Paragraph_20_Font"/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5" style:family="text" style:parent-style-name="Default_20_Paragraph_20_Font"/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7" style:family="text" style:parent-style-name="Default_20_Paragraph_20_Font"/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9" style:family="text" style:parent-style-name="Default_20_Paragraph_20_Font"/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" style:family="paragraph" style:parent-style-name="Standard">
      <style:paragraph-properties fo:text-align="left" fo:text-indent="0cm" fo:line-height="115%" fo:margin-top="0cm" fo:margin-left="1.905cm" fo:margin-right="0cm"/>
    </style:style>
    <style:style style:name="T17_1" style:family="text" style:parent-style-name="Default_20_Paragraph_20_Font"/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" style:family="text" style:parent-style-name="Default_20_Paragraph_20_Font"/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5" style:family="text" style:parent-style-name="Default_20_Paragraph_20_Font"/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7" style:family="text" style:parent-style-name="Default_20_Paragraph_20_Font"/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9" style:family="text" style:parent-style-name="Default_20_Paragraph_20_Font"/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" style:family="paragraph" style:parent-style-name="Standard">
      <style:paragraph-properties fo:text-align="left" fo:text-indent="0cm" fo:line-height="115%" fo:margin-top="0cm" fo:margin-left="1.905cm" fo:margin-right="0cm"/>
    </style:style>
    <style:style style:name="T18_1" style:family="text" style:parent-style-name="Default_20_Paragraph_20_Font"/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3" style:family="text" style:parent-style-name="Default_20_Paragraph_20_Font"/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5" style:family="text" style:parent-style-name="Default_20_Paragraph_20_Font"/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7" style:family="text" style:parent-style-name="Default_20_Paragraph_20_Font"/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9" style:family="text" style:parent-style-name="Default_20_Paragraph_20_Font"/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" style:family="paragraph" style:parent-style-name="Standard">
      <style:paragraph-properties fo:text-align="left" fo:text-indent="0cm" fo:line-height="115%" fo:margin-top="0cm" fo:margin-left="1.905cm" fo:margin-right="0cm"/>
    </style:style>
    <style:style style:name="T19_1" style:family="text" style:parent-style-name="Default_20_Paragraph_20_Font"/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_3" style:family="text" style:parent-style-name="Default_20_Paragraph_20_Font"/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_5" style:family="text" style:parent-style-name="Default_20_Paragraph_20_Font"/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0_1" style:family="text" style:parent-style-name="Default_20_Paragraph_20_Font"/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3" style:family="text" style:parent-style-name="Default_20_Paragraph_20_Font"/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5" style:family="text" style:parent-style-name="Default_20_Paragraph_20_Font"/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7" style:family="text" style:parent-style-name="Default_20_Paragraph_20_Font"/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9" style:family="text" style:parent-style-name="Default_20_Paragraph_20_Font"/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11" style:family="text" style:parent-style-name="Default_20_Paragraph_20_Font"/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13" style:family="text" style:parent-style-name="Default_20_Paragraph_20_Font"/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15" style:family="text" style:parent-style-name="Default_20_Paragraph_20_Font"/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17" style:family="text" style:parent-style-name="Default_20_Paragraph_20_Font"/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1_1" style:family="text" style:parent-style-name="Default_20_Paragraph_20_Font"/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" style:family="text" style:parent-style-name="Default_20_Paragraph_20_Font"/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5" style:family="text" style:parent-style-name="Default_20_Paragraph_20_Font"/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7" style:family="text" style:parent-style-name="Default_20_Paragraph_20_Font"/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9" style:family="text" style:parent-style-name="Default_20_Paragraph_20_Font"/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11" style:family="text" style:parent-style-name="Default_20_Paragraph_20_Font"/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13" style:family="text" style:parent-style-name="Default_20_Paragraph_20_Font"/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15" style:family="text" style:parent-style-name="Default_20_Paragraph_20_Font"/>
    <style:style style:name="T21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17" style:family="text" style:parent-style-name="Default_20_Paragraph_20_Font"/>
    <style:style style:name="T21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" style:family="paragraph" style:parent-style-name="Standard">
      <style:paragraph-properties fo:text-align="left" fo:text-indent="0cm" fo:line-height="115%" fo:margin-top="0cm" fo:margin-left="1.27cm" fo:margin-right="0cm"/>
    </style:style>
    <style:style style:name="T22_1" style:family="text" style:parent-style-name="Default_20_Paragraph_20_Font"/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3_1" style:family="text" style:parent-style-name="Default_20_Paragraph_20_Font"/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3" style:family="text" style:parent-style-name="Default_20_Paragraph_20_Font"/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5" style:family="text" style:parent-style-name="Default_20_Paragraph_20_Font"/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7" style:family="text" style:parent-style-name="Default_20_Paragraph_20_Font"/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9" style:family="text" style:parent-style-name="Default_20_Paragraph_20_Font"/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11" style:family="text" style:parent-style-name="Default_20_Paragraph_20_Font"/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13" style:family="text" style:parent-style-name="Default_20_Paragraph_20_Font"/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4_1" style:family="text" style:parent-style-name="Default_20_Paragraph_20_Font"/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3" style:family="text" style:parent-style-name="Default_20_Paragraph_20_Font"/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5" style:family="text" style:parent-style-name="Default_20_Paragraph_20_Font"/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7" style:family="text" style:parent-style-name="Default_20_Paragraph_20_Font"/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9" style:family="text" style:parent-style-name="Default_20_Paragraph_20_Font"/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7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text-indent="0cm" fo:line-height="115%" fo:margin-top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 style:parent-style-name="Default_20_Paragraph_20_Font"/>
    <style:style style:name="T28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27" style:family="text" style:parent-style-name="Default_20_Paragraph_20_Font"/>
    <style:style style:name="T28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29" style:family="text" style:parent-style-name="Default_20_Paragraph_20_Font"/>
    <style:style style:name="T28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31" style:family="text" style:parent-style-name="Default_20_Paragraph_20_Font"/>
    <style:style style:name="T28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33" style:family="text" style:parent-style-name="Default_20_Paragraph_20_Font"/>
    <style:style style:name="T28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35" style:family="text" style:parent-style-name="Default_20_Paragraph_20_Font"/>
    <style:style style:name="T28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37" style:family="text" style:parent-style-name="Default_20_Paragraph_20_Font"/>
    <style:style style:name="T28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39" style:family="text" style:parent-style-name="Default_20_Paragraph_20_Font"/>
    <style:style style:name="T28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41" style:family="text" style:parent-style-name="Default_20_Paragraph_20_Font"/>
    <style:style style:name="T28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0" style:family="text" style:parent-style-name="Default_20_Paragraph_20_Font"/>
    <style:style style:name="T28_11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112" style:family="text" style:parent-style-name="Default_20_Paragraph_20_Font"/>
    <style:style style:name="T28_11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114" style:family="text" style:parent-style-name="Default_20_Paragraph_20_Font"/>
    <style:style style:name="T28_11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text-indent="0cm" fo:line-height="115%" fo:margin-top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text-indent="1.27cm" fo:line-height="115%" fo:margin-top="0cm" fo:margin-left="0cm" fo:margin-right="0cm"/>
    </style:style>
    <style:style style:name="T30_1" style:family="text" style:parent-style-name="Default_20_Paragraph_20_Font"/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3" style:family="text" style:parent-style-name="Default_20_Paragraph_20_Font"/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5" style:family="text" style:parent-style-name="Default_20_Paragraph_20_Font"/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7" style:family="text" style:parent-style-name="Default_20_Paragraph_20_Font"/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9" style:family="text" style:parent-style-name="Default_20_Paragraph_20_Font"/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11" style:family="text" style:parent-style-name="Default_20_Paragraph_20_Font"/>
    <style:style style:name="T3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13" style:family="text" style:parent-style-name="Default_20_Paragraph_20_Font"/>
    <style:style style:name="T3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15" style:family="text" style:parent-style-name="Default_20_Paragraph_20_Font"/>
    <style:style style:name="T3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17" style:family="text" style:parent-style-name="Default_20_Paragraph_20_Font"/>
    <style:style style:name="T30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1" style:family="paragraph" style:parent-style-name="Standard">
      <style:paragraph-properties fo:text-align="left" fo:text-indent="0cm" fo:line-height="115%" fo:margin-top="0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text-indent="0cm" fo:line-height="115%" fo:margin-top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 style:parent-style-name="Default_20_Paragraph_20_Font"/>
    <style:style style:name="T32_2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26" style:family="text" style:parent-style-name="Default_20_Paragraph_20_Font"/>
    <style:style style:name="T32_2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28" style:family="text" style:parent-style-name="Default_20_Paragraph_20_Font"/>
    <style:style style:name="T32_2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30" style:family="text" style:parent-style-name="Default_20_Paragraph_20_Font"/>
    <style:style style:name="T32_3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32" style:family="text" style:parent-style-name="Default_20_Paragraph_20_Font"/>
    <style:style style:name="T32_3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34" style:family="text" style:parent-style-name="Default_20_Paragraph_20_Font"/>
    <style:style style:name="T32_3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36" style:family="text" style:parent-style-name="Default_20_Paragraph_20_Font"/>
    <style:style style:name="T32_3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38" style:family="text" style:parent-style-name="Default_20_Paragraph_20_Font"/>
    <style:style style:name="T32_3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40" style:family="text" style:parent-style-name="Default_20_Paragraph_20_Font"/>
    <style:style style:name="T32_4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42" style:family="text" style:parent-style-name="Default_20_Paragraph_20_Font"/>
    <style:style style:name="T32_4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44" style:family="text" style:parent-style-name="Default_20_Paragraph_20_Font"/>
    <style:style style:name="T32_4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46" style:family="text" style:parent-style-name="Default_20_Paragraph_20_Font"/>
    <style:style style:name="T32_4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48" style:family="text" style:parent-style-name="Default_20_Paragraph_20_Font"/>
    <style:style style:name="T32_4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50" style:family="text" style:parent-style-name="Default_20_Paragraph_20_Font"/>
    <style:style style:name="T32_5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52" style:family="text" style:parent-style-name="Default_20_Paragraph_20_Font"/>
    <style:style style:name="T32_5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54" style:family="text" style:parent-style-name="Default_20_Paragraph_20_Font"/>
    <style:style style:name="T32_5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56" style:family="text" style:parent-style-name="Default_20_Paragraph_20_Font"/>
    <style:style style:name="T32_5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58" style:family="text" style:parent-style-name="Default_20_Paragraph_20_Font"/>
    <style:style style:name="T32_5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60" style:family="text" style:parent-style-name="Default_20_Paragraph_20_Font"/>
    <style:style style:name="T32_6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62" style:family="text" style:parent-style-name="Default_20_Paragraph_20_Font"/>
    <style:style style:name="T32_6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64" style:family="text" style:parent-style-name="Default_20_Paragraph_20_Font"/>
    <style:style style:name="T32_6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66" style:family="text" style:parent-style-name="Default_20_Paragraph_20_Font"/>
    <style:style style:name="T32_6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68" style:family="text" style:parent-style-name="Default_20_Paragraph_20_Font"/>
    <style:style style:name="T32_6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70" style:family="text" style:parent-style-name="Default_20_Paragraph_20_Font"/>
    <style:style style:name="T32_7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72" style:family="text" style:parent-style-name="Default_20_Paragraph_20_Font"/>
    <style:style style:name="T32_7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74" style:family="text" style:parent-style-name="Default_20_Paragraph_20_Font"/>
    <style:style style:name="T32_7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76" style:family="text" style:parent-style-name="Default_20_Paragraph_20_Font"/>
    <style:style style:name="T32_7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78" style:family="text" style:parent-style-name="Default_20_Paragraph_20_Font"/>
    <style:style style:name="T32_7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9" style:family="text" style:parent-style-name="Default_20_Paragraph_20_Font"/>
    <style:style style:name="T32_1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text-indent="0cm" fo:line-height="115%" fo:margin-top="0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9" style:family="text" style:parent-style-name="Default_20_Paragraph_20_Font"/>
    <style:style style:name="T35_7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71" style:family="text" style:parent-style-name="Default_20_Paragraph_20_Font"/>
    <style:style style:name="T35_7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73" style:family="text" style:parent-style-name="Default_20_Paragraph_20_Font"/>
    <style:style style:name="T35_7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75" style:family="text" style:parent-style-name="Default_20_Paragraph_20_Font"/>
    <style:style style:name="T35_7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77" style:family="text" style:parent-style-name="Default_20_Paragraph_20_Font"/>
    <style:style style:name="T35_7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8" style:family="text" style:parent-style-name="Default_20_Paragraph_20_Font"/>
    <style:style style:name="T35_11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20" style:family="text" style:parent-style-name="Default_20_Paragraph_20_Font"/>
    <style:style style:name="T35_12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22" style:family="text" style:parent-style-name="Default_20_Paragraph_20_Font"/>
    <style:style style:name="T35_12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7" style:family="text" style:parent-style-name="Default_20_Paragraph_20_Font"/>
    <style:style style:name="T35_1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29" style:family="text" style:parent-style-name="Default_20_Paragraph_20_Font"/>
    <style:style style:name="T35_1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31" style:family="text" style:parent-style-name="Default_20_Paragraph_20_Font"/>
    <style:style style:name="T35_1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33" style:family="text" style:parent-style-name="Default_20_Paragraph_20_Font"/>
    <style:style style:name="T35_1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35" style:family="text" style:parent-style-name="Default_20_Paragraph_20_Font"/>
    <style:style style:name="T35_1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37" style:family="text" style:parent-style-name="Default_20_Paragraph_20_Font"/>
    <style:style style:name="T35_1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39" style:family="text" style:parent-style-name="Default_20_Paragraph_20_Font"/>
    <style:style style:name="T35_1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text-indent="0cm" fo:line-height="115%" fo:margin-top="0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text-indent="0cm" fo:line-height="115%" fo:margin-top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 style:parent-style-name="Default_20_Paragraph_20_Font"/>
    <style:style style:name="T3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_17" style:family="text" style:parent-style-name="Default_20_Paragraph_20_Font"/>
    <style:style style:name="T37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_19" style:family="text" style:parent-style-name="Default_20_Paragraph_20_Font"/>
    <style:style style:name="T37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6" style:family="text" style:parent-style-name="Default_20_Paragraph_20_Font"/>
    <style:style style:name="T37_14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text-indent="0cm" fo:line-height="115%" fo:margin-top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/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4" style:family="text" style:parent-style-name="Default_20_Paragraph_20_Font"/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6" style:family="text" style:parent-style-name="Default_20_Paragraph_20_Font"/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8" style:family="text" style:parent-style-name="Default_20_Paragraph_20_Font"/>
    <style:style style:name="T39_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0" style:family="text" style:parent-style-name="Default_20_Paragraph_20_Font"/>
    <style:style style:name="T39_1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2" style:family="text" style:parent-style-name="Default_20_Paragraph_20_Font"/>
    <style:style style:name="T39_1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4" style:family="text" style:parent-style-name="Default_20_Paragraph_20_Font"/>
    <style:style style:name="T39_1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6" style:family="text" style:parent-style-name="Default_20_Paragraph_20_Font"/>
    <style:style style:name="T39_1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8" style:family="text" style:parent-style-name="Default_20_Paragraph_20_Font"/>
    <style:style style:name="T39_1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text-indent="0cm" fo:line-height="115%" fo:margin-top="0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text-indent="0cm" fo:line-height="115%" fo:margin-top="0cm" fo:margin-left="0cm" fo:margin-right="0cm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 style:parent-style-name="Default_20_Paragraph_20_Font"/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5" style:family="text" style:parent-style-name="Default_20_Paragraph_20_Font"/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7" style:family="text" style:parent-style-name="Default_20_Paragraph_20_Font"/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9" style:family="text" style:parent-style-name="Default_20_Paragraph_20_Font"/>
    <style:style style:name="T45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1" style:family="text" style:parent-style-name="Default_20_Paragraph_20_Font"/>
    <style:style style:name="T45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3" style:family="text" style:parent-style-name="Default_20_Paragraph_20_Font"/>
    <style:style style:name="T45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5" style:family="text" style:parent-style-name="Default_20_Paragraph_20_Font"/>
    <style:style style:name="T45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7" style:family="text" style:parent-style-name="Default_20_Paragraph_20_Font"/>
    <style:style style:name="T45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 style:parent-style-name="Default_20_Paragraph_20_Font"/>
    <style:style style:name="T4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7" style:family="text" style:parent-style-name="Default_20_Paragraph_20_Font"/>
    <style:style style:name="T4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9" style:family="text" style:parent-style-name="Default_20_Paragraph_20_Font"/>
    <style:style style:name="T4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11" style:family="text" style:parent-style-name="Default_20_Paragraph_20_Font"/>
    <style:style style:name="T46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13" style:family="text" style:parent-style-name="Default_20_Paragraph_20_Font"/>
    <style:style style:name="T46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15" style:family="text" style:parent-style-name="Default_20_Paragraph_20_Font"/>
    <style:style style:name="T46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17" style:family="text" style:parent-style-name="Default_20_Paragraph_20_Font"/>
    <style:style style:name="T46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19" style:family="text" style:parent-style-name="Default_20_Paragraph_20_Font"/>
    <style:style style:name="T46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7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 style:parent-style-name="Default_20_Paragraph_20_Font"/>
    <style:style style:name="T4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7" style:family="text" style:parent-style-name="Default_20_Paragraph_20_Font"/>
    <style:style style:name="T49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9" style:family="text" style:parent-style-name="Default_20_Paragraph_20_Font"/>
    <style:style style:name="T49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11" style:family="text" style:parent-style-name="Default_20_Paragraph_20_Font"/>
    <style:style style:name="T49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13" style:family="text" style:parent-style-name="Default_20_Paragraph_20_Font"/>
    <style:style style:name="T49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15" style:family="text" style:parent-style-name="Default_20_Paragraph_20_Font"/>
    <style:style style:name="T49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17" style:family="text" style:parent-style-name="Default_20_Paragraph_20_Font"/>
    <style:style style:name="T49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19" style:family="text" style:parent-style-name="Default_20_Paragraph_20_Font"/>
    <style:style style:name="T49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21" style:family="text" style:parent-style-name="Default_20_Paragraph_20_Font"/>
    <style:style style:name="T49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23" style:family="text" style:parent-style-name="Default_20_Paragraph_20_Font"/>
    <style:style style:name="T49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25" style:family="text" style:parent-style-name="Default_20_Paragraph_20_Font"/>
    <style:style style:name="T49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1" style:family="text" style:parent-style-name="Default_20_Paragraph_20_Font"/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1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 style:parent-style-name="Default_20_Paragraph_20_Font"/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7" style:family="text" style:parent-style-name="Default_20_Paragraph_20_Font"/>
    <style:style style:name="T5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9" style:family="text" style:parent-style-name="Default_20_Paragraph_20_Font"/>
    <style:style style:name="T5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1" style:family="text" style:parent-style-name="Default_20_Paragraph_20_Font"/>
    <style:style style:name="T51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3" style:family="text" style:parent-style-name="Default_20_Paragraph_20_Font"/>
    <style:style style:name="T51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5" style:family="text" style:parent-style-name="Default_20_Paragraph_20_Font"/>
    <style:style style:name="T51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7" style:family="text" style:parent-style-name="Default_20_Paragraph_20_Font"/>
    <style:style style:name="T51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1" style:family="text" style:parent-style-name="Default_20_Paragraph_20_Font"/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3" style:family="text" style:parent-style-name="Default_20_Paragraph_20_Font"/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5" style:family="text" style:parent-style-name="Default_20_Paragraph_20_Font"/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3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 style:parent-style-name="Default_20_Paragraph_20_Font"/>
    <style:style style:name="T53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19" style:family="text" style:parent-style-name="Default_20_Paragraph_20_Font"/>
    <style:style style:name="T53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21" style:family="text" style:parent-style-name="Default_20_Paragraph_20_Font"/>
    <style:style style:name="T53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23" style:family="text" style:parent-style-name="Default_20_Paragraph_20_Font"/>
    <style:style style:name="T53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25" style:family="text" style:parent-style-name="Default_20_Paragraph_20_Font"/>
    <style:style style:name="T53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27" style:family="text" style:parent-style-name="Default_20_Paragraph_20_Font"/>
    <style:style style:name="T53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29" style:family="text" style:parent-style-name="Default_20_Paragraph_20_Font"/>
    <style:style style:name="T53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31" style:family="text" style:parent-style-name="Default_20_Paragraph_20_Font"/>
    <style:style style:name="T53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33" style:family="text" style:parent-style-name="Default_20_Paragraph_20_Font"/>
    <style:style style:name="T53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35" style:family="text" style:parent-style-name="Default_20_Paragraph_20_Font"/>
    <style:style style:name="T53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37" style:family="text" style:parent-style-name="Default_20_Paragraph_20_Font"/>
    <style:style style:name="T53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39" style:family="text" style:parent-style-name="Default_20_Paragraph_20_Font"/>
    <style:style style:name="T53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41" style:family="text" style:parent-style-name="Default_20_Paragraph_20_Font"/>
    <style:style style:name="T53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4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text-indent="0cm" fo:line-height="115%" fo:margin-top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text-indent="0cm" fo:line-height="115%" fo:margin-top="0cm" fo:margin-left="0cm" fo:margin-right="0cm"/>
    </style:style>
    <style:style style:name="T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62" style:family="paragraph" style:parent-style-name="Standard">
      <style:paragraph-properties fo:text-align="left" fo:text-indent="0cm" fo:line-height="115%" fo:margin-top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text-indent="0cm" fo:line-height="115%" fo:margin-top="0cm" fo:margin-left="0cm" fo:margin-right="0cm"/>
    </style:style>
    <style:style style:name="T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3" style:family="paragraph" style:parent-style-name="Standard">
      <style:paragraph-properties fo:text-align="left" fo:text-indent="0cm" fo:line-height="115%" fo:margin-top="0cm" fo:margin-left="0cm" fo:margin-right="0cm"/>
    </style:style>
    <style:style style:name="T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text-indent="0cm" fo:line-height="115%" fo:margin-top="0cm" fo:margin-left="0cm" fo:margin-right="0cm"/>
    </style:style>
    <style:style style:name="T7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text-indent="0cm" fo:line-height="115%" fo:margin-top="0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text-indent="0cm" fo:line-height="115%" fo:margin-top="0cm" fo:margin-left="0cm" fo:margin-right="0cm"/>
    </style:style>
    <style:style style:name="T7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text-indent="0cm" fo:line-height="115%" fo:margin-top="0cm" fo:margin-left="0cm" fo:margin-right="0cm"/>
    </style:style>
    <style:style style:name="T7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text-indent="0cm" fo:line-height="115%" fo:margin-top="0cm" fo:margin-left="0cm" fo:margin-right="0cm"/>
    </style:style>
    <style:style style:name="T7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text-indent="0cm" fo:line-height="115%" fo:margin-top="0cm" fo:margin-left="0cm" fo:margin-right="0cm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text-indent="0cm" fo:line-height="115%" fo:margin-top="0cm" fo:margin-left="0cm" fo:margin-right="0cm"/>
    </style:style>
    <style:style style:name="T8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text-indent="0cm" fo:line-height="115%" fo:margin-top="0cm" fo:margin-left="0cm" fo:margin-right="0cm"/>
    </style:style>
    <style:style style:name="T8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text-indent="0cm" fo:line-height="115%" fo:margin-top="0cm" fo:margin-left="0cm" fo:margin-right="0cm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text-indent="0cm" fo:line-height="115%" fo:margin-top="0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text-indent="0cm" fo:line-height="115%" fo:margin-top="0cm" fo:margin-left="0cm" fo:margin-right="0cm"/>
    </style:style>
    <style:style style:name="T8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text-indent="0cm" fo:line-height="115%" fo:margin-top="0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text-indent="0cm" fo:line-height="115%" fo:margin-top="0cm" fo:margin-left="0cm" fo:margin-right="0cm"/>
    </style:style>
    <style:style style:name="T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text-indent="0cm" fo:line-height="115%" fo:margin-top="0cm" fo:margin-left="0cm" fo:margin-right="0cm"/>
    </style:style>
    <style:style style:name="T9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text-indent="0cm" fo:line-height="115%" fo:margin-top="0cm" fo:margin-left="0cm" fo:margin-right="0cm"/>
    </style:style>
    <style:style style:name="T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9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text-indent="0cm" fo:line-height="115%" fo:margin-top="0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text-indent="0cm" fo:line-height="115%" fo:margin-top="0cm" fo:margin-left="0cm" fo:margin-right="0cm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text-indent="0cm" fo:line-height="115%" fo:margin-top="0cm" fo:margin-left="0cm" fo:margin-right="0cm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text-indent="0cm" fo:line-height="115%" fo:margin-top="0cm" fo:margin-left="0cm" fo:margin-right="0cm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text-indent="0cm" fo:line-height="115%" fo:margin-top="0cm" fo:margin-left="0cm" fo:margin-right="0cm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text-indent="0cm" fo:line-height="115%" fo:margin-top="0cm" fo:margin-left="0cm" fo:margin-right="0cm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text-indent="0cm" fo:line-height="115%" fo:margin-top="0cm" fo:margin-left="0cm" fo:margin-right="0cm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text-indent="0cm" fo:line-height="115%" fo:margin-top="0cm" fo:margin-left="0cm" fo:margin-right="0cm"/>
    </style:style>
    <style:style style:name="T10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text-indent="0cm" fo:line-height="115%" fo:margin-top="0cm" fo:margin-left="0cm" fo:margin-right="0cm"/>
    </style:style>
    <style:style style:name="T10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text-indent="0cm" fo:line-height="115%" fo:margin-top="0cm" fo:margin-left="0cm" fo:margin-right="0cm"/>
    </style:style>
    <style:style style:name="T10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text-indent="0cm" fo:line-height="115%" fo:margin-top="0cm" fo:margin-left="0cm" fo:margin-right="0cm"/>
    </style:style>
    <style:style style:name="T10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text-indent="0cm" fo:line-height="115%" fo:margin-top="0cm" fo:margin-left="0cm" fo:margin-right="0cm"/>
    </style:style>
    <style:style style:name="T10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text-indent="0cm" fo:line-height="115%" fo:margin-top="0cm" fo:margin-left="0cm" fo:margin-right="0cm"/>
    </style:style>
    <style:style style:name="T10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text-indent="0cm" fo:line-height="115%" fo:margin-top="0cm" fo:margin-left="0cm" fo:margin-right="0cm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11" style:family="paragraph" style:parent-style-name="Standard">
      <style:paragraph-properties fo:text-align="left" fo:text-indent="0cm" fo:line-height="115%" fo:margin-top="0cm" fo:margin-left="0cm" fo:margin-right="0cm"/>
    </style:style>
    <style:style style:name="T1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text-indent="0cm" fo:line-height="115%" fo:margin-top="0cm" fo:margin-left="0cm" fo:margin-right="0cm"/>
    </style:style>
    <style:style style:name="T1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text-indent="0cm" fo:line-height="115%" fo:margin-top="0cm" fo:margin-left="0cm" fo:margin-right="0cm"/>
    </style:style>
    <style:style style:name="T11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text-indent="0cm" fo:line-height="115%" fo:margin-top="0cm" fo:margin-left="0cm" fo:margin-right="0cm"/>
    </style:style>
    <style:style style:name="T11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text-indent="0cm" fo:line-height="115%" fo:margin-top="0cm" fo:margin-left="0cm" fo:margin-right="0cm"/>
    </style:style>
    <style:style style:name="T11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text-indent="0cm" fo:line-height="115%" fo:margin-top="0cm" fo:margin-left="0cm" fo:margin-right="0cm"/>
    </style:style>
    <style:style style:name="T11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text-indent="0cm" fo:line-height="115%" fo:margin-top="0cm" fo:margin-left="0cm" fo:margin-right="0cm"/>
    </style:style>
    <style:style style:name="T1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text-indent="0cm" fo:line-height="115%" fo:margin-top="0cm" fo:margin-left="0cm" fo:margin-right="0cm"/>
    </style:style>
    <style:style style:name="T12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text-indent="0cm" fo:line-height="115%" fo:margin-top="0cm" fo:margin-left="0cm" fo:margin-right="0cm"/>
    </style:style>
    <style:style style:name="T12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text-indent="0cm" fo:line-height="115%" fo:margin-top="0cm" fo:margin-left="0cm" fo:margin-right="0cm"/>
    </style:style>
    <style:style style:name="T12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text-indent="0cm" fo:line-height="115%" fo:margin-top="0cm" fo:margin-left="0cm" fo:margin-right="0cm"/>
    </style:style>
    <style:style style:name="T12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text-indent="0cm" fo:line-height="115%" fo:margin-top="0cm" fo:margin-left="0cm" fo:margin-right="0cm"/>
    </style:style>
    <style:style style:name="T12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text-indent="0cm" fo:line-height="115%" fo:margin-top="0cm" fo:margin-left="0cm" fo:margin-right="0cm"/>
    </style:style>
    <style:style style:name="T12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text-indent="0cm" fo:line-height="115%" fo:margin-top="0cm" fo:margin-left="0cm" fo:margin-right="0cm"/>
    </style:style>
    <style:style style:name="T12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text-indent="0cm" fo:line-height="115%" fo:margin-top="0cm" fo:margin-left="0cm" fo:margin-right="0cm"/>
    </style:style>
    <style:style style:name="T12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text-indent="0cm" fo:line-height="115%" fo:margin-top="0cm" fo:margin-left="0cm" fo:margin-right="0cm"/>
    </style:style>
    <style:style style:name="T13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text-indent="0cm" fo:line-height="115%" fo:margin-top="0cm" fo:margin-left="0cm" fo:margin-right="0cm"/>
    </style:style>
    <style:style style:name="T13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text-indent="0cm" fo:line-height="115%" fo:margin-top="0cm" fo:margin-left="0cm" fo:margin-right="0cm"/>
    </style:style>
    <style:style style:name="T13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text-indent="0cm" fo:line-height="115%" fo:margin-top="0cm" fo:margin-left="0cm" fo:margin-right="0cm"/>
    </style:style>
    <style:style style:name="T13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text-indent="0cm" fo:line-height="115%" fo:margin-top="0cm" fo:margin-left="0cm" fo:margin-right="0cm"/>
    </style:style>
    <style:style style:name="T13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text-indent="0cm" fo:line-height="115%" fo:margin-top="0cm" fo:margin-left="0cm" fo:margin-right="0cm"/>
    </style:style>
    <style:style style:name="T13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text-indent="0cm" fo:line-height="115%" fo:margin-top="0cm" fo:margin-left="0cm" fo:margin-right="0cm"/>
    </style:style>
    <style:style style:name="T13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text-indent="0cm" fo:line-height="115%" fo:margin-top="0cm" fo:margin-left="0cm" fo:margin-right="0cm"/>
    </style:style>
    <style:style style:name="T13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text-indent="0cm" fo:line-height="115%" fo:margin-top="0cm" fo:margin-left="0cm" fo:margin-right="0cm"/>
    </style:style>
    <style:style style:name="T1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text-indent="0cm" fo:line-height="115%" fo:margin-top="0cm" fo:margin-left="0cm" fo:margin-right="0cm"/>
    </style:style>
    <style:style style:name="T14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text-indent="0cm" fo:line-height="115%" fo:margin-top="0cm" fo:margin-left="0cm" fo:margin-right="0cm"/>
    </style:style>
    <style:style style:name="T14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text-indent="0cm" fo:line-height="115%" fo:margin-top="0cm" fo:margin-left="0cm" fo:margin-right="0cm"/>
    </style:style>
    <style:style style:name="T14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text-indent="0cm" fo:line-height="115%" fo:margin-top="0cm" fo:margin-left="0cm" fo:margin-right="0cm"/>
    </style:style>
    <style:style style:name="T14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text-indent="0cm" fo:line-height="115%" fo:margin-top="0cm" fo:margin-left="0cm" fo:margin-right="0cm"/>
    </style:style>
    <style:style style:name="T14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text-indent="0cm" fo:line-height="115%" fo:margin-top="0cm" fo:margin-left="0cm" fo:margin-right="0cm"/>
    </style:style>
    <style:style style:name="T1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text-indent="0cm" fo:line-height="115%" fo:margin-top="0cm" fo:margin-left="0cm" fo:margin-right="0cm"/>
    </style:style>
    <style:style style:name="T14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text-indent="0cm" fo:line-height="115%" fo:margin-top="0cm" fo:margin-left="0cm" fo:margin-right="0cm"/>
    </style:style>
    <style:style style:name="T15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text-indent="0cm" fo:line-height="115%" fo:margin-top="0cm" fo:margin-left="0cm" fo:margin-right="0cm"/>
    </style:style>
    <style:style style:name="T15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text-indent="0cm" fo:line-height="115%" fo:margin-top="0cm" fo:margin-left="0cm" fo:margin-right="0cm"/>
    </style:style>
    <style:style style:name="T15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text-indent="0cm" fo:line-height="115%" fo:margin-top="0cm" fo:margin-left="0cm" fo:margin-right="0cm"/>
    </style:style>
    <style:style style:name="T15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text-indent="0cm" fo:line-height="115%" fo:margin-top="0cm" fo:margin-left="0cm" fo:margin-right="0cm"/>
    </style:style>
    <style:style style:name="T1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text-indent="0cm" fo:line-height="115%" fo:margin-top="0cm" fo:margin-left="0cm" fo:margin-right="0cm"/>
    </style:style>
    <style:style style:name="T15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text-indent="0cm" fo:line-height="115%" fo:margin-top="0cm" fo:margin-left="0cm" fo:margin-right="0cm"/>
    </style:style>
    <style:style style:name="T15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text-indent="0cm" fo:line-height="115%" fo:margin-top="0cm" fo:margin-left="0cm" fo:margin-right="0cm"/>
    </style:style>
    <style:style style:name="T15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text-indent="0cm" fo:line-height="115%" fo:margin-top="0cm" fo:margin-left="0cm" fo:margin-right="0cm"/>
    </style:style>
    <style:style style:name="T16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text-indent="0cm" fo:line-height="115%" fo:margin-top="0cm" fo:margin-left="0cm" fo:margin-right="0cm"/>
    </style:style>
    <style:style style:name="T16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2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63" style:family="paragraph" style:parent-style-name="Standard">
      <style:paragraph-properties fo:text-align="left" fo:text-indent="0cm" fo:line-height="115%" fo:margin-top="0cm" fo:margin-left="0cm" fo:margin-right="0cm"/>
    </style:style>
    <style:style style:name="T1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text-indent="0cm" fo:line-height="115%" fo:margin-top="0cm" fo:margin-left="0cm" fo:margin-right="0cm"/>
    </style:style>
    <style:style style:name="T16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text-indent="0cm" fo:line-height="115%" fo:margin-top="0cm" fo:margin-left="0cm" fo:margin-right="0cm"/>
    </style:style>
    <style:style style:name="T16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text-indent="0cm" fo:line-height="115%" fo:margin-top="0cm" fo:margin-left="0cm" fo:margin-right="0cm"/>
    </style:style>
    <style:style style:name="T16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text-indent="0cm" fo:line-height="115%" fo:margin-top="0cm" fo:margin-left="0cm" fo:margin-right="0cm"/>
    </style:style>
    <style:style style:name="T16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text-indent="0cm" fo:line-height="115%" fo:margin-top="0cm" fo:margin-left="0cm" fo:margin-right="0cm"/>
    </style:style>
    <style:style style:name="T16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text-indent="0cm" fo:line-height="115%" fo:margin-top="0cm" fo:margin-left="0cm" fo:margin-right="0cm"/>
    </style:style>
    <style:style style:name="T17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text-indent="0cm" fo:line-height="115%" fo:margin-top="0cm" fo:margin-left="0cm" fo:margin-right="0cm"/>
    </style:style>
    <style:style style:name="T17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text-indent="0cm" fo:line-height="115%" fo:margin-top="0cm" fo:margin-left="0cm" fo:margin-right="0cm"/>
    </style:style>
    <style:style style:name="T17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text-indent="0cm" fo:line-height="115%" fo:margin-top="0cm" fo:margin-left="0cm" fo:margin-right="0cm"/>
    </style:style>
    <style:style style:name="T17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text-indent="0cm" fo:line-height="115%" fo:margin-top="0cm" fo:margin-left="0cm" fo:margin-right="0cm"/>
    </style:style>
    <style:style style:name="T17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text-indent="0cm" fo:line-height="115%" fo:margin-top="0cm" fo:margin-left="0cm" fo:margin-right="0cm"/>
    </style:style>
    <style:style style:name="T17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text-indent="0cm" fo:line-height="115%" fo:margin-top="0cm" fo:margin-left="0cm" fo:margin-right="0cm"/>
    </style:style>
    <style:style style:name="T17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text-indent="0cm" fo:line-height="115%" fo:margin-top="0cm" fo:margin-left="0cm" fo:margin-right="0cm"/>
    </style:style>
    <style:style style:name="T17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text-indent="0cm" fo:line-height="115%" fo:margin-top="0cm" fo:margin-left="0cm" fo:margin-right="0cm"/>
    </style:style>
    <style:style style:name="T17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text-indent="0cm" fo:line-height="115%" fo:margin-top="0cm" fo:margin-left="0cm" fo:margin-right="0cm"/>
    </style:style>
    <style:style style:name="T18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text-indent="0cm" fo:line-height="115%" fo:margin-top="0cm" fo:margin-left="0cm" fo:margin-right="0cm"/>
    </style:style>
    <style:style style:name="T18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text-indent="0cm" fo:line-height="115%" fo:margin-top="0cm" fo:margin-left="0cm" fo:margin-right="0cm"/>
    </style:style>
    <style:style style:name="T18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text-indent="0cm" fo:line-height="115%" fo:margin-top="0cm" fo:margin-left="0cm" fo:margin-right="0cm"/>
    </style:style>
    <style:style style:name="T18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text-indent="0cm" fo:line-height="115%" fo:margin-top="0cm" fo:margin-left="0cm" fo:margin-right="0cm"/>
    </style:style>
    <style:style style:name="T18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text-indent="0cm" fo:line-height="115%" fo:margin-top="0cm" fo:margin-left="0cm" fo:margin-right="0cm"/>
    </style:style>
    <style:style style:name="T18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text-indent="0cm" fo:line-height="115%" fo:margin-top="0cm" fo:margin-left="0cm" fo:margin-right="0cm"/>
    </style:style>
    <style:style style:name="T18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text-indent="0cm" fo:line-height="115%" fo:margin-top="0cm" fo:margin-left="0cm" fo:margin-right="0cm"/>
    </style:style>
    <style:style style:name="T18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text-indent="0cm" fo:line-height="115%" fo:margin-top="0cm" fo:margin-left="0cm" fo:margin-right="0cm"/>
    </style:style>
    <style:style style:name="T18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text-indent="0cm" fo:line-height="115%" fo:margin-top="0cm" fo:margin-left="0cm" fo:margin-right="0cm"/>
    </style:style>
    <style:style style:name="T19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text-indent="0cm" fo:line-height="115%" fo:margin-top="0cm" fo:margin-left="0cm" fo:margin-right="0cm"/>
    </style:style>
    <style:style style:name="T19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text-indent="0cm" fo:line-height="115%" fo:margin-top="0cm" fo:margin-left="0cm" fo:margin-right="0cm"/>
    </style:style>
    <style:style style:name="T19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193" style:family="paragraph" style:parent-style-name="Standard">
      <style:paragraph-properties fo:text-align="left" fo:text-indent="0cm" fo:line-height="115%" fo:margin-top="0cm" fo:margin-left="0cm" fo:margin-right="0cm"/>
    </style:style>
    <style:style style:name="T19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194" style:family="paragraph" style:parent-style-name="Standard">
      <style:paragraph-properties fo:text-align="left" fo:text-indent="0cm" fo:line-height="115%" fo:margin-top="0cm" fo:margin-left="0cm" fo:margin-right="0cm"/>
    </style:style>
    <style:style style:name="T19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195" style:family="paragraph" style:parent-style-name="Standard">
      <style:paragraph-properties fo:text-align="left" fo:text-indent="0cm" fo:line-height="115%" fo:margin-top="0cm" fo:margin-left="0cm" fo:margin-right="0cm"/>
    </style:style>
    <style:style style:name="T19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9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19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text-indent="0cm" fo:line-height="115%" fo:margin-top="0cm" fo:margin-left="0cm" fo:margin-right="0cm"/>
    </style:style>
    <style:style style:name="T19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text-indent="0cm" fo:line-height="115%" fo:margin-top="0cm" fo:margin-left="0cm" fo:margin-right="0cm"/>
    </style:style>
    <style:style style:name="T19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text-indent="0cm" fo:line-height="115%" fo:margin-top="0cm" fo:margin-left="0cm" fo:margin-right="0cm"/>
    </style:style>
    <style:style style:name="T20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text-indent="0cm" fo:line-height="115%" fo:margin-top="0cm" fo:margin-left="0cm" fo:margin-right="0cm"/>
    </style:style>
    <style:style style:name="T20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text-indent="0cm" fo:line-height="115%" fo:margin-top="0cm" fo:margin-left="0cm" fo:margin-right="0cm"/>
    </style:style>
    <style:style style:name="T20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text-indent="0cm" fo:line-height="115%" fo:margin-top="0cm" fo:margin-left="0cm" fo:margin-right="0cm"/>
    </style:style>
    <style:style style:name="T20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text-indent="0cm" fo:line-height="115%" fo:margin-top="0cm" fo:margin-left="0cm" fo:margin-right="0cm"/>
    </style:style>
    <style:style style:name="T20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text-indent="0cm" fo:line-height="115%" fo:margin-top="0cm" fo:margin-left="0cm" fo:margin-right="0cm"/>
    </style:style>
    <style:style style:name="T20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text-indent="0cm" fo:line-height="115%" fo:margin-top="0cm" fo:margin-left="0cm" fo:margin-right="0cm"/>
    </style:style>
    <style:style style:name="T20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text-indent="0cm" fo:line-height="115%" fo:margin-top="0cm" fo:margin-left="0cm" fo:margin-right="0cm"/>
    </style:style>
    <style:style style:name="T20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text-indent="0cm" fo:line-height="115%" fo:margin-top="0cm" fo:margin-left="0cm" fo:margin-right="0cm"/>
    </style:style>
    <style:style style:name="T20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11" style:family="paragraph" style:parent-style-name="Standard">
      <style:paragraph-properties fo:text-align="left" fo:text-indent="0cm" fo:line-height="115%" fo:margin-top="0cm" fo:margin-left="0cm" fo:margin-right="0cm"/>
    </style:style>
    <style:style style:name="T2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text-indent="0cm" fo:line-height="115%" fo:margin-top="0cm" fo:margin-left="0cm" fo:margin-right="0cm"/>
    </style:style>
    <style:style style:name="T21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text-indent="0cm" fo:line-height="115%" fo:margin-top="0cm" fo:margin-left="0cm" fo:margin-right="0cm"/>
    </style:style>
    <style:style style:name="T21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text-indent="0cm" fo:line-height="115%" fo:margin-top="0cm" fo:margin-left="0cm" fo:margin-right="0cm"/>
    </style:style>
    <style:style style:name="T21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text-indent="0cm" fo:line-height="115%" fo:margin-top="0cm" fo:margin-left="0cm" fo:margin-right="0cm"/>
    </style:style>
    <style:style style:name="T21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text-indent="0cm" fo:line-height="115%" fo:margin-top="0cm" fo:margin-left="0cm" fo:margin-right="0cm"/>
    </style:style>
    <style:style style:name="T21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text-indent="0cm" fo:line-height="115%" fo:margin-top="0cm" fo:margin-left="0cm" fo:margin-right="0cm"/>
    </style:style>
    <style:style style:name="T21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text-indent="0cm" fo:line-height="115%" fo:margin-top="0cm" fo:margin-left="0cm" fo:margin-right="0cm"/>
    </style:style>
    <style:style style:name="T21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9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text-indent="0cm" fo:line-height="115%" fo:margin-top="0cm" fo:margin-left="0cm" fo:margin-right="0cm"/>
    </style:style>
    <style:style style:name="T22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text-indent="0cm" fo:line-height="115%" fo:margin-top="0cm" fo:margin-left="0cm" fo:margin-right="0cm"/>
    </style:style>
    <style:style style:name="T22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text-indent="0cm" fo:line-height="115%" fo:margin-top="0cm" fo:margin-left="0cm" fo:margin-right="0cm"/>
    </style:style>
    <style:style style:name="T22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text-indent="0cm" fo:line-height="115%" fo:margin-top="0cm" fo:margin-left="0cm" fo:margin-right="0cm"/>
    </style:style>
    <style:style style:name="T22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text-indent="0cm" fo:line-height="115%" fo:margin-top="0cm" fo:margin-left="0cm" fo:margin-right="0cm"/>
    </style:style>
    <style:style style:name="T22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text-indent="0cm" fo:line-height="115%" fo:margin-top="0cm" fo:margin-left="0cm" fo:margin-right="0cm"/>
    </style:style>
    <style:style style:name="T22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text-indent="0cm" fo:line-height="115%" fo:margin-top="0cm" fo:margin-left="0cm" fo:margin-right="0cm"/>
    </style:style>
    <style:style style:name="T22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text-indent="0cm" fo:line-height="115%" fo:margin-top="0cm" fo:margin-left="0cm" fo:margin-right="0cm"/>
    </style:style>
    <style:style style:name="T22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text-indent="0cm" fo:line-height="115%" fo:margin-top="0cm" fo:margin-left="0cm" fo:margin-right="0cm"/>
    </style:style>
    <style:style style:name="T22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text-indent="0cm" fo:line-height="115%" fo:margin-top="0cm" fo:margin-left="0cm" fo:margin-right="0cm"/>
    </style:style>
    <style:style style:name="T22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text-indent="0cm" fo:line-height="115%" fo:margin-top="0cm" fo:margin-left="0cm" fo:margin-right="0cm"/>
    </style:style>
    <style:style style:name="T23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text-indent="0cm" fo:line-height="115%" fo:margin-top="0cm" fo:margin-left="0cm" fo:margin-right="0cm"/>
    </style:style>
    <style:style style:name="T23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2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2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33" style:family="paragraph" style:parent-style-name="Standard">
      <style:paragraph-properties fo:text-align="left" fo:text-indent="0cm" fo:line-height="115%" fo:margin-top="0cm" fo:margin-left="0cm" fo:margin-right="0cm"/>
    </style:style>
    <style:style style:name="T2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text-indent="0cm" fo:line-height="115%" fo:margin-top="0cm" fo:margin-left="0cm" fo:margin-right="0cm"/>
    </style:style>
    <style:style style:name="T2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3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9" style:family="text" style:parent-style-name="Default_20_Paragraph_20_Font"/>
    <style:style style:name="T239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9_11" style:family="text" style:parent-style-name="Default_20_Paragraph_20_Font"/>
    <style:style style:name="T239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9_13" style:family="text" style:parent-style-name="Default_20_Paragraph_20_Font"/>
    <style:style style:name="T239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9_15" style:family="text" style:parent-style-name="Default_20_Paragraph_20_Font"/>
    <style:style style:name="T239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9_17" style:family="text" style:parent-style-name="Default_20_Paragraph_20_Font"/>
    <style:style style:name="T239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9_19" style:family="text" style:parent-style-name="Default_20_Paragraph_20_Font"/>
    <style:style style:name="T239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9_21" style:family="text" style:parent-style-name="Default_20_Paragraph_20_Font"/>
    <style:style style:name="T239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9_23" style:family="text" style:parent-style-name="Default_20_Paragraph_20_Font"/>
    <style:style style:name="T239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9_25" style:family="text" style:parent-style-name="Default_20_Paragraph_20_Font"/>
    <style:style style:name="T239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9_27" style:family="text" style:parent-style-name="Default_20_Paragraph_20_Font"/>
    <style:style style:name="T239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9" style:family="text" style:parent-style-name="Default_20_Paragraph_20_Font"/>
    <style:style style:name="T240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0_41" style:family="text" style:parent-style-name="Default_20_Paragraph_20_Font"/>
    <style:style style:name="T240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0_43" style:family="text" style:parent-style-name="Default_20_Paragraph_20_Font"/>
    <style:style style:name="T240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0_45" style:family="text" style:parent-style-name="Default_20_Paragraph_20_Font"/>
    <style:style style:name="T240_4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0_47" style:family="text" style:parent-style-name="Default_20_Paragraph_20_Font"/>
    <style:style style:name="T240_4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0_49" style:family="text" style:parent-style-name="Default_20_Paragraph_20_Font"/>
    <style:style style:name="T240_5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0_51" style:family="text" style:parent-style-name="Default_20_Paragraph_20_Font"/>
    <style:style style:name="T240_5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0_53" style:family="text" style:parent-style-name="Default_20_Paragraph_20_Font"/>
    <style:style style:name="T240_5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0_55" style:family="text" style:parent-style-name="Default_20_Paragraph_20_Font"/>
    <style:style style:name="T240_5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0_57" style:family="text" style:parent-style-name="Default_20_Paragraph_20_Font"/>
    <style:style style:name="T240_5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0_59" style:family="text" style:parent-style-name="Default_20_Paragraph_20_Font"/>
    <style:style style:name="T240_6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42" style:family="paragraph" style:parent-style-name="Standard">
      <style:paragraph-properties fo:text-align="left" fo:text-indent="0cm" fo:line-height="115%" fo:margin-top="0cm" fo:margin-left="0cm" fo:margin-right="0cm"/>
    </style:style>
    <style:style style:name="T2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9" style:family="text" style:parent-style-name="Default_20_Paragraph_20_Font"/>
    <style:style style:name="T24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2_11" style:family="text" style:parent-style-name="Default_20_Paragraph_20_Font"/>
    <style:style style:name="T242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2_13" style:family="text" style:parent-style-name="Default_20_Paragraph_20_Font"/>
    <style:style style:name="T242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2_15" style:family="text" style:parent-style-name="Default_20_Paragraph_20_Font"/>
    <style:style style:name="T242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2_17" style:family="text" style:parent-style-name="Default_20_Paragraph_20_Font"/>
    <style:style style:name="T242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2_19" style:family="text" style:parent-style-name="Default_20_Paragraph_20_Font"/>
    <style:style style:name="T242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2_21" style:family="text" style:parent-style-name="Default_20_Paragraph_20_Font"/>
    <style:style style:name="T242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2_23" style:family="text" style:parent-style-name="Default_20_Paragraph_20_Font"/>
    <style:style style:name="T242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2_25" style:family="text" style:parent-style-name="Default_20_Paragraph_20_Font"/>
    <style:style style:name="T242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text-indent="0cm" fo:line-height="115%" fo:margin-top="0cm" fo:margin-left="0cm" fo:margin-right="0cm"/>
    </style:style>
    <style:style style:name="T24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text-indent="0cm" fo:line-height="115%" fo:margin-top="0cm" fo:margin-left="0cm" fo:margin-right="0cm"/>
    </style:style>
    <style:style style:name="T24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text-indent="0cm" fo:line-height="115%" fo:margin-top="0cm" fo:margin-left="0cm" fo:margin-right="0cm"/>
    </style:style>
    <style:style style:name="T24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text-indent="0cm" fo:line-height="115%" fo:margin-top="0cm" fo:margin-left="0cm" fo:margin-right="0cm"/>
    </style:style>
    <style:style style:name="T24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text-indent="0cm" fo:line-height="115%" fo:margin-top="0cm" fo:margin-left="0cm" fo:margin-right="0cm"/>
    </style:style>
    <style:style style:name="T24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text-indent="0cm" fo:line-height="115%" fo:margin-top="0cm" fo:margin-left="0cm" fo:margin-right="0cm"/>
    </style:style>
    <style:style style:name="T24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9_2" style:family="text" style:parent-style-name="Default_20_Paragraph_20_Font"/>
    <style:style style:name="T24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9_4" style:family="text" style:parent-style-name="Default_20_Paragraph_20_Font"/>
    <style:style style:name="T249_5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249_6" style:family="text" style:parent-style-name="Default_20_Paragraph_20_Font"/>
    <style:style style:name="T249_7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249_8" style:family="text" style:parent-style-name="Default_20_Paragraph_20_Font"/>
    <style:style style:name="T249_9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249_10" style:family="text" style:parent-style-name="Default_20_Paragraph_20_Font"/>
    <style:style style:name="T249_11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249_12" style:family="text" style:parent-style-name="Default_20_Paragraph_20_Font"/>
    <style:style style:name="T249_13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249_14" style:family="text" style:parent-style-name="Default_20_Paragraph_20_Font"/>
    <style:style style:name="T249_15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249_16" style:family="text" style:parent-style-name="Default_20_Paragraph_20_Font"/>
    <style:style style:name="T249_17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249_18" style:family="text" style:parent-style-name="Default_20_Paragraph_20_Font"/>
    <style:style style:name="T249_19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249_20" style:family="text" style:parent-style-name="Default_20_Paragraph_20_Font"/>
    <style:style style:name="T249_21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249_22" style:family="text" style:parent-style-name="Default_20_Paragraph_20_Font"/>
    <style:style style:name="T249_23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249_24" style:family="text" style:parent-style-name="Default_20_Paragraph_20_Font"/>
    <style:style style:name="T249_25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249_26" style:family="text" style:parent-style-name="Default_20_Paragraph_20_Font"/>
    <style:style style:name="T249_27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249_28" style:family="text" style:parent-style-name="Default_20_Paragraph_20_Font"/>
    <style:style style:name="T249_29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P25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text-indent="0cm" fo:line-height="115%" fo:margin-top="0cm" fo:margin-left="0cm" fo:margin-right="0cm"/>
    </style:style>
    <style:style style:name="T2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text-indent="0cm" fo:line-height="115%" fo:margin-top="0cm" fo:margin-left="0cm" fo:margin-right="0cm"/>
    </style:style>
    <style:style style:name="T25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Pode</text:span><text:span text:style-name="T1_2"><text:s/>-<text:s/></text:span><text:span text:style-name="T1_3">LinkedAuthors</text:span><text:span text:style-name="T1_4"><text:s/>-<text:s/></text:span><text:span text:style-name="T1_5">Documentation</text:span></text:p>
      <text:p text:style-name="P2"/>
      <text:p text:style-name="P3"><text:span text:style-name="T3_1">Website</text:span><text:span text:style-name="T3_2">:<text:tab/></text:span><text:span text:style-name="T3_3"><text:a xlink:type="simple" xlink:href="http://www.google.com/url?q=http%3A%2F%2Fwww.bibpode.no&amp;sa=D&amp;sntz=1&amp;usg=AFQjCNGCK4LWv3Dodtn0zy2We9uJg6tCIQ"><text:span text:style-name="T3_4">http</text:span></text:a></text:span><text:span text:style-name="T3_5"><text:a xlink:type="simple" xlink:href="http://www.google.com/url?q=http%3A%2F%2Fwww.bibpode.no&amp;sa=D&amp;sntz=1&amp;usg=AFQjCNGCK4LWv3Dodtn0zy2We9uJg6tCIQ"><text:span text:style-name="T3_6">://</text:span></text:a></text:span><text:span text:style-name="T3_7"><text:a xlink:type="simple" xlink:href="http://www.google.com/url?q=http%3A%2F%2Fwww.bibpode.no&amp;sa=D&amp;sntz=1&amp;usg=AFQjCNGCK4LWv3Dodtn0zy2We9uJg6tCIQ"><text:span text:style-name="T3_8">www</text:span></text:a></text:span><text:span text:style-name="T3_9"><text:a xlink:type="simple" xlink:href="http://www.google.com/url?q=http%3A%2F%2Fwww.bibpode.no&amp;sa=D&amp;sntz=1&amp;usg=AFQjCNGCK4LWv3Dodtn0zy2We9uJg6tCIQ"><text:span text:style-name="T3_10">.</text:span></text:a></text:span><text:span text:style-name="T3_11"><text:a xlink:type="simple" xlink:href="http://www.google.com/url?q=http%3A%2F%2Fwww.bibpode.no&amp;sa=D&amp;sntz=1&amp;usg=AFQjCNGCK4LWv3Dodtn0zy2We9uJg6tCIQ"><text:span text:style-name="T3_12">bibpode</text:span></text:a></text:span><text:span text:style-name="T3_13"><text:a xlink:type="simple" xlink:href="http://www.google.com/url?q=http%3A%2F%2Fwww.bibpode.no&amp;sa=D&amp;sntz=1&amp;usg=AFQjCNGCK4LWv3Dodtn0zy2We9uJg6tCIQ"><text:span text:style-name="T3_14">.</text:span></text:a></text:span><text:span text:style-name="T3_15"><text:a xlink:type="simple" xlink:href="http://www.google.com/url?q=http%3A%2F%2Fwww.bibpode.no&amp;sa=D&amp;sntz=1&amp;usg=AFQjCNGCK4LWv3Dodtn0zy2We9uJg6tCIQ"><text:span text:style-name="T3_16">no</text:span></text:a></text:span></text:p>
      <text:p text:style-name="P4"><text:span text:style-name="T4_1">Blog</text:span><text:span text:style-name="T4_2">:<text:tab/><text:tab/></text:span><text:span text:style-name="T4_3"><text:a xlink:type="simple" xlink:href="http://www.google.com/url?q=http%3A%2F%2Fwww.bibpode.no%2Fblogg&amp;sa=D&amp;sntz=1&amp;usg=AFQjCNHVZEMh9BUA0ezrKn9cVTNsAuOCJA"><text:span text:style-name="T4_4">http</text:span></text:a></text:span><text:span text:style-name="T4_5"><text:a xlink:type="simple" xlink:href="http://www.google.com/url?q=http%3A%2F%2Fwww.bibpode.no%2Fblogg&amp;sa=D&amp;sntz=1&amp;usg=AFQjCNHVZEMh9BUA0ezrKn9cVTNsAuOCJA"><text:span text:style-name="T4_6">://</text:span></text:a></text:span><text:span text:style-name="T4_7"><text:a xlink:type="simple" xlink:href="http://www.google.com/url?q=http%3A%2F%2Fwww.bibpode.no%2Fblogg&amp;sa=D&amp;sntz=1&amp;usg=AFQjCNHVZEMh9BUA0ezrKn9cVTNsAuOCJA"><text:span text:style-name="T4_8">www</text:span></text:a></text:span><text:span text:style-name="T4_9"><text:a xlink:type="simple" xlink:href="http://www.google.com/url?q=http%3A%2F%2Fwww.bibpode.no%2Fblogg&amp;sa=D&amp;sntz=1&amp;usg=AFQjCNHVZEMh9BUA0ezrKn9cVTNsAuOCJA"><text:span text:style-name="T4_10">.</text:span></text:a></text:span><text:span text:style-name="T4_11"><text:a xlink:type="simple" xlink:href="http://www.google.com/url?q=http%3A%2F%2Fwww.bibpode.no%2Fblogg&amp;sa=D&amp;sntz=1&amp;usg=AFQjCNHVZEMh9BUA0ezrKn9cVTNsAuOCJA"><text:span text:style-name="T4_12">bibpode</text:span></text:a></text:span><text:span text:style-name="T4_13"><text:a xlink:type="simple" xlink:href="http://www.google.com/url?q=http%3A%2F%2Fwww.bibpode.no%2Fblogg&amp;sa=D&amp;sntz=1&amp;usg=AFQjCNHVZEMh9BUA0ezrKn9cVTNsAuOCJA"><text:span text:style-name="T4_14">.</text:span></text:a></text:span><text:span text:style-name="T4_15"><text:a xlink:type="simple" xlink:href="http://www.google.com/url?q=http%3A%2F%2Fwww.bibpode.no%2Fblogg&amp;sa=D&amp;sntz=1&amp;usg=AFQjCNHVZEMh9BUA0ezrKn9cVTNsAuOCJA"><text:span text:style-name="T4_16">no</text:span></text:a></text:span><text:span text:style-name="T4_17"><text:a xlink:type="simple" xlink:href="http://www.google.com/url?q=http%3A%2F%2Fwww.bibpode.no%2Fblogg&amp;sa=D&amp;sntz=1&amp;usg=AFQjCNHVZEMh9BUA0ezrKn9cVTNsAuOCJA"><text:span text:style-name="T4_18">/</text:span></text:a></text:span><text:span text:style-name="T4_19"><text:a xlink:type="simple" xlink:href="http://www.google.com/url?q=http%3A%2F%2Fwww.bibpode.no%2Fblogg&amp;sa=D&amp;sntz=1&amp;usg=AFQjCNHVZEMh9BUA0ezrKn9cVTNsAuOCJA"><text:span text:style-name="T4_20">blogg</text:span></text:a></text:span></text:p>
      <text:p text:style-name="P5"><text:span text:style-name="T5_1">Twitter</text:span><text:span text:style-name="T5_2">:<text:tab/>@</text:span><text:span text:style-name="T5_3">podeprosjekt</text:span></text:p>
      <text:p text:style-name="P6"><text:span text:style-name="T6_1">Facebook</text:span><text:span text:style-name="T6_2">:<text:s/><text:tab/></text:span><text:span text:style-name="T6_3"><text:a xlink:type="simple" xlink:href="http://www.google.com/url?q=http%3A%2F%2Fwww.facebook.com%2Fpages%2FPode%2F133789476637255&amp;sa=D&amp;sntz=1&amp;usg=AFQjCNFRYqIzmjg3oh--ri-3Bfmo73yvWQ"><text:span text:style-name="T6_4">http</text:span></text:a></text:span><text:span text:style-name="T6_5"><text:a xlink:type="simple" xlink:href="http://www.google.com/url?q=http%3A%2F%2Fwww.facebook.com%2Fpages%2FPode%2F133789476637255&amp;sa=D&amp;sntz=1&amp;usg=AFQjCNFRYqIzmjg3oh--ri-3Bfmo73yvWQ"><text:span text:style-name="T6_6">://</text:span></text:a></text:span><text:span text:style-name="T6_7"><text:a xlink:type="simple" xlink:href="http://www.google.com/url?q=http%3A%2F%2Fwww.facebook.com%2Fpages%2FPode%2F133789476637255&amp;sa=D&amp;sntz=1&amp;usg=AFQjCNFRYqIzmjg3oh--ri-3Bfmo73yvWQ"><text:span text:style-name="T6_8">www</text:span></text:a></text:span><text:span text:style-name="T6_9"><text:a xlink:type="simple" xlink:href="http://www.google.com/url?q=http%3A%2F%2Fwww.facebook.com%2Fpages%2FPode%2F133789476637255&amp;sa=D&amp;sntz=1&amp;usg=AFQjCNFRYqIzmjg3oh--ri-3Bfmo73yvWQ"><text:span text:style-name="T6_10">.</text:span></text:a></text:span><text:span text:style-name="T6_11"><text:a xlink:type="simple" xlink:href="http://www.google.com/url?q=http%3A%2F%2Fwww.facebook.com%2Fpages%2FPode%2F133789476637255&amp;sa=D&amp;sntz=1&amp;usg=AFQjCNFRYqIzmjg3oh--ri-3Bfmo73yvWQ"><text:span text:style-name="T6_12">facebook</text:span></text:a></text:span><text:span text:style-name="T6_13"><text:a xlink:type="simple" xlink:href="http://www.google.com/url?q=http%3A%2F%2Fwww.facebook.com%2Fpages%2FPode%2F133789476637255&amp;sa=D&amp;sntz=1&amp;usg=AFQjCNFRYqIzmjg3oh--ri-3Bfmo73yvWQ"><text:span text:style-name="T6_14">.</text:span></text:a></text:span><text:span text:style-name="T6_15"><text:a xlink:type="simple" xlink:href="http://www.google.com/url?q=http%3A%2F%2Fwww.facebook.com%2Fpages%2FPode%2F133789476637255&amp;sa=D&amp;sntz=1&amp;usg=AFQjCNFRYqIzmjg3oh--ri-3Bfmo73yvWQ"><text:span text:style-name="T6_16">com</text:span></text:a></text:span><text:span text:style-name="T6_17"><text:a xlink:type="simple" xlink:href="http://www.google.com/url?q=http%3A%2F%2Fwww.facebook.com%2Fpages%2FPode%2F133789476637255&amp;sa=D&amp;sntz=1&amp;usg=AFQjCNFRYqIzmjg3oh--ri-3Bfmo73yvWQ"><text:span text:style-name="T6_18">/</text:span></text:a></text:span><text:span text:style-name="T6_19"><text:a xlink:type="simple" xlink:href="http://www.google.com/url?q=http%3A%2F%2Fwww.facebook.com%2Fpages%2FPode%2F133789476637255&amp;sa=D&amp;sntz=1&amp;usg=AFQjCNFRYqIzmjg3oh--ri-3Bfmo73yvWQ"><text:span text:style-name="T6_20">pages</text:span></text:a></text:span><text:span text:style-name="T6_21"><text:a xlink:type="simple" xlink:href="http://www.google.com/url?q=http%3A%2F%2Fwww.facebook.com%2Fpages%2FPode%2F133789476637255&amp;sa=D&amp;sntz=1&amp;usg=AFQjCNFRYqIzmjg3oh--ri-3Bfmo73yvWQ"><text:span text:style-name="T6_22">/</text:span></text:a></text:span><text:span text:style-name="T6_23"><text:a xlink:type="simple" xlink:href="http://www.google.com/url?q=http%3A%2F%2Fwww.facebook.com%2Fpages%2FPode%2F133789476637255&amp;sa=D&amp;sntz=1&amp;usg=AFQjCNFRYqIzmjg3oh--ri-3Bfmo73yvWQ"><text:span text:style-name="T6_24">Pode</text:span></text:a></text:span><text:span text:style-name="T6_25"><text:a xlink:type="simple" xlink:href="http://www.google.com/url?q=http%3A%2F%2Fwww.facebook.com%2Fpages%2FPode%2F133789476637255&amp;sa=D&amp;sntz=1&amp;usg=AFQjCNFRYqIzmjg3oh--ri-3Bfmo73yvWQ"><text:span text:style-name="T6_26">/133789476637255</text:span></text:a></text:span></text:p>
      <text:p text:style-name="P7"><text:span text:style-name="T7_1">GitHub</text:span><text:span text:style-name="T7_2">:<text:tab/></text:span><text:span text:style-name="T7_3"><text:a xlink:type="simple" xlink:href="http://www.google.com/url?q=https%3A%2F%2Fgithub.com%2Fpode&amp;sa=D&amp;sntz=1&amp;usg=AFQjCNF9As8huuKn5z8wLSEv3qHaIcBRAA"><text:span text:style-name="T7_4">https</text:span></text:a></text:span><text:span text:style-name="T7_5"><text:a xlink:type="simple" xlink:href="http://www.google.com/url?q=https%3A%2F%2Fgithub.com%2Fpode&amp;sa=D&amp;sntz=1&amp;usg=AFQjCNF9As8huuKn5z8wLSEv3qHaIcBRAA"><text:span text:style-name="T7_6">://</text:span></text:a></text:span><text:span text:style-name="T7_7"><text:a xlink:type="simple" xlink:href="http://www.google.com/url?q=https%3A%2F%2Fgithub.com%2Fpode&amp;sa=D&amp;sntz=1&amp;usg=AFQjCNF9As8huuKn5z8wLSEv3qHaIcBRAA"><text:span text:style-name="T7_8">github</text:span></text:a></text:span><text:span text:style-name="T7_9"><text:a xlink:type="simple" xlink:href="http://www.google.com/url?q=https%3A%2F%2Fgithub.com%2Fpode&amp;sa=D&amp;sntz=1&amp;usg=AFQjCNF9As8huuKn5z8wLSEv3qHaIcBRAA"><text:span text:style-name="T7_10">.</text:span></text:a></text:span><text:span text:style-name="T7_11"><text:a xlink:type="simple" xlink:href="http://www.google.com/url?q=https%3A%2F%2Fgithub.com%2Fpode&amp;sa=D&amp;sntz=1&amp;usg=AFQjCNF9As8huuKn5z8wLSEv3qHaIcBRAA"><text:span text:style-name="T7_12">com</text:span></text:a></text:span><text:span text:style-name="T7_13"><text:a xlink:type="simple" xlink:href="http://www.google.com/url?q=https%3A%2F%2Fgithub.com%2Fpode&amp;sa=D&amp;sntz=1&amp;usg=AFQjCNF9As8huuKn5z8wLSEv3qHaIcBRAA"><text:span text:style-name="T7_14">/</text:span></text:a></text:span><text:span text:style-name="T7_15"><text:a xlink:type="simple" xlink:href="http://www.google.com/url?q=https%3A%2F%2Fgithub.com%2Fpode&amp;sa=D&amp;sntz=1&amp;usg=AFQjCNF9As8huuKn5z8wLSEv3qHaIcBRAA"><text:span text:style-name="T7_16">pode</text:span></text:a></text:span></text:p>
      <text:p text:style-name="P8"><text:span text:style-name="T8_1">E</text:span><text:span text:style-name="T8_2">-</text:span><text:span text:style-name="T8_3">mail</text:span><text:span text:style-name="T8_4">:<text:s/><text:tab/><text:tab/></text:span><text:span text:style-name="T8_5"><text:a xlink:type="simple" xlink:href="mailto:pode@deichman.no"><text:span text:style-name="T8_6">pode</text:span></text:a></text:span><text:span text:style-name="T8_7"><text:a xlink:type="simple" xlink:href="mailto:pode@deichman.no"><text:span text:style-name="T8_8">@</text:span></text:a></text:span><text:span text:style-name="T8_9"><text:a xlink:type="simple" xlink:href="mailto:pode@deichman.no"><text:span text:style-name="T8_10">deichman</text:span></text:a></text:span><text:span text:style-name="T8_11"><text:a xlink:type="simple" xlink:href="mailto:pode@deichman.no"><text:span text:style-name="T8_12">.</text:span></text:a></text:span><text:span text:style-name="T8_13"><text:a xlink:type="simple" xlink:href="mailto:pode@deichman.no"><text:span text:style-name="T8_14">no</text:span></text:a></text:span></text:p>
      <text:p text:style-name="P9"/>
      <text:p text:style-name="P10"><text:span text:style-name="T10_1"><text:a xlink:type="simple" xlink:href="#h.xnqnjr1iy8ix"><text:span text:style-name="T10_2">1.<text:s/></text:span></text:a></text:span><text:span text:style-name="T10_3"><text:a xlink:type="simple" xlink:href="#h.xnqnjr1iy8ix"><text:span text:style-name="T10_4">LinkedAuthors</text:span></text:a></text:span></text:p>
      <text:p text:style-name="P11"><text:span text:style-name="T11_1"><text:a xlink:type="simple" xlink:href="#h.6yvyici8b2kz"><text:span text:style-name="T11_2">Dataset</text:span></text:a></text:span></text:p>
      <text:p text:style-name="P12"><text:span text:style-name="T12_1"><text:a xlink:type="simple" xlink:href="#h.pmt1x0l9bojj"><text:span text:style-name="T12_2">Converting</text:span></text:a></text:span><text:span text:style-name="T12_3"><text:a xlink:type="simple" xlink:href="#h.pmt1x0l9bojj"><text:span text:style-name="T12_4"><text:s/></text:span></text:a></text:span><text:span text:style-name="T12_5"><text:a xlink:type="simple" xlink:href="#h.pmt1x0l9bojj"><text:span text:style-name="T12_6">to</text:span></text:a></text:span><text:span text:style-name="T12_7"><text:a xlink:type="simple" xlink:href="#h.pmt1x0l9bojj"><text:span text:style-name="T12_8"><text:s/></text:span></text:a></text:span><text:span text:style-name="T12_9"><text:a xlink:type="simple" xlink:href="#h.pmt1x0l9bojj"><text:span text:style-name="T12_10">RDF</text:span></text:a></text:span></text:p>
      <text:p text:style-name="P13"><text:span text:style-name="T13_1"><text:a xlink:type="simple" xlink:href="#h.ay9yqtqmfdau"><text:span text:style-name="T13_2">2.<text:s/></text:span></text:a></text:span><text:span text:style-name="T13_3"><text:a xlink:type="simple" xlink:href="#h.ay9yqtqmfdau"><text:span text:style-name="T13_4">LinkedAuthorsWeb</text:span></text:a></text:span></text:p>
      <text:p text:style-name="P14"><text:span text:style-name="T14_1"><text:a xlink:type="simple" xlink:href="#h.vqqi31gst5fa"><text:span text:style-name="T14_2">Data</text:span></text:a></text:span><text:span text:style-name="T14_3"><text:a xlink:type="simple" xlink:href="#h.vqqi31gst5fa"><text:span text:style-name="T14_4"><text:s/></text:span></text:a></text:span><text:span text:style-name="T14_5"><text:a xlink:type="simple" xlink:href="#h.vqqi31gst5fa"><text:span text:style-name="T14_6">sources</text:span></text:a></text:span></text:p>
      <text:p text:style-name="P15"><text:span text:style-name="T15_1"><text:a xlink:type="simple" xlink:href="#h.a1399phzc61b"><text:span text:style-name="T15_2">Architectural</text:span></text:a></text:span><text:span text:style-name="T15_3"><text:a xlink:type="simple" xlink:href="#h.a1399phzc61b"><text:span text:style-name="T15_4"><text:s/></text:span></text:a></text:span><text:span text:style-name="T15_5"><text:a xlink:type="simple" xlink:href="#h.a1399phzc61b"><text:span text:style-name="T15_6">outline</text:span></text:a></text:span></text:p>
      <text:p text:style-name="P16"><text:span text:style-name="T16_1"><text:a xlink:type="simple" xlink:href="#h.5oor9vbxstrp"><text:span text:style-name="T16_2">Logic</text:span></text:a></text:span><text:span text:style-name="T16_3"><text:a xlink:type="simple" xlink:href="#h.5oor9vbxstrp"><text:span text:style-name="T16_4"><text:s/></text:span></text:a></text:span><text:span text:style-name="T16_5"><text:a xlink:type="simple" xlink:href="#h.5oor9vbxstrp"><text:span text:style-name="T16_6">and</text:span></text:a></text:span><text:span text:style-name="T16_7"><text:a xlink:type="simple" xlink:href="#h.5oor9vbxstrp"><text:span text:style-name="T16_8"><text:s/></text:span></text:a></text:span><text:span text:style-name="T16_9"><text:a xlink:type="simple" xlink:href="#h.5oor9vbxstrp"><text:span text:style-name="T16_10">queries</text:span></text:a></text:span></text:p>
      <text:p text:style-name="P17"><text:span text:style-name="T17_1"><text:a xlink:type="simple" xlink:href="#h.efvo6v4fcjhg"><text:span text:style-name="T17_2">List</text:span></text:a></text:span><text:span text:style-name="T17_3"><text:a xlink:type="simple" xlink:href="#h.efvo6v4fcjhg"><text:span text:style-name="T17_4"><text:s/></text:span></text:a></text:span><text:span text:style-name="T17_5"><text:a xlink:type="simple" xlink:href="#h.efvo6v4fcjhg"><text:span text:style-name="T17_6">of</text:span></text:a></text:span><text:span text:style-name="T17_7"><text:a xlink:type="simple" xlink:href="#h.efvo6v4fcjhg"><text:span text:style-name="T17_8"><text:s/></text:span></text:a></text:span><text:span text:style-name="T17_9"><text:a xlink:type="simple" xlink:href="#h.efvo6v4fcjhg"><text:span text:style-name="T17_10">works</text:span></text:a></text:span></text:p>
      <text:p text:style-name="P18"><text:span text:style-name="T18_1"><text:a xlink:type="simple" xlink:href="#h.mnt7og1vn7u"><text:span text:style-name="T18_2">Language</text:span></text:a></text:span><text:span text:style-name="T18_3"><text:a xlink:type="simple" xlink:href="#h.mnt7og1vn7u"><text:span text:style-name="T18_4"><text:s/></text:span></text:a></text:span><text:span text:style-name="T18_5"><text:a xlink:type="simple" xlink:href="#h.mnt7og1vn7u"><text:span text:style-name="T18_6">drop</text:span></text:a></text:span><text:span text:style-name="T18_7"><text:a xlink:type="simple" xlink:href="#h.mnt7og1vn7u"><text:span text:style-name="T18_8">-</text:span></text:a></text:span><text:span text:style-name="T18_9"><text:a xlink:type="simple" xlink:href="#h.mnt7og1vn7u"><text:span text:style-name="T18_10">down</text:span></text:a></text:span></text:p>
      <text:p text:style-name="P19"><text:span text:style-name="T19_1"><text:a xlink:type="simple" xlink:href="#h.xs0bcs960l59"><text:span text:style-name="T19_2">Info</text:span></text:a></text:span><text:span text:style-name="T19_3"><text:a xlink:type="simple" xlink:href="#h.xs0bcs960l59"><text:span text:style-name="T19_4">-</text:span></text:a></text:span><text:span text:style-name="T19_5"><text:a xlink:type="simple" xlink:href="#h.xs0bcs960l59"><text:span text:style-name="T19_6">box</text:span></text:a></text:span></text:p>
      <text:p text:style-name="P20"><text:span text:style-name="T20_1"><text:a xlink:type="simple" xlink:href="#h.gqgwnhy2pxiw"><text:span text:style-name="T20_2">Expressions</text:span></text:a></text:span><text:span text:style-name="T20_3"><text:a xlink:type="simple" xlink:href="#h.gqgwnhy2pxiw"><text:span text:style-name="T20_4"><text:s/></text:span></text:a></text:span><text:span text:style-name="T20_5"><text:a xlink:type="simple" xlink:href="#h.gqgwnhy2pxiw"><text:span text:style-name="T20_6">associated</text:span></text:a></text:span><text:span text:style-name="T20_7"><text:a xlink:type="simple" xlink:href="#h.gqgwnhy2pxiw"><text:span text:style-name="T20_8"><text:s/></text:span></text:a></text:span><text:span text:style-name="T20_9"><text:a xlink:type="simple" xlink:href="#h.gqgwnhy2pxiw"><text:span text:style-name="T20_10">with</text:span></text:a></text:span><text:span text:style-name="T20_11"><text:a xlink:type="simple" xlink:href="#h.gqgwnhy2pxiw"><text:span text:style-name="T20_12"><text:s/></text:span></text:a></text:span><text:span text:style-name="T20_13"><text:a xlink:type="simple" xlink:href="#h.gqgwnhy2pxiw"><text:span text:style-name="T20_14">a</text:span></text:a></text:span><text:span text:style-name="T20_15"><text:a xlink:type="simple" xlink:href="#h.gqgwnhy2pxiw"><text:span text:style-name="T20_16"><text:s/></text:span></text:a></text:span><text:span text:style-name="T20_17"><text:a xlink:type="simple" xlink:href="#h.gqgwnhy2pxiw"><text:span text:style-name="T20_18">work</text:span></text:a></text:span></text:p>
      <text:p text:style-name="P21"><text:span text:style-name="T21_1"><text:a xlink:type="simple" xlink:href="#h.al3rbfyhgwxr"><text:span text:style-name="T21_2">Manifestations</text:span></text:a></text:span><text:span text:style-name="T21_3"><text:a xlink:type="simple" xlink:href="#h.al3rbfyhgwxr"><text:span text:style-name="T21_4"><text:s/></text:span></text:a></text:span><text:span text:style-name="T21_5"><text:a xlink:type="simple" xlink:href="#h.al3rbfyhgwxr"><text:span text:style-name="T21_6">associated</text:span></text:a></text:span><text:span text:style-name="T21_7"><text:a xlink:type="simple" xlink:href="#h.al3rbfyhgwxr"><text:span text:style-name="T21_8"><text:s/></text:span></text:a></text:span><text:span text:style-name="T21_9"><text:a xlink:type="simple" xlink:href="#h.al3rbfyhgwxr"><text:span text:style-name="T21_10">with</text:span></text:a></text:span><text:span text:style-name="T21_11"><text:a xlink:type="simple" xlink:href="#h.al3rbfyhgwxr"><text:span text:style-name="T21_12"><text:s/></text:span></text:a></text:span><text:span text:style-name="T21_13"><text:a xlink:type="simple" xlink:href="#h.al3rbfyhgwxr"><text:span text:style-name="T21_14">an</text:span></text:a></text:span><text:span text:style-name="T21_15"><text:a xlink:type="simple" xlink:href="#h.al3rbfyhgwxr"><text:span text:style-name="T21_16"><text:s/></text:span></text:a></text:span><text:span text:style-name="T21_17"><text:a xlink:type="simple" xlink:href="#h.al3rbfyhgwxr"><text:span text:style-name="T21_18">expression</text:span></text:a></text:span></text:p>
      <text:p text:style-name="P22"><text:span text:style-name="T22_1"><text:a xlink:type="simple" xlink:href="#h.a2m5rtvi25e0"><text:span text:style-name="T22_2">Installation</text:span></text:a></text:span></text:p>
      <text:p text:style-name="P23"><text:span text:style-name="T23_1"><text:a xlink:type="simple" xlink:href="#h.74px5x5qh7fs"><text:span text:style-name="T23_2">Installation</text:span></text:a></text:span><text:span text:style-name="T23_3"><text:a xlink:type="simple" xlink:href="#h.74px5x5qh7fs"><text:span text:style-name="T23_4"><text:s/></text:span></text:a></text:span><text:span text:style-name="T23_5"><text:a xlink:type="simple" xlink:href="#h.74px5x5qh7fs"><text:span text:style-name="T23_6">from</text:span></text:a></text:span><text:span text:style-name="T23_7"><text:a xlink:type="simple" xlink:href="#h.74px5x5qh7fs"><text:span text:style-name="T23_8"><text:s/></text:span></text:a></text:span><text:span text:style-name="T23_9"><text:a xlink:type="simple" xlink:href="#h.74px5x5qh7fs"><text:span text:style-name="T23_10">an</text:span></text:a></text:span><text:span text:style-name="T23_11"><text:a xlink:type="simple" xlink:href="#h.74px5x5qh7fs"><text:span text:style-name="T23_12"><text:s/></text:span></text:a></text:span><text:span text:style-name="T23_13"><text:a xlink:type="simple" xlink:href="#h.74px5x5qh7fs"><text:span text:style-name="T23_14">archive</text:span></text:a></text:span></text:p>
      <text:p text:style-name="P24"><text:span text:style-name="T24_1"><text:a xlink:type="simple" xlink:href="#h.m1u69f8hw38h"><text:span text:style-name="T24_2">Installation</text:span></text:a></text:span><text:span text:style-name="T24_3"><text:a xlink:type="simple" xlink:href="#h.m1u69f8hw38h"><text:span text:style-name="T24_4"><text:s/></text:span></text:a></text:span><text:span text:style-name="T24_5"><text:a xlink:type="simple" xlink:href="#h.m1u69f8hw38h"><text:span text:style-name="T24_6">with</text:span></text:a></text:span><text:span text:style-name="T24_7"><text:a xlink:type="simple" xlink:href="#h.m1u69f8hw38h"><text:span text:style-name="T24_8"><text:s/></text:span></text:a></text:span><text:span text:style-name="T24_9"><text:a xlink:type="simple" xlink:href="#h.m1u69f8hw38h"><text:span text:style-name="T24_10">Git</text:span></text:a></text:span></text:p>
      <text:p text:style-name="P25"/>
      <text:h text:style-name="P26" text:outline-level="1"><text:bookmark-start text:name="h.xnqnjr1iy8ix"/><text:bookmark-end text:name="h.xnqnjr1iy8ix"/><text:span text:style-name="T26_1">1.<text:s/></text:span><text:span text:style-name="T26_2">LinkedAuthors</text:span></text:h>
      <text:h text:style-name="P27" text:outline-level="2"><text:bookmark-start text:name="h.6yvyici8b2kz"/><text:bookmark-end text:name="h.6yvyici8b2kz"/><text:span text:style-name="T27_1">Dataset</text:span></text:h>
      <text:p text:style-name="P28"><text:span text:style-name="T28_1">The</text:span><text:span text:style-name="T28_2"><text:s/></text:span><text:span text:style-name="T28_3">original</text:span><text:span text:style-name="T28_4"><text:s/></text:span><text:span text:style-name="T28_5">dataset</text:span><text:span text:style-name="T28_6"><text:s/></text:span><text:span text:style-name="T28_7">consisted</text:span><text:span text:style-name="T28_8"><text:s/></text:span><text:span text:style-name="T28_9">of</text:span><text:span text:style-name="T28_10"><text:s/></text:span><text:span text:style-name="T28_11">two</text:span><text:span text:style-name="T28_12"><text:s/></text:span><text:span text:style-name="T28_13">separate</text:span><text:span text:style-name="T28_14"><text:s/></text:span><text:span text:style-name="T28_15">exports</text:span><text:span text:style-name="T28_16"><text:s/></text:span><text:span text:style-name="T28_17">from</text:span><text:span text:style-name="T28_18"><text:s/></text:span><text:span text:style-name="T28_19">the</text:span><text:span text:style-name="T28_20"><text:s/></text:span><text:span text:style-name="T28_21">catalogue</text:span><text:span text:style-name="T28_22"><text:s/></text:span><text:span text:style-name="T28_23">of</text:span><text:span text:style-name="T28_24"><text:s/></text:span><text:span text:style-name="T28_25"><text:a xlink:type="simple" xlink:href="http://www.google.com/url?q=http%3A%2F%2Fwww.deichmanske-bibliotek.oslo.kommune.no%2Fenglish%2F&amp;sa=D&amp;sntz=1&amp;usg=AFQjCNFwAGdNp7YKYSUf9vPtLRXT_w5xiw"><text:span text:style-name="T28_26">Deichmanske</text:span></text:a></text:span><text:span text:style-name="T28_27"><text:a xlink:type="simple" xlink:href="http://www.google.com/url?q=http%3A%2F%2Fwww.deichmanske-bibliotek.oslo.kommune.no%2Fenglish%2F&amp;sa=D&amp;sntz=1&amp;usg=AFQjCNFwAGdNp7YKYSUf9vPtLRXT_w5xiw"><text:span text:style-name="T28_28"><text:s/></text:span></text:a></text:span><text:span text:style-name="T28_29"><text:a xlink:type="simple" xlink:href="http://www.google.com/url?q=http%3A%2F%2Fwww.deichmanske-bibliotek.oslo.kommune.no%2Fenglish%2F&amp;sa=D&amp;sntz=1&amp;usg=AFQjCNFwAGdNp7YKYSUf9vPtLRXT_w5xiw"><text:span text:style-name="T28_30">bibliotek</text:span></text:a></text:span><text:span text:style-name="T28_31"><text:a xlink:type="simple" xlink:href="http://www.google.com/url?q=http%3A%2F%2Fwww.deichmanske-bibliotek.oslo.kommune.no%2Fenglish%2F&amp;sa=D&amp;sntz=1&amp;usg=AFQjCNFwAGdNp7YKYSUf9vPtLRXT_w5xiw"><text:span text:style-name="T28_32">,<text:s/></text:span></text:a></text:span><text:span text:style-name="T28_33"><text:a xlink:type="simple" xlink:href="http://www.google.com/url?q=http%3A%2F%2Fwww.deichmanske-bibliotek.oslo.kommune.no%2Fenglish%2F&amp;sa=D&amp;sntz=1&amp;usg=AFQjCNFwAGdNp7YKYSUf9vPtLRXT_w5xiw"><text:span text:style-name="T28_34">Oslo</text:span></text:a></text:span><text:span text:style-name="T28_35"><text:a xlink:type="simple" xlink:href="http://www.google.com/url?q=http%3A%2F%2Fwww.deichmanske-bibliotek.oslo.kommune.no%2Fenglish%2F&amp;sa=D&amp;sntz=1&amp;usg=AFQjCNFwAGdNp7YKYSUf9vPtLRXT_w5xiw"><text:span text:style-name="T28_36"><text:s/></text:span></text:a></text:span><text:span text:style-name="T28_37"><text:a xlink:type="simple" xlink:href="http://www.google.com/url?q=http%3A%2F%2Fwww.deichmanske-bibliotek.oslo.kommune.no%2Fenglish%2F&amp;sa=D&amp;sntz=1&amp;usg=AFQjCNFwAGdNp7YKYSUf9vPtLRXT_w5xiw"><text:span text:style-name="T28_38">Public</text:span></text:a></text:span><text:span text:style-name="T28_39"><text:a xlink:type="simple" xlink:href="http://www.google.com/url?q=http%3A%2F%2Fwww.deichmanske-bibliotek.oslo.kommune.no%2Fenglish%2F&amp;sa=D&amp;sntz=1&amp;usg=AFQjCNFwAGdNp7YKYSUf9vPtLRXT_w5xiw"><text:span text:style-name="T28_40"><text:s/></text:span></text:a></text:span><text:span text:style-name="T28_41"><text:a xlink:type="simple" xlink:href="http://www.google.com/url?q=http%3A%2F%2Fwww.deichmanske-bibliotek.oslo.kommune.no%2Fenglish%2F&amp;sa=D&amp;sntz=1&amp;usg=AFQjCNFwAGdNp7YKYSUf9vPtLRXT_w5xiw"><text:span text:style-name="T28_42">Library</text:span></text:a></text:span><text:span text:style-name="T28_43">.<text:s/></text:span><text:span text:style-name="T28_44">These</text:span><text:span text:style-name="T28_45"><text:s/></text:span><text:span text:style-name="T28_46">exports</text:span><text:span text:style-name="T28_47"><text:s/></text:span><text:span text:style-name="T28_48">contain</text:span><text:span text:style-name="T28_49"><text:s/></text:span><text:span text:style-name="T28_50">bibliographic</text:span><text:span text:style-name="T28_51"><text:s/></text:span><text:span text:style-name="T28_52">MARC</text:span><text:span text:style-name="T28_53"><text:s/></text:span><text:span text:style-name="T28_54">records</text:span><text:span text:style-name="T28_55"><text:s/></text:span><text:span text:style-name="T28_56">expressed</text:span><text:span text:style-name="T28_57"><text:s/></text:span><text:span text:style-name="T28_58">as</text:span><text:span text:style-name="T28_59"><text:s/></text:span><text:span text:style-name="T28_60">XML</text:span><text:span text:style-name="T28_61">.<text:s/></text:span><text:span text:style-name="T28_62">The</text:span><text:span text:style-name="T28_63"><text:s/></text:span><text:span text:style-name="T28_64">bibliographic</text:span><text:span text:style-name="T28_65"><text:s/></text:span><text:span text:style-name="T28_66">library</text:span><text:span text:style-name="T28_67"><text:s/></text:span><text:span text:style-name="T28_68">record</text:span><text:span text:style-name="T28_69"><text:s/></text:span><text:span text:style-name="T28_70">is</text:span><text:span text:style-name="T28_71"><text:s/></text:span><text:span text:style-name="T28_72">mainly</text:span><text:span text:style-name="T28_73"><text:s/></text:span><text:span text:style-name="T28_74">a</text:span><text:span text:style-name="T28_75"><text:s/></text:span><text:span text:style-name="T28_76">description</text:span><text:span text:style-name="T28_77"><text:s/></text:span><text:span text:style-name="T28_78">of</text:span><text:span text:style-name="T28_79"><text:s/></text:span><text:span text:style-name="T28_80">a</text:span><text:span text:style-name="T28_81"><text:s/></text:span><text:span text:style-name="T28_82">particular</text:span><text:span text:style-name="T28_83"><text:s/></text:span><text:span text:style-name="T28_84">manifestation</text:span><text:span text:style-name="T28_85">,<text:s/></text:span><text:span text:style-name="T28_86">but</text:span><text:span text:style-name="T28_87"><text:s/></text:span><text:span text:style-name="T28_88">it</text:span><text:span text:style-name="T28_89"><text:s/></text:span><text:span text:style-name="T28_90">also</text:span><text:span text:style-name="T28_91"><text:s/></text:span><text:span text:style-name="T28_92">contains</text:span><text:span text:style-name="T28_93"><text:s/></text:span><text:span text:style-name="T28_94">information</text:span><text:span text:style-name="T28_95"><text:s/></text:span><text:span text:style-name="T28_96">that</text:span><text:span text:style-name="T28_97"><text:s/></text:span><text:span text:style-name="T28_98">describes</text:span><text:span text:style-name="T28_99"><text:s/></text:span><text:span text:style-name="T28_100">the</text:span><text:span text:style-name="T28_101"><text:s/></text:span><text:span text:style-name="T28_102">resource</text:span><text:span text:style-name="T28_103"><text:s/></text:span><text:span text:style-name="T28_104">more</text:span><text:span text:style-name="T28_105"><text:s/></text:span><text:span text:style-name="T28_106">generally</text:span><text:span text:style-name="T28_107">.<text:s/></text:span><text:span text:style-name="T28_108">The</text:span><text:span text:style-name="T28_109"><text:s/></text:span><text:span text:style-name="T28_110"><text:a xlink:type="simple" xlink:href="http://www.google.com/url?q=http%3A%2F%2Fbibpode.no%2Flinkedauthors%2Fdoc%2FFRBR-tool-Readme.pdf&amp;sa=D&amp;sntz=1&amp;usg=AFQjCNHBSqpioqtamOmLos6vcWzhAcZN8A"><text:span text:style-name="T28_111">FRBR</text:span></text:a></text:span><text:span text:style-name="T28_112"><text:a xlink:type="simple" xlink:href="http://www.google.com/url?q=http%3A%2F%2Fbibpode.no%2Flinkedauthors%2Fdoc%2FFRBR-tool-Readme.pdf&amp;sa=D&amp;sntz=1&amp;usg=AFQjCNHBSqpioqtamOmLos6vcWzhAcZN8A"><text:span text:style-name="T28_113"><text:s/></text:span></text:a></text:span><text:span text:style-name="T28_114"><text:a xlink:type="simple" xlink:href="http://www.google.com/url?q=http%3A%2F%2Fbibpode.no%2Flinkedauthors%2Fdoc%2FFRBR-tool-Readme.pdf&amp;sa=D&amp;sntz=1&amp;usg=AFQjCNHBSqpioqtamOmLos6vcWzhAcZN8A"><text:span text:style-name="T28_115">tool</text:span></text:a></text:span><text:span text:style-name="T28_116"><text:s/></text:span><text:span text:style-name="T28_117">uses</text:span><text:span text:style-name="T28_118"><text:s/></text:span><text:span text:style-name="T28_119">this</text:span><text:span text:style-name="T28_120"><text:s/></text:span><text:span text:style-name="T28_121">information</text:span><text:span text:style-name="T28_122"><text:s/></text:span><text:span text:style-name="T28_123">to</text:span><text:span text:style-name="T28_124"><text:s/></text:span><text:span text:style-name="T28_125">construct</text:span><text:span text:style-name="T28_126"><text:s/></text:span><text:span text:style-name="T28_127">instances</text:span><text:span text:style-name="T28_128"><text:s/></text:span><text:span text:style-name="T28_129">for</text:span><text:span text:style-name="T28_130"><text:s/></text:span><text:span text:style-name="T28_131">expressions</text:span><text:span text:style-name="T28_132"><text:s/></text:span><text:span text:style-name="T28_133">and</text:span><text:span text:style-name="T28_134"><text:s/></text:span><text:span text:style-name="T28_135">works</text:span><text:span text:style-name="T28_136">,<text:s/></text:span><text:span text:style-name="T28_137">in</text:span><text:span text:style-name="T28_138"><text:s/></text:span><text:span text:style-name="T28_139">addition</text:span><text:span text:style-name="T28_140"><text:s/></text:span><text:span text:style-name="T28_141">to</text:span><text:span text:style-name="T28_142"><text:s/></text:span><text:span text:style-name="T28_143">the</text:span><text:span text:style-name="T28_144"><text:s/></text:span><text:span text:style-name="T28_145">manifestation</text:span><text:span text:style-name="T28_146"><text:s/></text:span><text:span text:style-name="T28_147">instances</text:span><text:span text:style-name="T28_148"><text:s/></text:span><text:span text:style-name="T28_149">that</text:span><text:span text:style-name="T28_150"><text:s/></text:span><text:span text:style-name="T28_151">the</text:span><text:span text:style-name="T28_152"><text:s/></text:span><text:span text:style-name="T28_153">catalogue</text:span><text:span text:style-name="T28_154"><text:s/></text:span><text:span text:style-name="T28_155">originally</text:span><text:span text:style-name="T28_156"><text:s/></text:span><text:span text:style-name="T28_157">describes</text:span><text:span text:style-name="T28_158">,<text:s/></text:span><text:span text:style-name="T28_159">and</text:span><text:span text:style-name="T28_160"><text:s/></text:span><text:span text:style-name="T28_161">to</text:span><text:span text:style-name="T28_162"><text:s/></text:span><text:span text:style-name="T28_163">create</text:span><text:span text:style-name="T28_164"><text:s/></text:span><text:span text:style-name="T28_165">relations</text:span><text:span text:style-name="T28_166"><text:s/></text:span><text:span text:style-name="T28_167">between</text:span><text:span text:style-name="T28_168"><text:s/></text:span><text:span text:style-name="T28_169">these</text:span><text:span text:style-name="T28_170"><text:s/></text:span><text:span text:style-name="T28_171">instances</text:span><text:span text:style-name="T28_172">.<text:s/></text:span><text:span text:style-name="T28_173">The</text:span><text:span text:style-name="T28_174"><text:s/></text:span><text:span text:style-name="T28_175">output</text:span><text:span text:style-name="T28_176"><text:s/></text:span><text:span text:style-name="T28_177">of</text:span><text:span text:style-name="T28_178"><text:s/></text:span><text:span text:style-name="T28_179">the</text:span><text:span text:style-name="T28_180"><text:s/></text:span><text:span text:style-name="T28_181">FRBR</text:span><text:span text:style-name="T28_182">-</text:span><text:span text:style-name="T28_183">ization</text:span><text:span text:style-name="T28_184"><text:s/></text:span><text:span text:style-name="T28_185">process</text:span><text:span text:style-name="T28_186"><text:s/></text:span><text:span text:style-name="T28_187">is</text:span><text:span text:style-name="T28_188"><text:s/></text:span><text:span text:style-name="T28_189">also</text:span><text:span text:style-name="T28_190"><text:s/></text:span><text:span text:style-name="T28_191">an</text:span><text:span text:style-name="T28_192"><text:s/></text:span><text:span text:style-name="T28_193">XML</text:span><text:span text:style-name="T28_194"><text:s/></text:span><text:span text:style-name="T28_195">document</text:span><text:span text:style-name="T28_196">,<text:s/></text:span><text:span text:style-name="T28_197">where</text:span><text:span text:style-name="T28_198"><text:s/></text:span><text:span text:style-name="T28_199">bibliographic</text:span><text:span text:style-name="T28_200"><text:s/></text:span><text:span text:style-name="T28_201">data</text:span><text:span text:style-name="T28_202"><text:s/></text:span><text:span text:style-name="T28_203">is</text:span><text:span text:style-name="T28_204"><text:s/></text:span><text:span text:style-name="T28_205">still</text:span><text:span text:style-name="T28_206"><text:s/></text:span><text:span text:style-name="T28_207">expressed</text:span><text:span text:style-name="T28_208"><text:s/></text:span><text:span text:style-name="T28_209">in</text:span><text:span text:style-name="T28_210"><text:s/></text:span><text:span text:style-name="T28_211">MARC</text:span><text:span text:style-name="T28_212"><text:s/></text:span><text:span text:style-name="T28_213">fields</text:span><text:span text:style-name="T28_214">:</text:span></text:p>
      <text:p text:style-name="P29"><text:span text:style-name="T29_1"><text:s/></text:span></text:p>
      <text:p text:style-name="P30"><text:span text:style-name="T30_1"><text:a xlink:type="simple" xlink:href="http://www.google.com/url?q=https%3A%2F%2Fgithub.com%2Fpode%2FLinkedAuthors%2Fblob%2Fmaster%2Fper_petterson.v2.xml&amp;sa=D&amp;sntz=1&amp;usg=AFQjCNEYR0cxfkU0RUO806KtRzY0Lufj-g"><text:span text:style-name="T30_2">FRBRized</text:span></text:a></text:span><text:span text:style-name="T30_3"><text:a xlink:type="simple" xlink:href="http://www.google.com/url?q=https%3A%2F%2Fgithub.com%2Fpode%2FLinkedAuthors%2Fblob%2Fmaster%2Fper_petterson.v2.xml&amp;sa=D&amp;sntz=1&amp;usg=AFQjCNEYR0cxfkU0RUO806KtRzY0Lufj-g"><text:span text:style-name="T30_4"><text:s/></text:span></text:a></text:span><text:span text:style-name="T30_5"><text:a xlink:type="simple" xlink:href="http://www.google.com/url?q=https%3A%2F%2Fgithub.com%2Fpode%2FLinkedAuthors%2Fblob%2Fmaster%2Fper_petterson.v2.xml&amp;sa=D&amp;sntz=1&amp;usg=AFQjCNEYR0cxfkU0RUO806KtRzY0Lufj-g"><text:span text:style-name="T30_6">Petterson</text:span></text:a></text:span><text:span text:style-name="T30_7"><text:a xlink:type="simple" xlink:href="http://www.google.com/url?q=https%3A%2F%2Fgithub.com%2Fpode%2FLinkedAuthors%2Fblob%2Fmaster%2Fper_petterson.v2.xml&amp;sa=D&amp;sntz=1&amp;usg=AFQjCNEYR0cxfkU0RUO806KtRzY0Lufj-g"><text:span text:style-name="T30_8"><text:s/></text:span></text:a></text:span><text:span text:style-name="T30_9"><text:a xlink:type="simple" xlink:href="http://www.google.com/url?q=https%3A%2F%2Fgithub.com%2Fpode%2FLinkedAuthors%2Fblob%2Fmaster%2Fper_petterson.v2.xml&amp;sa=D&amp;sntz=1&amp;usg=AFQjCNEYR0cxfkU0RUO806KtRzY0Lufj-g"><text:span text:style-name="T30_10">dataset</text:span></text:a></text:span><text:span text:style-name="T30_11"><text:a xlink:type="simple" xlink:href="http://www.google.com/url?q=https%3A%2F%2Fgithub.com%2Fpode%2FLinkedAuthors%2Fblob%2Fmaster%2Fper_petterson.v2.xml&amp;sa=D&amp;sntz=1&amp;usg=AFQjCNEYR0cxfkU0RUO806KtRzY0Lufj-g"><text:span text:style-name="T30_12"><text:s/></text:span></text:a></text:span><text:span text:style-name="T30_13"><text:a xlink:type="simple" xlink:href="http://www.google.com/url?q=https%3A%2F%2Fgithub.com%2Fpode%2FLinkedAuthors%2Fblob%2Fmaster%2Fper_petterson.v2.xml&amp;sa=D&amp;sntz=1&amp;usg=AFQjCNEYR0cxfkU0RUO806KtRzY0Lufj-g"><text:span text:style-name="T30_14">as</text:span></text:a></text:span><text:span text:style-name="T30_15"><text:a xlink:type="simple" xlink:href="http://www.google.com/url?q=https%3A%2F%2Fgithub.com%2Fpode%2FLinkedAuthors%2Fblob%2Fmaster%2Fper_petterson.v2.xml&amp;sa=D&amp;sntz=1&amp;usg=AFQjCNEYR0cxfkU0RUO806KtRzY0Lufj-g"><text:span text:style-name="T30_16"><text:s/></text:span></text:a></text:span><text:span text:style-name="T30_17"><text:a xlink:type="simple" xlink:href="http://www.google.com/url?q=https%3A%2F%2Fgithub.com%2Fpode%2FLinkedAuthors%2Fblob%2Fmaster%2Fper_petterson.v2.xml&amp;sa=D&amp;sntz=1&amp;usg=AFQjCNEYR0cxfkU0RUO806KtRzY0Lufj-g"><text:span text:style-name="T30_18">XML</text:span></text:a></text:span></text:p>
      <text:p text:style-name="P31"><text:span text:style-name="T31_1"><text:s/></text:span></text:p>
      <text:p text:style-name="P32"><text:span text:style-name="T32_1">Trond</text:span><text:span text:style-name="T32_2"><text:s/></text:span><text:span text:style-name="T32_3">Aalberg</text:span><text:span text:style-name="T32_4">,<text:s/></text:span><text:span text:style-name="T32_5">one</text:span><text:span text:style-name="T32_6"><text:s/></text:span><text:span text:style-name="T32_7">of</text:span><text:span text:style-name="T32_8"><text:s/></text:span><text:span text:style-name="T32_9">the</text:span><text:span text:style-name="T32_10"><text:s/></text:span><text:span text:style-name="T32_11">creators</text:span><text:span text:style-name="T32_12"><text:s/></text:span><text:span text:style-name="T32_13">of</text:span><text:span text:style-name="T32_14"><text:s/></text:span><text:span text:style-name="T32_15">the</text:span><text:span text:style-name="T32_16"><text:s/></text:span><text:span text:style-name="T32_17">FRBR</text:span><text:span text:style-name="T32_18">-</text:span><text:span text:style-name="T32_19">tool</text:span><text:span text:style-name="T32_20">,<text:s/></text:span><text:span text:style-name="T32_21">has</text:span><text:span text:style-name="T32_22"><text:s/></text:span><text:span text:style-name="T32_23">written</text:span><text:span text:style-name="T32_24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25"><text:s/></text:span></text:a></text:span><text:span text:style-name="T32_26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27">a</text:span></text:a></text:span><text:span text:style-name="T32_28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29"><text:s/></text:span></text:a></text:span><text:span text:style-name="T32_30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31">document</text:span></text:a></text:span><text:span text:style-name="T32_32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33"><text:s/></text:span></text:a></text:span><text:span text:style-name="T32_34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35">that</text:span></text:a></text:span><text:span text:style-name="T32_36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37"><text:s/></text:span></text:a></text:span><text:span text:style-name="T32_38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39">highlights</text:span></text:a></text:span><text:span text:style-name="T32_40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41"><text:s/></text:span></text:a></text:span><text:span text:style-name="T32_42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43">the</text:span></text:a></text:span><text:span text:style-name="T32_44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45"><text:s/></text:span></text:a></text:span><text:span text:style-name="T32_46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47">findings</text:span></text:a></text:span><text:span text:style-name="T32_48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49"><text:s/></text:span></text:a></text:span><text:span text:style-name="T32_50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51">in</text:span></text:a></text:span><text:span text:style-name="T32_52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53"><text:s/></text:span></text:a></text:span><text:span text:style-name="T32_54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55">the</text:span></text:a></text:span><text:span text:style-name="T32_56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57"><text:s/></text:span></text:a></text:span><text:span text:style-name="T32_58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59">MARC</text:span></text:a></text:span><text:span text:style-name="T32_60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61">-</text:span></text:a></text:span><text:span text:style-name="T32_62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63">records</text:span></text:a></text:span><text:span text:style-name="T32_64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65"><text:s/></text:span></text:a></text:span><text:span text:style-name="T32_66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67">and</text:span></text:a></text:span><text:span text:style-name="T32_68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69"><text:s/></text:span></text:a></text:span><text:span text:style-name="T32_70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71">in</text:span></text:a></text:span><text:span text:style-name="T32_72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73"><text:s/></text:span></text:a></text:span><text:span text:style-name="T32_74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75">the</text:span></text:a></text:span><text:span text:style-name="T32_76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77"><text:s/></text:span></text:a></text:span><text:span text:style-name="T32_78"><text:a xlink:type="simple" xlink:href="http://www.google.com/url?q=https%3A%2F%2Fgithub.com%2Fpode%2FLinkedAuthorsWeb%2Fblob%2Fmaster%2Fdoc%2FErfaringer-fra-frbrisering-av-Deichmanske.pdf&amp;sa=D&amp;sntz=1&amp;usg=AFQjCNH6l8I8P3m6-Jj2qow3OmaVTfBLgw"><text:span text:style-name="T32_79">dataset</text:span></text:a></text:span><text:span text:style-name="T32_80">.<text:s/></text:span><text:span text:style-name="T32_81">The</text:span><text:span text:style-name="T32_82"><text:s/></text:span><text:span text:style-name="T32_83">document</text:span><text:span text:style-name="T32_84"><text:s/></text:span><text:span text:style-name="T32_85">is</text:span><text:span text:style-name="T32_86"><text:s/></text:span><text:span text:style-name="T32_87">in</text:span><text:span text:style-name="T32_88"><text:s/></text:span><text:span text:style-name="T32_89">Norwegian</text:span><text:span text:style-name="T32_90">.<text:s/></text:span><text:span text:style-name="T32_91">For</text:span><text:span text:style-name="T32_92"><text:s/></text:span><text:span text:style-name="T32_93">a</text:span><text:span text:style-name="T32_94"><text:s/></text:span><text:span text:style-name="T32_95">summary</text:span><text:span text:style-name="T32_96"><text:s/></text:span><text:span text:style-name="T32_97">in</text:span><text:span text:style-name="T32_98"><text:s/></text:span><text:span text:style-name="T32_99">English</text:span><text:span text:style-name="T32_100"><text:s/></text:span><text:span text:style-name="T32_101">you</text:span><text:span text:style-name="T32_102"><text:s/></text:span><text:span text:style-name="T32_103">can</text:span><text:span text:style-name="T32_104"><text:s/></text:span><text:span text:style-name="T32_105">read</text:span><text:span text:style-name="T32_106"><text:s/></text:span><text:span text:style-name="T32_107">the</text:span><text:span text:style-name="T32_108"><text:s/></text:span><text:span text:style-name="T32_109"><text:a xlink:type="simple" xlink:href="http://www.google.com/url?q=http%3A%2F%2Fwww.bibpode.no%2Fblogg%2F%3Fp%3D1388&amp;sa=D&amp;sntz=1&amp;usg=AFQjCNEU54yH4C0GR4irQhn270ZuDkXaPw"><text:span text:style-name="T32_110">blogpost</text:span></text:a></text:span><text:span text:style-name="T32_111">.</text:span></text:p>
      <text:p text:style-name="P33"/>
      <text:h text:style-name="P34" text:outline-level="2"><text:bookmark-start text:name="h.pmt1x0l9bojj"/><text:bookmark-end text:name="h.pmt1x0l9bojj"/><text:span text:style-name="T34_1">Converting</text:span><text:span text:style-name="T34_2"><text:s/></text:span><text:span text:style-name="T34_3">to</text:span><text:span text:style-name="T34_4"><text:s/></text:span><text:span text:style-name="T34_5">RDF</text:span></text:h>
      <text:p text:style-name="P35"><text:span text:style-name="T35_1">The</text:span><text:span text:style-name="T35_2"><text:s/></text:span><text:span text:style-name="T35_3">next</text:span><text:span text:style-name="T35_4"><text:s/></text:span><text:span text:style-name="T35_5">step</text:span><text:span text:style-name="T35_6"><text:s/></text:span><text:span text:style-name="T35_7">was</text:span><text:span text:style-name="T35_8"><text:s/></text:span><text:span text:style-name="T35_9">to</text:span><text:span text:style-name="T35_10"><text:s/></text:span><text:span text:style-name="T35_11">identify</text:span><text:span text:style-name="T35_12"><text:s/></text:span><text:span text:style-name="T35_13">the</text:span><text:span text:style-name="T35_14"><text:s/></text:span><text:span text:style-name="T35_15">different</text:span><text:span text:style-name="T35_16"><text:s/></text:span><text:span text:style-name="T35_17">types</text:span><text:span text:style-name="T35_18"><text:s/></text:span><text:span text:style-name="T35_19">of</text:span><text:span text:style-name="T35_20"><text:s/></text:span><text:span text:style-name="T35_21">instances</text:span><text:span text:style-name="T35_22">,<text:s/></text:span><text:span text:style-name="T35_23">relations</text:span><text:span text:style-name="T35_24"><text:s/></text:span><text:span text:style-name="T35_25">and</text:span><text:span text:style-name="T35_26"><text:s/></text:span><text:span text:style-name="T35_27">data</text:span><text:span text:style-name="T35_28"><text:s/></text:span><text:span text:style-name="T35_29">described</text:span><text:span text:style-name="T35_30"><text:s/></text:span><text:span text:style-name="T35_31">in</text:span><text:span text:style-name="T35_32"><text:s/></text:span><text:span text:style-name="T35_33">the</text:span><text:span text:style-name="T35_34"><text:s/></text:span><text:span text:style-name="T35_35">FRBR</text:span><text:span text:style-name="T35_36">-</text:span><text:span text:style-name="T35_37">ized</text:span><text:span text:style-name="T35_38"><text:s/></text:span><text:span text:style-name="T35_39">dataset</text:span><text:span text:style-name="T35_40">,<text:s/></text:span><text:span text:style-name="T35_41">and</text:span><text:span text:style-name="T35_42"><text:s/></text:span><text:span text:style-name="T35_43">to</text:span><text:span text:style-name="T35_44"><text:s/></text:span><text:span text:style-name="T35_45">map</text:span><text:span text:style-name="T35_46"><text:s/></text:span><text:span text:style-name="T35_47">these</text:span><text:span text:style-name="T35_48"><text:s/></text:span><text:span text:style-name="T35_49">to</text:span><text:span text:style-name="T35_50"><text:s/></text:span><text:span text:style-name="T35_51">RDF</text:span><text:span text:style-name="T35_52"><text:s/></text:span><text:span text:style-name="T35_53">classes</text:span><text:span text:style-name="T35_54"><text:s/></text:span><text:span text:style-name="T35_55">and</text:span><text:span text:style-name="T35_56"><text:s/></text:span><text:span text:style-name="T35_57">properties</text:span><text:span text:style-name="T35_58">.<text:s/></text:span><text:span text:style-name="T35_59">This</text:span><text:span text:style-name="T35_60"><text:s/></text:span><text:span text:style-name="T35_61">work</text:span><text:span text:style-name="T35_62"><text:s/></text:span><text:span text:style-name="T35_63">resulted</text:span><text:span text:style-name="T35_64"><text:s/></text:span><text:span text:style-name="T35_65">in</text:span><text:span text:style-name="T35_66"><text:s/></text:span><text:span text:style-name="T35_67">the</text:span><text:span text:style-name="T35_68"><text:s/></text:span><text:span text:style-name="T35_69"><text:a xlink:type="simple" xlink:href="http://www.google.com/url?q=https%3A%2F%2Fgithub.com%2Fpode%2FLinkedAuthors%2Fblob%2Fmaster%2Fvocabulary.rdf&amp;sa=D&amp;sntz=1&amp;usg=AFQjCNFe1mDRfOXNQqAVGygjBrL3KJAfqQ"><text:span text:style-name="T35_70">information</text:span></text:a></text:span><text:span text:style-name="T35_71"><text:a xlink:type="simple" xlink:href="http://www.google.com/url?q=https%3A%2F%2Fgithub.com%2Fpode%2FLinkedAuthors%2Fblob%2Fmaster%2Fvocabulary.rdf&amp;sa=D&amp;sntz=1&amp;usg=AFQjCNFe1mDRfOXNQqAVGygjBrL3KJAfqQ"><text:span text:style-name="T35_72"><text:s/></text:span></text:a></text:span><text:span text:style-name="T35_73"><text:a xlink:type="simple" xlink:href="http://www.google.com/url?q=https%3A%2F%2Fgithub.com%2Fpode%2FLinkedAuthors%2Fblob%2Fmaster%2Fvocabulary.rdf&amp;sa=D&amp;sntz=1&amp;usg=AFQjCNFe1mDRfOXNQqAVGygjBrL3KJAfqQ"><text:span text:style-name="T35_74">model</text:span></text:a></text:span><text:span text:style-name="T35_75"><text:a xlink:type="simple" xlink:href="http://www.google.com/url?q=https%3A%2F%2Fgithub.com%2Fpode%2FLinkedAuthors%2Fblob%2Fmaster%2Fvocabulary.rdf&amp;sa=D&amp;sntz=1&amp;usg=AFQjCNFe1mDRfOXNQqAVGygjBrL3KJAfqQ"><text:span text:style-name="T35_76"><text:s/></text:span></text:a></text:span><text:span text:style-name="T35_77"><text:a xlink:type="simple" xlink:href="http://www.google.com/url?q=https%3A%2F%2Fgithub.com%2Fpode%2FLinkedAuthors%2Fblob%2Fmaster%2Fvocabulary.rdf&amp;sa=D&amp;sntz=1&amp;usg=AFQjCNFe1mDRfOXNQqAVGygjBrL3KJAfqQ"><text:span text:style-name="T35_78">ontology</text:span></text:a></text:span><text:span text:style-name="T35_79"><text:s/></text:span><text:span text:style-name="T35_80">for</text:span><text:span text:style-name="T35_81"><text:s/></text:span><text:span text:style-name="T35_82">this</text:span><text:span text:style-name="T35_83"><text:s/></text:span><text:span text:style-name="T35_84">dataset</text:span><text:span text:style-name="T35_85">,<text:s/></text:span><text:span text:style-name="T35_86">as</text:span><text:span text:style-name="T35_87"><text:s/></text:span><text:span text:style-name="T35_88">well</text:span><text:span text:style-name="T35_89"><text:s/></text:span><text:span text:style-name="T35_90">as</text:span><text:span text:style-name="T35_91"><text:s/></text:span><text:span text:style-name="T35_92">a</text:span><text:span text:style-name="T35_93"><text:s/></text:span><text:span text:style-name="T35_94">set</text:span><text:span text:style-name="T35_95"><text:s/></text:span><text:span text:style-name="T35_96">of</text:span><text:span text:style-name="T35_97"><text:s/></text:span><text:span text:style-name="T35_98">directions</text:span><text:span text:style-name="T35_99"><text:s/></text:span><text:span text:style-name="T35_100">for</text:span><text:span text:style-name="T35_101"><text:s/></text:span><text:span text:style-name="T35_102">the</text:span><text:span text:style-name="T35_103"><text:s/></text:span><text:span text:style-name="T35_104">converting</text:span><text:span text:style-name="T35_105">.<text:s/></text:span><text:span text:style-name="T35_106">We</text:span><text:span text:style-name="T35_107"><text:s/></text:span><text:span text:style-name="T35_108">mainly</text:span><text:span text:style-name="T35_109"><text:s/></text:span><text:span text:style-name="T35_110">used</text:span><text:span text:style-name="T35_111"><text:s/></text:span><text:span text:style-name="T35_112">contents</text:span><text:span text:style-name="T35_113"><text:s/></text:span><text:span text:style-name="T35_114">from</text:span><text:span text:style-name="T35_115"><text:s/></text:span><text:span text:style-name="T35_116">the</text:span><text:span text:style-name="T35_117"><text:s/></text:span><text:span text:style-name="T35_118"><text:a xlink:type="simple" xlink:href="http://www.google.com/url?q=http%3A%2F%2Fvocab.org%2Ffrbr%2Fcore.html&amp;sa=D&amp;sntz=1&amp;usg=AFQjCNGDYXB6Hi3uEPexeQqNJPG6b4B_Xg"><text:span text:style-name="T35_119">Core</text:span></text:a></text:span><text:span text:style-name="T35_120"><text:a xlink:type="simple" xlink:href="http://www.google.com/url?q=http%3A%2F%2Fvocab.org%2Ffrbr%2Fcore.html&amp;sa=D&amp;sntz=1&amp;usg=AFQjCNGDYXB6Hi3uEPexeQqNJPG6b4B_Xg"><text:span text:style-name="T35_121"><text:s/></text:span></text:a></text:span><text:span text:style-name="T35_122"><text:a xlink:type="simple" xlink:href="http://www.google.com/url?q=http%3A%2F%2Fvocab.org%2Ffrbr%2Fcore.html&amp;sa=D&amp;sntz=1&amp;usg=AFQjCNGDYXB6Hi3uEPexeQqNJPG6b4B_Xg"><text:span text:style-name="T35_123">FRBR</text:span></text:a></text:span><text:span text:style-name="T35_124"><text:s/></text:span><text:span text:style-name="T35_125">and</text:span><text:span text:style-name="T35_126"><text:s/></text:span><text:span text:style-name="T35_127"><text:a xlink:type="simple" xlink:href="http://www.google.com/url?q=http%3A%2F%2Fdublincore.org%2Fdocuments%2Fdcmi-terms%2F&amp;sa=D&amp;sntz=1&amp;usg=AFQjCNEqF4I2yVnf6-p_Wo2rLr8Kz5D6Lw"><text:span text:style-name="T35_128">Dublin</text:span></text:a></text:span><text:span text:style-name="T35_129"><text:a xlink:type="simple" xlink:href="http://www.google.com/url?q=http%3A%2F%2Fdublincore.org%2Fdocuments%2Fdcmi-terms%2F&amp;sa=D&amp;sntz=1&amp;usg=AFQjCNEqF4I2yVnf6-p_Wo2rLr8Kz5D6Lw"><text:span text:style-name="T35_130"><text:s/></text:span></text:a></text:span><text:span text:style-name="T35_131"><text:a xlink:type="simple" xlink:href="http://www.google.com/url?q=http%3A%2F%2Fdublincore.org%2Fdocuments%2Fdcmi-terms%2F&amp;sa=D&amp;sntz=1&amp;usg=AFQjCNEqF4I2yVnf6-p_Wo2rLr8Kz5D6Lw"><text:span text:style-name="T35_132">Core</text:span></text:a></text:span><text:span text:style-name="T35_133"><text:a xlink:type="simple" xlink:href="http://www.google.com/url?q=http%3A%2F%2Fdublincore.org%2Fdocuments%2Fdcmi-terms%2F&amp;sa=D&amp;sntz=1&amp;usg=AFQjCNEqF4I2yVnf6-p_Wo2rLr8Kz5D6Lw"><text:span text:style-name="T35_134"><text:s/></text:span></text:a></text:span><text:span text:style-name="T35_135"><text:a xlink:type="simple" xlink:href="http://www.google.com/url?q=http%3A%2F%2Fdublincore.org%2Fdocuments%2Fdcmi-terms%2F&amp;sa=D&amp;sntz=1&amp;usg=AFQjCNEqF4I2yVnf6-p_Wo2rLr8Kz5D6Lw"><text:span text:style-name="T35_136">metadata</text:span></text:a></text:span><text:span text:style-name="T35_137"><text:a xlink:type="simple" xlink:href="http://www.google.com/url?q=http%3A%2F%2Fdublincore.org%2Fdocuments%2Fdcmi-terms%2F&amp;sa=D&amp;sntz=1&amp;usg=AFQjCNEqF4I2yVnf6-p_Wo2rLr8Kz5D6Lw"><text:span text:style-name="T35_138"><text:s/></text:span></text:a></text:span><text:span text:style-name="T35_139"><text:a xlink:type="simple" xlink:href="http://www.google.com/url?q=http%3A%2F%2Fdublincore.org%2Fdocuments%2Fdcmi-terms%2F&amp;sa=D&amp;sntz=1&amp;usg=AFQjCNEqF4I2yVnf6-p_Wo2rLr8Kz5D6Lw"><text:span text:style-name="T35_140">terms</text:span></text:a></text:span><text:span text:style-name="T35_141"><text:s/></text:span><text:span text:style-name="T35_142">vocabularies</text:span><text:span text:style-name="T35_143">.<text:s/></text:span><text:span text:style-name="T35_144">However</text:span><text:span text:style-name="T35_145">,<text:s/></text:span><text:span text:style-name="T35_146">we</text:span><text:span text:style-name="T35_147"><text:s/></text:span><text:span text:style-name="T35_148">also</text:span><text:span text:style-name="T35_149"><text:s/></text:span><text:span text:style-name="T35_150">found</text:span><text:span text:style-name="T35_151"><text:s/></text:span><text:span text:style-name="T35_152">the</text:span><text:span text:style-name="T35_153"><text:s/></text:span><text:span text:style-name="T35_154">need</text:span><text:span text:style-name="T35_155"><text:s/></text:span><text:span text:style-name="T35_156">to</text:span><text:span text:style-name="T35_157"><text:s/></text:span><text:span text:style-name="T35_158">create</text:span><text:span text:style-name="T35_159"><text:s/></text:span><text:span text:style-name="T35_160">several</text:span><text:span text:style-name="T35_161"><text:s/></text:span><text:span text:style-name="T35_162">new</text:span><text:span text:style-name="T35_163"><text:s/></text:span><text:span text:style-name="T35_164">classes</text:span><text:span text:style-name="T35_165"><text:s/></text:span><text:span text:style-name="T35_166">and</text:span><text:span text:style-name="T35_167"><text:s/></text:span><text:span text:style-name="T35_168">properties</text:span><text:span text:style-name="T35_169"><text:s/></text:span><text:span text:style-name="T35_170">in</text:span><text:span text:style-name="T35_171"><text:s/></text:span><text:span text:style-name="T35_172">our</text:span><text:span text:style-name="T35_173"><text:s/></text:span><text:span text:style-name="T35_174">own</text:span><text:span text:style-name="T35_175"><text:s/></text:span><text:span text:style-name="T35_176">namespace</text:span><text:span text:style-name="T35_177">,<text:s/></text:span><text:span text:style-name="T35_178">in</text:span><text:span text:style-name="T35_179"><text:s/></text:span><text:span text:style-name="T35_180">order</text:span><text:span text:style-name="T35_181"><text:s/></text:span><text:span text:style-name="T35_182">to</text:span><text:span text:style-name="T35_183"><text:s/></text:span><text:span text:style-name="T35_184">express</text:span><text:span text:style-name="T35_185"><text:s/></text:span><text:span text:style-name="T35_186">our</text:span><text:span text:style-name="T35_187"><text:s/></text:span><text:span text:style-name="T35_188">data</text:span><text:span text:style-name="T35_189"><text:s/></text:span><text:span text:style-name="T35_190">as</text:span><text:span text:style-name="T35_191"><text:s/></text:span><text:span text:style-name="T35_192">concisely</text:span><text:span text:style-name="T35_193"><text:s/></text:span><text:span text:style-name="T35_194">as</text:span><text:span text:style-name="T35_195"><text:s/></text:span><text:span text:style-name="T35_196">we</text:span><text:span text:style-name="T35_197"><text:s/></text:span><text:span text:style-name="T35_198">wanted</text:span><text:span text:style-name="T35_199">.</text:span></text:p>
      <text:p text:style-name="P36"><text:span text:style-name="T36_1"><text:s/></text:span></text:p>
      <text:p text:style-name="P37"><text:span text:style-name="T37_1">The</text:span><text:span text:style-name="T37_2"><text:s/></text:span><text:span text:style-name="T37_3">converting</text:span><text:span text:style-name="T37_4"><text:s/></text:span><text:span text:style-name="T37_5">itself</text:span><text:span text:style-name="T37_6"><text:s/></text:span><text:span text:style-name="T37_7">was</text:span><text:span text:style-name="T37_8"><text:s/></text:span><text:span text:style-name="T37_9">done</text:span><text:span text:style-name="T37_10"><text:s/></text:span><text:span text:style-name="T37_11">by</text:span><text:span text:style-name="T37_12"><text:s/></text:span><text:span text:style-name="T37_13">an</text:span><text:span text:style-name="T37_14"><text:s/></text:span><text:span text:style-name="T37_15"><text:a xlink:type="simple" xlink:href="http://www.google.com/url?q=https%3A%2F%2Fgithub.com%2Fpode%2FLinkedAuthors%2Fblob%2Fmaster%2Ffrbr2n3.xsl&amp;sa=D&amp;sntz=1&amp;usg=AFQjCNH7nAhoq-7hyPW0w3W8sa5Iw9d5iQ"><text:span text:style-name="T37_16">XSLT</text:span></text:a></text:span><text:span text:style-name="T37_17"><text:a xlink:type="simple" xlink:href="http://www.google.com/url?q=https%3A%2F%2Fgithub.com%2Fpode%2FLinkedAuthors%2Fblob%2Fmaster%2Ffrbr2n3.xsl&amp;sa=D&amp;sntz=1&amp;usg=AFQjCNH7nAhoq-7hyPW0w3W8sa5Iw9d5iQ"><text:span text:style-name="T37_18"><text:s/></text:span></text:a></text:span><text:span text:style-name="T37_19"><text:a xlink:type="simple" xlink:href="http://www.google.com/url?q=https%3A%2F%2Fgithub.com%2Fpode%2FLinkedAuthors%2Fblob%2Fmaster%2Ffrbr2n3.xsl&amp;sa=D&amp;sntz=1&amp;usg=AFQjCNH7nAhoq-7hyPW0w3W8sa5Iw9d5iQ"><text:span text:style-name="T37_20">stylesheet</text:span></text:a></text:span><text:span text:style-name="T37_21">,<text:s/></text:span><text:span text:style-name="T37_22">which</text:span><text:span text:style-name="T37_23"><text:s/></text:span><text:span text:style-name="T37_24">took</text:span><text:span text:style-name="T37_25"><text:s/></text:span><text:span text:style-name="T37_26">XML</text:span><text:span text:style-name="T37_27"><text:s/></text:span><text:span text:style-name="T37_28">input</text:span><text:span text:style-name="T37_29"><text:s/></text:span><text:span text:style-name="T37_30">and</text:span><text:span text:style-name="T37_31"><text:s/></text:span><text:span text:style-name="T37_32">produced</text:span><text:span text:style-name="T37_33"><text:s/></text:span><text:span text:style-name="T37_34">RDF</text:span><text:span text:style-name="T37_35"><text:s/></text:span><text:span text:style-name="T37_36">data</text:span><text:span text:style-name="T37_37"><text:s/></text:span><text:span text:style-name="T37_38">in</text:span><text:span text:style-name="T37_39"><text:s/></text:span><text:span text:style-name="T37_40">Turtle</text:span><text:span text:style-name="T37_41"><text:s/></text:span><text:span text:style-name="T37_42">syntax</text:span><text:span text:style-name="T37_43">.<text:s/></text:span><text:span text:style-name="T37_44">The</text:span><text:span text:style-name="T37_45"><text:s/></text:span><text:span text:style-name="T37_46">FRBR</text:span><text:span text:style-name="T37_47">-</text:span><text:span text:style-name="T37_48">ized</text:span><text:span text:style-name="T37_49"><text:s/></text:span><text:span text:style-name="T37_50">XML</text:span><text:span text:style-name="T37_51"><text:s/></text:span><text:span text:style-name="T37_52">dataset</text:span><text:span text:style-name="T37_53"><text:s/></text:span><text:span text:style-name="T37_54">already</text:span><text:span text:style-name="T37_55"><text:s/></text:span><text:span text:style-name="T37_56">containe</text:span><text:span text:style-name="T37_57"><text:s/></text:span><text:span text:style-name="T37_58">unique</text:span><text:span text:style-name="T37_59"><text:s/></text:span><text:span text:style-name="T37_60">identifiers</text:span><text:span text:style-name="T37_61"><text:s/></text:span><text:span text:style-name="T37_62">for</text:span><text:span text:style-name="T37_63"><text:s/></text:span><text:span text:style-name="T37_64">works</text:span><text:span text:style-name="T37_65">,<text:s/></text:span><text:span text:style-name="T37_66">expressions</text:span><text:span text:style-name="T37_67"><text:s/></text:span><text:span text:style-name="T37_68">and</text:span><text:span text:style-name="T37_69"><text:s/></text:span><text:span text:style-name="T37_70">manifestations</text:span><text:span text:style-name="T37_71">,<text:s/></text:span><text:span text:style-name="T37_72">as</text:span><text:span text:style-name="T37_73"><text:s/></text:span><text:span text:style-name="T37_74">well</text:span><text:span text:style-name="T37_75"><text:s/></text:span><text:span text:style-name="T37_76">as</text:span><text:span text:style-name="T37_77"><text:s/></text:span><text:span text:style-name="T37_78">some</text:span><text:span text:style-name="T37_79"><text:s/></text:span><text:span text:style-name="T37_80">persons</text:span><text:span text:style-name="T37_81">.<text:s/></text:span><text:span text:style-name="T37_82">In</text:span><text:span text:style-name="T37_83"><text:s/></text:span><text:span text:style-name="T37_84">the</text:span><text:span text:style-name="T37_85"><text:s/></text:span><text:span text:style-name="T37_86">converting</text:span><text:span text:style-name="T37_87"><text:s/></text:span><text:span text:style-name="T37_88">process</text:span><text:span text:style-name="T37_89"><text:s/></text:span><text:span text:style-name="T37_90">we</text:span><text:span text:style-name="T37_91"><text:s/></text:span><text:span text:style-name="T37_92">reused</text:span><text:span text:style-name="T37_93"><text:s/></text:span><text:span text:style-name="T37_94">these</text:span><text:span text:style-name="T37_95">,<text:s/></text:span><text:span text:style-name="T37_96">but</text:span><text:span text:style-name="T37_97"><text:s/></text:span><text:span text:style-name="T37_98">also</text:span><text:span text:style-name="T37_99"><text:s/></text:span><text:span text:style-name="T37_100">created</text:span><text:span text:style-name="T37_101"><text:s/></text:span><text:span text:style-name="T37_102">RDF</text:span><text:span text:style-name="T37_103"><text:s/></text:span><text:span text:style-name="T37_104">instances</text:span><text:span text:style-name="T37_105"><text:s/></text:span><text:span text:style-name="T37_106">for</text:span><text:span text:style-name="T37_107"><text:s/></text:span><text:span text:style-name="T37_108">the</text:span><text:span text:style-name="T37_109"><text:s/></text:span><text:span text:style-name="T37_110">remaining</text:span><text:span text:style-name="T37_111"><text:s/></text:span><text:span text:style-name="T37_112">persons</text:span><text:span text:style-name="T37_113">,<text:s/></text:span><text:span text:style-name="T37_114">as</text:span><text:span text:style-name="T37_115"><text:s/></text:span><text:span text:style-name="T37_116">well</text:span><text:span text:style-name="T37_117"><text:s/></text:span><text:span text:style-name="T37_118">as</text:span><text:span text:style-name="T37_119"><text:s/></text:span><text:span text:style-name="T37_120">publisher</text:span><text:span text:style-name="T37_121"><text:s/></text:span><text:span text:style-name="T37_122">and</text:span><text:span text:style-name="T37_123"><text:s/></text:span><text:span text:style-name="T37_124">places</text:span><text:span text:style-name="T37_125">.<text:s/></text:span><text:span text:style-name="T37_126">To</text:span><text:span text:style-name="T37_127"><text:s/></text:span><text:span text:style-name="T37_128">describe</text:span><text:span text:style-name="T37_129"><text:s/></text:span><text:span text:style-name="T37_130">languages</text:span><text:span text:style-name="T37_131"><text:s/></text:span><text:span text:style-name="T37_132">we</text:span><text:span text:style-name="T37_133"><text:s/></text:span><text:span text:style-name="T37_134">used</text:span><text:span text:style-name="T37_135"><text:s/></text:span><text:span text:style-name="T37_136">already</text:span><text:span text:style-name="T37_137"><text:s/></text:span><text:span text:style-name="T37_138">existing</text:span><text:span text:style-name="T37_139"><text:s/></text:span><text:span text:style-name="T37_140">instances</text:span><text:span text:style-name="T37_141"><text:s/></text:span><text:span text:style-name="T37_142">in</text:span><text:span text:style-name="T37_143"><text:s/></text:span><text:span text:style-name="T37_144">the</text:span><text:span text:style-name="T37_145"><text:s/></text:span><text:span text:style-name="T37_146"><text:a xlink:type="simple" xlink:href="http://www.google.com/url?q=http%3A%2F%2Fwww.lexvo.org&amp;sa=D&amp;sntz=1&amp;usg=AFQjCNGz89HB8DoH2w1ccml0GHk0oGlF3g"><text:span text:style-name="T37_147">Lexvo</text:span></text:a></text:span><text:span text:style-name="T37_148"><text:s/></text:span><text:span text:style-name="T37_149">dataset</text:span><text:span text:style-name="T37_150">.</text:span></text:p>
      <text:p text:style-name="P38"/>
      <text:p text:style-name="P39"><text:span text:style-name="T39_1"><text:tab/></text:span><text:span text:style-name="T39_2"><text:a xlink:type="simple" xlink:href="http://www.google.com/url?q=https%3A%2F%2Fgithub.com%2Fpode%2FLinkedAuthors%2Fblob%2Fmaster%2Fper_petterson.v2.n3&amp;sa=D&amp;sntz=1&amp;usg=AFQjCNGVcRMiMdc4xIP51qHzo38Mr2yoww"><text:span text:style-name="T39_3">The</text:span></text:a></text:span><text:span text:style-name="T39_4"><text:a xlink:type="simple" xlink:href="http://www.google.com/url?q=https%3A%2F%2Fgithub.com%2Fpode%2FLinkedAuthors%2Fblob%2Fmaster%2Fper_petterson.v2.n3&amp;sa=D&amp;sntz=1&amp;usg=AFQjCNGVcRMiMdc4xIP51qHzo38Mr2yoww"><text:span text:style-name="T39_5"><text:s/></text:span></text:a></text:span><text:span text:style-name="T39_6"><text:a xlink:type="simple" xlink:href="http://www.google.com/url?q=https%3A%2F%2Fgithub.com%2Fpode%2FLinkedAuthors%2Fblob%2Fmaster%2Fper_petterson.v2.n3&amp;sa=D&amp;sntz=1&amp;usg=AFQjCNGVcRMiMdc4xIP51qHzo38Mr2yoww"><text:span text:style-name="T39_7">Petterson</text:span></text:a></text:span><text:span text:style-name="T39_8"><text:a xlink:type="simple" xlink:href="http://www.google.com/url?q=https%3A%2F%2Fgithub.com%2Fpode%2FLinkedAuthors%2Fblob%2Fmaster%2Fper_petterson.v2.n3&amp;sa=D&amp;sntz=1&amp;usg=AFQjCNGVcRMiMdc4xIP51qHzo38Mr2yoww"><text:span text:style-name="T39_9"><text:s/></text:span></text:a></text:span><text:span text:style-name="T39_10"><text:a xlink:type="simple" xlink:href="http://www.google.com/url?q=https%3A%2F%2Fgithub.com%2Fpode%2FLinkedAuthors%2Fblob%2Fmaster%2Fper_petterson.v2.n3&amp;sa=D&amp;sntz=1&amp;usg=AFQjCNGVcRMiMdc4xIP51qHzo38Mr2yoww"><text:span text:style-name="T39_11">dataset</text:span></text:a></text:span><text:span text:style-name="T39_12"><text:a xlink:type="simple" xlink:href="http://www.google.com/url?q=https%3A%2F%2Fgithub.com%2Fpode%2FLinkedAuthors%2Fblob%2Fmaster%2Fper_petterson.v2.n3&amp;sa=D&amp;sntz=1&amp;usg=AFQjCNGVcRMiMdc4xIP51qHzo38Mr2yoww"><text:span text:style-name="T39_13"><text:s/></text:span></text:a></text:span><text:span text:style-name="T39_14"><text:a xlink:type="simple" xlink:href="http://www.google.com/url?q=https%3A%2F%2Fgithub.com%2Fpode%2FLinkedAuthors%2Fblob%2Fmaster%2Fper_petterson.v2.n3&amp;sa=D&amp;sntz=1&amp;usg=AFQjCNGVcRMiMdc4xIP51qHzo38Mr2yoww"><text:span text:style-name="T39_15">in</text:span></text:a></text:span><text:span text:style-name="T39_16"><text:a xlink:type="simple" xlink:href="http://www.google.com/url?q=https%3A%2F%2Fgithub.com%2Fpode%2FLinkedAuthors%2Fblob%2Fmaster%2Fper_petterson.v2.n3&amp;sa=D&amp;sntz=1&amp;usg=AFQjCNGVcRMiMdc4xIP51qHzo38Mr2yoww"><text:span text:style-name="T39_17"><text:s/></text:span></text:a></text:span><text:span text:style-name="T39_18"><text:a xlink:type="simple" xlink:href="http://www.google.com/url?q=https%3A%2F%2Fgithub.com%2Fpode%2FLinkedAuthors%2Fblob%2Fmaster%2Fper_petterson.v2.n3&amp;sa=D&amp;sntz=1&amp;usg=AFQjCNGVcRMiMdc4xIP51qHzo38Mr2yoww"><text:span text:style-name="T39_19">Turtle</text:span></text:a></text:span></text:p>
      <text:p text:style-name="P40"/>
      <text:p text:style-name="P41"><text:span text:style-name="T41_1">Both</text:span><text:span text:style-name="T41_2"><text:s/></text:span><text:span text:style-name="T41_3">the</text:span><text:span text:style-name="T41_4"><text:s/></text:span><text:span text:style-name="T41_5">Turtle</text:span><text:span text:style-name="T41_6"><text:s/></text:span><text:span text:style-name="T41_7">files</text:span><text:span text:style-name="T41_8"><text:s/></text:span><text:span text:style-name="T41_9">and</text:span><text:span text:style-name="T41_10"><text:s/></text:span><text:span text:style-name="T41_11">the</text:span><text:span text:style-name="T41_12"><text:s/></text:span><text:span text:style-name="T41_13">information</text:span><text:span text:style-name="T41_14"><text:s/></text:span><text:span text:style-name="T41_15">model</text:span><text:span text:style-name="T41_16"><text:s/></text:span><text:span text:style-name="T41_17">were</text:span><text:span text:style-name="T41_18"><text:s/></text:span><text:span text:style-name="T41_19">imported</text:span><text:span text:style-name="T41_20"><text:s/></text:span><text:span text:style-name="T41_21">into</text:span><text:span text:style-name="T41_22"><text:s/></text:span><text:span text:style-name="T41_23">and</text:span><text:span text:style-name="T41_24"><text:s/></text:span><text:span text:style-name="T41_25">ARC</text:span><text:span text:style-name="T41_26"><text:s/></text:span><text:span text:style-name="T41_27">triplestore</text:span><text:span text:style-name="T41_28">,<text:s/></text:span><text:span text:style-name="T41_29">which</text:span><text:span text:style-name="T41_30"><text:s/></text:span><text:span text:style-name="T41_31">provided</text:span><text:span text:style-name="T41_32"><text:s/></text:span><text:span text:style-name="T41_33">us</text:span><text:span text:style-name="T41_34"><text:s/></text:span><text:span text:style-name="T41_35">with</text:span><text:span text:style-name="T41_36"><text:s/></text:span><text:span text:style-name="T41_37">a</text:span><text:span text:style-name="T41_38"><text:s/></text:span><text:span text:style-name="T41_39">SPARQL</text:span><text:span text:style-name="T41_40"><text:s/></text:span><text:span text:style-name="T41_41">endpoint</text:span><text:span text:style-name="T41_42"><text:s/></text:span><text:span text:style-name="T41_43">for</text:span><text:span text:style-name="T41_44"><text:s/></text:span><text:span text:style-name="T41_45">querying</text:span><text:span text:style-name="T41_46"><text:s/></text:span><text:span text:style-name="T41_47">and</text:span><text:span text:style-name="T41_48"><text:s/></text:span><text:span text:style-name="T41_49">retrieving</text:span><text:span text:style-name="T41_50"><text:s/></text:span><text:span text:style-name="T41_51">the</text:span><text:span text:style-name="T41_52"><text:s/></text:span><text:span text:style-name="T41_53">data</text:span><text:span text:style-name="T41_54">.</text:span></text:p>
      <text:h text:style-name="P42" text:outline-level="1"><text:bookmark-start text:name="h.ay9yqtqmfdau"/><text:bookmark-end text:name="h.ay9yqtqmfdau"/><text:span text:style-name="T42_1">2.<text:s/></text:span><text:span text:style-name="T42_2">LinkedAuthorsWeb</text:span></text:h>
      <text:p text:style-name="P43"><text:span text:style-name="T43_1">LinkedAuthorsWeb</text:span><text:span text:style-name="T43_2"><text:s/></text:span><text:span text:style-name="T43_3">is</text:span><text:span text:style-name="T43_4"><text:s/></text:span><text:span text:style-name="T43_5">a</text:span><text:span text:style-name="T43_6"><text:s/></text:span><text:span text:style-name="T43_7">web</text:span><text:span text:style-name="T43_8">-</text:span><text:span text:style-name="T43_9">based</text:span><text:span text:style-name="T43_10"><text:s/></text:span><text:span text:style-name="T43_11">display</text:span><text:span text:style-name="T43_12"><text:s/></text:span><text:span text:style-name="T43_13">of</text:span><text:span text:style-name="T43_14"><text:s/></text:span><text:span text:style-name="T43_15">the</text:span><text:span text:style-name="T43_16"><text:s/></text:span><text:span text:style-name="T43_17">data</text:span><text:span text:style-name="T43_18"><text:s/></text:span><text:span text:style-name="T43_19">created</text:span><text:span text:style-name="T43_20"><text:s/></text:span><text:span text:style-name="T43_21">by</text:span><text:span text:style-name="T43_22"><text:s/></text:span><text:span text:style-name="T43_23">LinkedAuthors</text:span><text:span text:style-name="T43_24">,<text:s/></text:span><text:span text:style-name="T43_25">mashed</text:span><text:span text:style-name="T43_26"><text:s/></text:span><text:span text:style-name="T43_27">up</text:span><text:span text:style-name="T43_28"><text:s/></text:span><text:span text:style-name="T43_29">with</text:span><text:span text:style-name="T43_30"><text:s/></text:span><text:span text:style-name="T43_31">data</text:span><text:span text:style-name="T43_32"><text:s/></text:span><text:span text:style-name="T43_33">from</text:span><text:span text:style-name="T43_34"><text:s/></text:span><text:span text:style-name="T43_35">a</text:span><text:span text:style-name="T43_36"><text:s/></text:span><text:span text:style-name="T43_37">few</text:span><text:span text:style-name="T43_38"><text:s/></text:span><text:span text:style-name="T43_39">other</text:span><text:span text:style-name="T43_40"><text:s/></text:span><text:span text:style-name="T43_41">sources</text:span><text:span text:style-name="T43_42">. <text:s/></text:span></text:p>
      <text:p text:style-name="P44"/>
      <text:list text:style-name="LS1" xml:id="list0">
        <text:list-item>
          <text:p text:style-name="P45"><text:span text:style-name="T45_1">Demo</text:span><text:span text:style-name="T45_2">:<text:s/></text:span><text:span text:style-name="T45_3"><text:a xlink:type="simple" xlink:href="http://www.google.com/url?q=http%3A%2F%2Fbibpode.no%2Flinkedauthors%2F&amp;sa=D&amp;sntz=1&amp;usg=AFQjCNEpw9-9MX__wBaAQPNitg4de4GWaw"><text:span text:style-name="T45_4">http</text:span></text:a></text:span><text:span text:style-name="T45_5"><text:a xlink:type="simple" xlink:href="http://www.google.com/url?q=http%3A%2F%2Fbibpode.no%2Flinkedauthors%2F&amp;sa=D&amp;sntz=1&amp;usg=AFQjCNEpw9-9MX__wBaAQPNitg4de4GWaw"><text:span text:style-name="T45_6">://</text:span></text:a></text:span><text:span text:style-name="T45_7"><text:a xlink:type="simple" xlink:href="http://www.google.com/url?q=http%3A%2F%2Fbibpode.no%2Flinkedauthors%2F&amp;sa=D&amp;sntz=1&amp;usg=AFQjCNEpw9-9MX__wBaAQPNitg4de4GWaw"><text:span text:style-name="T45_8">bibpode</text:span></text:a></text:span><text:span text:style-name="T45_9"><text:a xlink:type="simple" xlink:href="http://www.google.com/url?q=http%3A%2F%2Fbibpode.no%2Flinkedauthors%2F&amp;sa=D&amp;sntz=1&amp;usg=AFQjCNEpw9-9MX__wBaAQPNitg4de4GWaw"><text:span text:style-name="T45_10">.</text:span></text:a></text:span><text:span text:style-name="T45_11"><text:a xlink:type="simple" xlink:href="http://www.google.com/url?q=http%3A%2F%2Fbibpode.no%2Flinkedauthors%2F&amp;sa=D&amp;sntz=1&amp;usg=AFQjCNEpw9-9MX__wBaAQPNitg4de4GWaw"><text:span text:style-name="T45_12">no</text:span></text:a></text:span><text:span text:style-name="T45_13"><text:a xlink:type="simple" xlink:href="http://www.google.com/url?q=http%3A%2F%2Fbibpode.no%2Flinkedauthors%2F&amp;sa=D&amp;sntz=1&amp;usg=AFQjCNEpw9-9MX__wBaAQPNitg4de4GWaw"><text:span text:style-name="T45_14">/</text:span></text:a></text:span><text:span text:style-name="T45_15"><text:a xlink:type="simple" xlink:href="http://www.google.com/url?q=http%3A%2F%2Fbibpode.no%2Flinkedauthors%2F&amp;sa=D&amp;sntz=1&amp;usg=AFQjCNEpw9-9MX__wBaAQPNitg4de4GWaw"><text:span text:style-name="T45_16">linkedauthors</text:span></text:a></text:span><text:span text:style-name="T45_17"><text:a xlink:type="simple" xlink:href="http://www.google.com/url?q=http%3A%2F%2Fbibpode.no%2Flinkedauthors%2F&amp;sa=D&amp;sntz=1&amp;usg=AFQjCNEpw9-9MX__wBaAQPNitg4de4GWaw"><text:span text:style-name="T45_18">/</text:span></text:a></text:span></text:p>
        </text:list-item>
        <text:list-item>
          <text:p text:style-name="P46"><text:span text:style-name="T46_1">Source</text:span><text:span text:style-name="T46_2"><text:s/></text:span><text:span text:style-name="T46_3">code</text:span><text:span text:style-name="T46_4">:<text:s/></text:span><text:span text:style-name="T46_5"><text:a xlink:type="simple" xlink:href="http://www.google.com/url?q=http%3A%2F%2Fbibpode.no%2Flinkedauthors%2F&amp;sa=D&amp;sntz=1&amp;usg=AFQjCNEpw9-9MX__wBaAQPNitg4de4GWaw"><text:span text:style-name="T46_6">http</text:span></text:a></text:span><text:span text:style-name="T46_7"><text:a xlink:type="simple" xlink:href="http://www.google.com/url?q=http%3A%2F%2Fbibpode.no%2Flinkedauthors%2F&amp;sa=D&amp;sntz=1&amp;usg=AFQjCNEpw9-9MX__wBaAQPNitg4de4GWaw"><text:span text:style-name="T46_8">://</text:span></text:a></text:span><text:span text:style-name="T46_9"><text:a xlink:type="simple" xlink:href="http://www.google.com/url?q=http%3A%2F%2Fbibpode.no%2Flinkedauthors%2F&amp;sa=D&amp;sntz=1&amp;usg=AFQjCNEpw9-9MX__wBaAQPNitg4de4GWaw"><text:span text:style-name="T46_10">bibpode</text:span></text:a></text:span><text:span text:style-name="T46_11"><text:a xlink:type="simple" xlink:href="http://www.google.com/url?q=http%3A%2F%2Fbibpode.no%2Flinkedauthors%2F&amp;sa=D&amp;sntz=1&amp;usg=AFQjCNEpw9-9MX__wBaAQPNitg4de4GWaw"><text:span text:style-name="T46_12">.</text:span></text:a></text:span><text:span text:style-name="T46_13"><text:a xlink:type="simple" xlink:href="http://www.google.com/url?q=http%3A%2F%2Fbibpode.no%2Flinkedauthors%2F&amp;sa=D&amp;sntz=1&amp;usg=AFQjCNEpw9-9MX__wBaAQPNitg4de4GWaw"><text:span text:style-name="T46_14">no</text:span></text:a></text:span><text:span text:style-name="T46_15"><text:a xlink:type="simple" xlink:href="http://www.google.com/url?q=http%3A%2F%2Fbibpode.no%2Flinkedauthors%2F&amp;sa=D&amp;sntz=1&amp;usg=AFQjCNEpw9-9MX__wBaAQPNitg4de4GWaw"><text:span text:style-name="T46_16">/</text:span></text:a></text:span><text:span text:style-name="T46_17"><text:a xlink:type="simple" xlink:href="http://www.google.com/url?q=http%3A%2F%2Fbibpode.no%2Flinkedauthors%2F&amp;sa=D&amp;sntz=1&amp;usg=AFQjCNEpw9-9MX__wBaAQPNitg4de4GWaw"><text:span text:style-name="T46_18">linkedauthors</text:span></text:a></text:span><text:span text:style-name="T46_19"><text:a xlink:type="simple" xlink:href="http://www.google.com/url?q=http%3A%2F%2Fbibpode.no%2Flinkedauthors%2F&amp;sa=D&amp;sntz=1&amp;usg=AFQjCNEpw9-9MX__wBaAQPNitg4de4GWaw"><text:span text:style-name="T46_20">/</text:span></text:a></text:span></text:p>
        </text:list-item>
      </text:list>
      <text:h text:style-name="P47" text:outline-level="2"><text:bookmark-start text:name="h.vqqi31gst5fa"/><text:bookmark-end text:name="h.vqqi31gst5fa"/><text:span text:style-name="T47_1">Data</text:span><text:span text:style-name="T47_2"><text:s/></text:span><text:span text:style-name="T47_3">sources</text:span></text:h>
      <text:list text:style-name="LS2" xml:id="list2">
        <text:list-item>
          <text:p text:style-name="P48"><text:span text:style-name="T48_1">LinkedAuthors</text:span><text:span text:style-name="T48_2"><text:s/>-<text:s/></text:span><text:span text:style-name="T48_3">data</text:span><text:span text:style-name="T48_4"><text:s/></text:span><text:span text:style-name="T48_5">stored</text:span><text:span text:style-name="T48_6"><text:s/></text:span><text:span text:style-name="T48_7">in</text:span><text:span text:style-name="T48_8"><text:s/></text:span><text:span text:style-name="T48_9">an</text:span><text:span text:style-name="T48_10"><text:s/></text:span><text:span text:style-name="T48_11">ARC</text:span><text:span text:style-name="T48_12"><text:s/></text:span><text:span text:style-name="T48_13">triplestore</text:span></text:p>
          <text:list>
            <text:list-item>
              <text:p text:style-name="P49"><text:span text:style-name="T49_1">SPARQL</text:span><text:span text:style-name="T49_2"><text:s/></text:span><text:span text:style-name="T49_3">endpoint</text:span><text:span text:style-name="T49_4">:<text:s/></text:span><text:span text:style-name="T49_5"><text:a xlink:type="simple" xlink:href="http://www.google.com/url?q=http%3A%2F%2Fbibpode.no%2Frdfstore%2Fendpoint.php&amp;sa=D&amp;sntz=1&amp;usg=AFQjCNEp1W46kpWb8AO1EUecPDSRpENT0w"><text:span text:style-name="T49_6">http</text:span></text:a></text:span><text:span text:style-name="T49_7"><text:a xlink:type="simple" xlink:href="http://www.google.com/url?q=http%3A%2F%2Fbibpode.no%2Frdfstore%2Fendpoint.php&amp;sa=D&amp;sntz=1&amp;usg=AFQjCNEp1W46kpWb8AO1EUecPDSRpENT0w"><text:span text:style-name="T49_8">://</text:span></text:a></text:span><text:span text:style-name="T49_9"><text:a xlink:type="simple" xlink:href="http://www.google.com/url?q=http%3A%2F%2Fbibpode.no%2Frdfstore%2Fendpoint.php&amp;sa=D&amp;sntz=1&amp;usg=AFQjCNEp1W46kpWb8AO1EUecPDSRpENT0w"><text:span text:style-name="T49_10">bibpode</text:span></text:a></text:span><text:span text:style-name="T49_11"><text:a xlink:type="simple" xlink:href="http://www.google.com/url?q=http%3A%2F%2Fbibpode.no%2Frdfstore%2Fendpoint.php&amp;sa=D&amp;sntz=1&amp;usg=AFQjCNEp1W46kpWb8AO1EUecPDSRpENT0w"><text:span text:style-name="T49_12">.</text:span></text:a></text:span><text:span text:style-name="T49_13"><text:a xlink:type="simple" xlink:href="http://www.google.com/url?q=http%3A%2F%2Fbibpode.no%2Frdfstore%2Fendpoint.php&amp;sa=D&amp;sntz=1&amp;usg=AFQjCNEp1W46kpWb8AO1EUecPDSRpENT0w"><text:span text:style-name="T49_14">no</text:span></text:a></text:span><text:span text:style-name="T49_15"><text:a xlink:type="simple" xlink:href="http://www.google.com/url?q=http%3A%2F%2Fbibpode.no%2Frdfstore%2Fendpoint.php&amp;sa=D&amp;sntz=1&amp;usg=AFQjCNEp1W46kpWb8AO1EUecPDSRpENT0w"><text:span text:style-name="T49_16">/</text:span></text:a></text:span><text:span text:style-name="T49_17"><text:a xlink:type="simple" xlink:href="http://www.google.com/url?q=http%3A%2F%2Fbibpode.no%2Frdfstore%2Fendpoint.php&amp;sa=D&amp;sntz=1&amp;usg=AFQjCNEp1W46kpWb8AO1EUecPDSRpENT0w"><text:span text:style-name="T49_18">rdfstore</text:span></text:a></text:span><text:span text:style-name="T49_19"><text:a xlink:type="simple" xlink:href="http://www.google.com/url?q=http%3A%2F%2Fbibpode.no%2Frdfstore%2Fendpoint.php&amp;sa=D&amp;sntz=1&amp;usg=AFQjCNEp1W46kpWb8AO1EUecPDSRpENT0w"><text:span text:style-name="T49_20">/</text:span></text:a></text:span><text:span text:style-name="T49_21"><text:a xlink:type="simple" xlink:href="http://www.google.com/url?q=http%3A%2F%2Fbibpode.no%2Frdfstore%2Fendpoint.php&amp;sa=D&amp;sntz=1&amp;usg=AFQjCNEp1W46kpWb8AO1EUecPDSRpENT0w"><text:span text:style-name="T49_22">endpoint</text:span></text:a></text:span><text:span text:style-name="T49_23"><text:a xlink:type="simple" xlink:href="http://www.google.com/url?q=http%3A%2F%2Fbibpode.no%2Frdfstore%2Fendpoint.php&amp;sa=D&amp;sntz=1&amp;usg=AFQjCNEp1W46kpWb8AO1EUecPDSRpENT0w"><text:span text:style-name="T49_24">.</text:span></text:a></text:span><text:span text:style-name="T49_25"><text:a xlink:type="simple" xlink:href="http://www.google.com/url?q=http%3A%2F%2Fbibpode.no%2Frdfstore%2Fendpoint.php&amp;sa=D&amp;sntz=1&amp;usg=AFQjCNEp1W46kpWb8AO1EUecPDSRpENT0w"><text:span text:style-name="T49_26">php</text:span></text:a></text:span></text:p>
            </text:list-item>
          </text:list>
        </text:list-item>
        <text:list-item>
          <text:p text:style-name="P50"><text:span text:style-name="T50_1"><text:a xlink:type="simple" xlink:href="http://www.google.com/url?q=http%3A%2F%2Fdbpedia.org%2F&amp;sa=D&amp;sntz=1&amp;usg=AFQjCNHa73NQC_lNKK8HSyBraEhbqeyvQw"><text:span text:style-name="T50_2">DBpedia</text:span></text:a></text:span></text:p>
          <text:list>
            <text:list-item>
              <text:p text:style-name="P51"><text:span text:style-name="T51_1">SPARQL</text:span><text:span text:style-name="T51_2"><text:s/></text:span><text:span text:style-name="T51_3">endpoint</text:span><text:span text:style-name="T51_4">:<text:s/></text:span><text:span text:style-name="T51_5"><text:a xlink:type="simple" xlink:href="http://www.google.com/url?q=http%3A%2F%2Fdbpedia.org%2Fsparql&amp;sa=D&amp;sntz=1&amp;usg=AFQjCNGg3N-tRK6IbDritJCilH8B42py9g"><text:span text:style-name="T51_6">http</text:span></text:a></text:span><text:span text:style-name="T51_7"><text:a xlink:type="simple" xlink:href="http://www.google.com/url?q=http%3A%2F%2Fdbpedia.org%2Fsparql&amp;sa=D&amp;sntz=1&amp;usg=AFQjCNGg3N-tRK6IbDritJCilH8B42py9g"><text:span text:style-name="T51_8">://</text:span></text:a></text:span><text:span text:style-name="T51_9"><text:a xlink:type="simple" xlink:href="http://www.google.com/url?q=http%3A%2F%2Fdbpedia.org%2Fsparql&amp;sa=D&amp;sntz=1&amp;usg=AFQjCNGg3N-tRK6IbDritJCilH8B42py9g"><text:span text:style-name="T51_10">dbpedia</text:span></text:a></text:span><text:span text:style-name="T51_11"><text:a xlink:type="simple" xlink:href="http://www.google.com/url?q=http%3A%2F%2Fdbpedia.org%2Fsparql&amp;sa=D&amp;sntz=1&amp;usg=AFQjCNGg3N-tRK6IbDritJCilH8B42py9g"><text:span text:style-name="T51_12">.</text:span></text:a></text:span><text:span text:style-name="T51_13"><text:a xlink:type="simple" xlink:href="http://www.google.com/url?q=http%3A%2F%2Fdbpedia.org%2Fsparql&amp;sa=D&amp;sntz=1&amp;usg=AFQjCNGg3N-tRK6IbDritJCilH8B42py9g"><text:span text:style-name="T51_14">org</text:span></text:a></text:span><text:span text:style-name="T51_15"><text:a xlink:type="simple" xlink:href="http://www.google.com/url?q=http%3A%2F%2Fdbpedia.org%2Fsparql&amp;sa=D&amp;sntz=1&amp;usg=AFQjCNGg3N-tRK6IbDritJCilH8B42py9g"><text:span text:style-name="T51_16">/</text:span></text:a></text:span><text:span text:style-name="T51_17"><text:a xlink:type="simple" xlink:href="http://www.google.com/url?q=http%3A%2F%2Fdbpedia.org%2Fsparql&amp;sa=D&amp;sntz=1&amp;usg=AFQjCNGg3N-tRK6IbDritJCilH8B42py9g"><text:span text:style-name="T51_18">sparql</text:span></text:a></text:span></text:p>
            </text:list-item>
          </text:list>
        </text:list-item>
        <text:list-item>
          <text:p text:style-name="P52"><text:span text:style-name="T52_1"><text:a xlink:type="simple" xlink:href="http://www.google.com/url?q=http%3A%2F%2Fwww.lexvo.org%2F&amp;sa=D&amp;sntz=1&amp;usg=AFQjCNFB2IXSuliBs4ocORK-S6AcxDvRPQ"><text:span text:style-name="T52_2">Lexvo</text:span></text:a></text:span><text:span text:style-name="T52_3"><text:a xlink:type="simple" xlink:href="http://www.google.com/url?q=http%3A%2F%2Fwww.lexvo.org%2F&amp;sa=D&amp;sntz=1&amp;usg=AFQjCNFB2IXSuliBs4ocORK-S6AcxDvRPQ"><text:span text:style-name="T52_4">.</text:span></text:a></text:span><text:span text:style-name="T52_5"><text:a xlink:type="simple" xlink:href="http://www.google.com/url?q=http%3A%2F%2Fwww.lexvo.org%2F&amp;sa=D&amp;sntz=1&amp;usg=AFQjCNFB2IXSuliBs4ocORK-S6AcxDvRPQ"><text:span text:style-name="T52_6">org</text:span></text:a></text:span></text:p>
          <text:list>
            <text:list-item>
              <text:p text:style-name="P53"><text:span text:style-name="T53_1">Individual</text:span><text:span text:style-name="T53_2"><text:s/></text:span><text:span text:style-name="T53_3">RDF</text:span><text:span text:style-name="T53_4"><text:s/></text:span><text:span text:style-name="T53_5">files</text:span><text:span text:style-name="T53_6"><text:s/></text:span><text:span text:style-name="T53_7">are</text:span><text:span text:style-name="T53_8"><text:s/></text:span><text:span text:style-name="T53_9">available</text:span><text:span text:style-name="T53_10"><text:s/></text:span><text:span text:style-name="T53_11">at</text:span><text:span text:style-name="T53_12"><text:s/></text:span><text:span text:style-name="T53_13">e</text:span><text:span text:style-name="T53_14">.</text:span><text:span text:style-name="T53_15">g</text:span><text:span text:style-name="T53_16">.<text:s/></text:span><text:span text:style-name="T53_17"><text:a xlink:type="simple" xlink:href="http://www.google.com/url?q=http%3A%2F%2Fwww.lexvo.org%2Fdata%2Fiso639-3%2Fdan&amp;sa=D&amp;sntz=1&amp;usg=AFQjCNEr0rLW2XdNXJlM-kmj8Lf3pLOnsg"><text:span text:style-name="T53_18">http</text:span></text:a></text:span><text:span text:style-name="T53_19"><text:a xlink:type="simple" xlink:href="http://www.google.com/url?q=http%3A%2F%2Fwww.lexvo.org%2Fdata%2Fiso639-3%2Fdan&amp;sa=D&amp;sntz=1&amp;usg=AFQjCNEr0rLW2XdNXJlM-kmj8Lf3pLOnsg"><text:span text:style-name="T53_20">://</text:span></text:a></text:span><text:span text:style-name="T53_21"><text:a xlink:type="simple" xlink:href="http://www.google.com/url?q=http%3A%2F%2Fwww.lexvo.org%2Fdata%2Fiso639-3%2Fdan&amp;sa=D&amp;sntz=1&amp;usg=AFQjCNEr0rLW2XdNXJlM-kmj8Lf3pLOnsg"><text:span text:style-name="T53_22">www</text:span></text:a></text:span><text:span text:style-name="T53_23"><text:a xlink:type="simple" xlink:href="http://www.google.com/url?q=http%3A%2F%2Fwww.lexvo.org%2Fdata%2Fiso639-3%2Fdan&amp;sa=D&amp;sntz=1&amp;usg=AFQjCNEr0rLW2XdNXJlM-kmj8Lf3pLOnsg"><text:span text:style-name="T53_24">.</text:span></text:a></text:span><text:span text:style-name="T53_25"><text:a xlink:type="simple" xlink:href="http://www.google.com/url?q=http%3A%2F%2Fwww.lexvo.org%2Fdata%2Fiso639-3%2Fdan&amp;sa=D&amp;sntz=1&amp;usg=AFQjCNEr0rLW2XdNXJlM-kmj8Lf3pLOnsg"><text:span text:style-name="T53_26">lexvo</text:span></text:a></text:span><text:span text:style-name="T53_27"><text:a xlink:type="simple" xlink:href="http://www.google.com/url?q=http%3A%2F%2Fwww.lexvo.org%2Fdata%2Fiso639-3%2Fdan&amp;sa=D&amp;sntz=1&amp;usg=AFQjCNEr0rLW2XdNXJlM-kmj8Lf3pLOnsg"><text:span text:style-name="T53_28">.</text:span></text:a></text:span><text:span text:style-name="T53_29"><text:a xlink:type="simple" xlink:href="http://www.google.com/url?q=http%3A%2F%2Fwww.lexvo.org%2Fdata%2Fiso639-3%2Fdan&amp;sa=D&amp;sntz=1&amp;usg=AFQjCNEr0rLW2XdNXJlM-kmj8Lf3pLOnsg"><text:span text:style-name="T53_30">org</text:span></text:a></text:span><text:span text:style-name="T53_31"><text:a xlink:type="simple" xlink:href="http://www.google.com/url?q=http%3A%2F%2Fwww.lexvo.org%2Fdata%2Fiso639-3%2Fdan&amp;sa=D&amp;sntz=1&amp;usg=AFQjCNEr0rLW2XdNXJlM-kmj8Lf3pLOnsg"><text:span text:style-name="T53_32">/</text:span></text:a></text:span><text:span text:style-name="T53_33"><text:a xlink:type="simple" xlink:href="http://www.google.com/url?q=http%3A%2F%2Fwww.lexvo.org%2Fdata%2Fiso639-3%2Fdan&amp;sa=D&amp;sntz=1&amp;usg=AFQjCNEr0rLW2XdNXJlM-kmj8Lf3pLOnsg"><text:span text:style-name="T53_34">data</text:span></text:a></text:span><text:span text:style-name="T53_35"><text:a xlink:type="simple" xlink:href="http://www.google.com/url?q=http%3A%2F%2Fwww.lexvo.org%2Fdata%2Fiso639-3%2Fdan&amp;sa=D&amp;sntz=1&amp;usg=AFQjCNEr0rLW2XdNXJlM-kmj8Lf3pLOnsg"><text:span text:style-name="T53_36">/</text:span></text:a></text:span><text:span text:style-name="T53_37"><text:a xlink:type="simple" xlink:href="http://www.google.com/url?q=http%3A%2F%2Fwww.lexvo.org%2Fdata%2Fiso639-3%2Fdan&amp;sa=D&amp;sntz=1&amp;usg=AFQjCNEr0rLW2XdNXJlM-kmj8Lf3pLOnsg"><text:span text:style-name="T53_38">iso</text:span></text:a></text:span><text:span text:style-name="T53_39"><text:a xlink:type="simple" xlink:href="http://www.google.com/url?q=http%3A%2F%2Fwww.lexvo.org%2Fdata%2Fiso639-3%2Fdan&amp;sa=D&amp;sntz=1&amp;usg=AFQjCNEr0rLW2XdNXJlM-kmj8Lf3pLOnsg"><text:span text:style-name="T53_40">639-3/</text:span></text:a></text:span><text:span text:style-name="T53_41"><text:a xlink:type="simple" xlink:href="http://www.google.com/url?q=http%3A%2F%2Fwww.lexvo.org%2Fdata%2Fiso639-3%2Fdan&amp;sa=D&amp;sntz=1&amp;usg=AFQjCNEr0rLW2XdNXJlM-kmj8Lf3pLOnsg"><text:span text:style-name="T53_42">dan</text:span></text:a></text:span></text:p>
            </text:list-item>
          </text:list>
        </text:list-item>
      </text:list>
      <text:h text:style-name="P54" text:outline-level="2"><text:bookmark-start text:name="h.a1399phzc61b"/><text:bookmark-end text:name="h.a1399phzc61b"/><text:span text:style-name="T54_1">Architectural</text:span><text:span text:style-name="T54_2"><text:s/></text:span><text:span text:style-name="T54_3">outline</text:span></text:h>
      <text:p text:style-name="P55"><text:span text:style-name="T55_1">LinkedAuthorsWeb</text:span><text:span text:style-name="T55_2"><text:s/></text:span><text:span text:style-name="T55_3">is</text:span><text:span text:style-name="T55_4"><text:s/></text:span><text:span text:style-name="T55_5">based</text:span><text:span text:style-name="T55_6"><text:s/></text:span><text:span text:style-name="T55_7">around</text:span><text:span text:style-name="T55_8"><text:s/></text:span><text:span text:style-name="T55_9">an</text:span><text:span text:style-name="T55_10"><text:s/></text:span><text:span text:style-name="T55_11">HTML</text:span><text:span text:style-name="T55_12"><text:s/></text:span><text:span text:style-name="T55_13">page</text:span><text:span text:style-name="T55_14">,<text:s/></text:span><text:span text:style-name="T55_15">enhanced</text:span><text:span text:style-name="T55_16"><text:s/></text:span><text:span text:style-name="T55_17">with</text:span><text:span text:style-name="T55_18"><text:s/></text:span><text:span text:style-name="T55_19">CSS</text:span><text:span text:style-name="T55_20">.<text:s/></text:span><text:span text:style-name="T55_21">Data</text:span><text:span text:style-name="T55_22"><text:s/></text:span><text:span text:style-name="T55_23">is</text:span><text:span text:style-name="T55_24"><text:s/></text:span><text:span text:style-name="T55_25">fetched</text:span><text:span text:style-name="T55_26"><text:s/></text:span><text:span text:style-name="T55_27">from</text:span><text:span text:style-name="T55_28"><text:s/></text:span><text:span text:style-name="T55_29">different</text:span><text:span text:style-name="T55_30"><text:s/></text:span><text:span text:style-name="T55_31">sources</text:span><text:span text:style-name="T55_32"><text:s/></text:span><text:span text:style-name="T55_33">and</text:span><text:span text:style-name="T55_34"><text:s/></text:span><text:span text:style-name="T55_35">presented</text:span><text:span text:style-name="T55_36"><text:s/></text:span><text:span text:style-name="T55_37">to</text:span><text:span text:style-name="T55_38"><text:s/></text:span><text:span text:style-name="T55_39">the</text:span><text:span text:style-name="T55_40"><text:s/></text:span><text:span text:style-name="T55_41">user</text:span><text:span text:style-name="T55_42"><text:s/></text:span><text:span text:style-name="T55_43">with</text:span><text:span text:style-name="T55_44"><text:s/></text:span><text:span text:style-name="T55_45">AJAX</text:span><text:span text:style-name="T55_46">-</text:span><text:span text:style-name="T55_47">techniques</text:span><text:span text:style-name="T55_48">,<text:s/></text:span><text:span text:style-name="T55_49">utilising</text:span><text:span text:style-name="T55_50"><text:s/></text:span><text:span text:style-name="T55_51">the</text:span><text:span text:style-name="T55_52"><text:s/></text:span><text:span text:style-name="T55_53">jQuery</text:span><text:span text:style-name="T55_54"><text:s/></text:span><text:span text:style-name="T55_55">JavaScript</text:span><text:span text:style-name="T55_56"><text:s/></text:span><text:span text:style-name="T55_57">library</text:span><text:span text:style-name="T55_58">.<text:s/></text:span></text:p>
      <text:p text:style-name="P56"/>
      <text:list text:style-name="LS3" xml:id="list8">
        <text:list-item>
          <text:p text:style-name="P57"><text:span text:style-name="T57_1">Sources</text:span><text:span text:style-name="T57_2"><text:s/></text:span><text:span text:style-name="T57_3">that</text:span><text:span text:style-name="T57_4"><text:s/></text:span><text:span text:style-name="T57_5">can</text:span><text:span text:style-name="T57_6"><text:s/></text:span><text:span text:style-name="T57_7">return</text:span><text:span text:style-name="T57_8"><text:s/></text:span><text:span text:style-name="T57_9">data</text:span><text:span text:style-name="T57_10"><text:s/></text:span><text:span text:style-name="T57_11">in</text:span><text:span text:style-name="T57_12"><text:s/></text:span><text:span text:style-name="T57_13">JSONP</text:span><text:span text:style-name="T57_14"><text:s/></text:span><text:span text:style-name="T57_15">format</text:span><text:span text:style-name="T57_16"><text:s/></text:span><text:span text:style-name="T57_17">are</text:span><text:span text:style-name="T57_18"><text:s/></text:span><text:span text:style-name="T57_19">queried</text:span><text:span text:style-name="T57_20"><text:s/></text:span><text:span text:style-name="T57_21">directly</text:span><text:span text:style-name="T57_22"><text:s/></text:span><text:span text:style-name="T57_23">from</text:span><text:span text:style-name="T57_24"><text:s/></text:span><text:span text:style-name="T57_25">JavaScript</text:span><text:span text:style-name="T57_26">.<text:s/></text:span></text:p>
        </text:list-item>
        <text:list-item>
          <text:p text:style-name="P58"><text:span text:style-name="T58_1">Sources</text:span><text:span text:style-name="T58_2"><text:s/></text:span><text:span text:style-name="T58_3">that</text:span><text:span text:style-name="T58_4"><text:s/></text:span><text:span text:style-name="T58_5">can</text:span><text:span text:style-name="T58_6"><text:s/></text:span><text:span text:style-name="T58_7">only</text:span><text:span text:style-name="T58_8"><text:s/></text:span><text:span text:style-name="T58_9">return</text:span><text:span text:style-name="T58_10"><text:s/></text:span><text:span text:style-name="T58_11">JSON</text:span><text:span text:style-name="T58_12"><text:s/></text:span><text:span text:style-name="T58_13">need</text:span><text:span text:style-name="T58_14"><text:s/></text:span><text:span text:style-name="T58_15">to</text:span><text:span text:style-name="T58_16"><text:s/></text:span><text:span text:style-name="T58_17">have</text:span><text:span text:style-name="T58_18"><text:s/></text:span><text:span text:style-name="T58_19">their</text:span><text:span text:style-name="T58_20"><text:s/></text:span><text:span text:style-name="T58_21">data</text:span><text:span text:style-name="T58_22"><text:s/></text:span><text:span text:style-name="T58_23">passed</text:span><text:span text:style-name="T58_24"><text:s/></text:span><text:span text:style-name="T58_25">through</text:span><text:span text:style-name="T58_26"><text:s/></text:span><text:span text:style-name="T58_27">a</text:span><text:span text:style-name="T58_28"><text:s/></text:span><text:span text:style-name="T58_29">local</text:span><text:span text:style-name="T58_30"><text:s/></text:span><text:span text:style-name="T58_31">proxy</text:span><text:span text:style-name="T58_32"><text:s/>(</text:span><text:span text:style-name="T58_33">written</text:span><text:span text:style-name="T58_34"><text:s/></text:span><text:span text:style-name="T58_35">in</text:span><text:span text:style-name="T58_36"><text:s/></text:span><text:span text:style-name="T58_37">PHP</text:span><text:span text:style-name="T58_38">)<text:s/></text:span><text:span text:style-name="T58_39">to</text:span><text:span text:style-name="T58_40"><text:s/></text:span><text:span text:style-name="T58_41">avoid</text:span><text:span text:style-name="T58_42"><text:s/></text:span><text:span text:style-name="T58_43">cross</text:span><text:span text:style-name="T58_44">-</text:span><text:span text:style-name="T58_45">site</text:span><text:span text:style-name="T58_46"><text:s/></text:span><text:span text:style-name="T58_47">scripting</text:span><text:span text:style-name="T58_48"><text:s/></text:span><text:span text:style-name="T58_49">limitations</text:span><text:span text:style-name="T58_50"><text:s/></text:span><text:span text:style-name="T58_51">in</text:span><text:span text:style-name="T58_52"><text:s/></text:span><text:span text:style-name="T58_53">browsers</text:span><text:span text:style-name="T58_54">.<text:s/></text:span></text:p>
        </text:list-item>
      </text:list>
      <text:h text:style-name="P59" text:outline-level="2"><text:bookmark-start text:name="h.5oor9vbxstrp"/><text:bookmark-end text:name="h.5oor9vbxstrp"/><text:span text:style-name="T59_1">Logic</text:span><text:span text:style-name="T59_2"><text:s/></text:span><text:span text:style-name="T59_3">and</text:span><text:span text:style-name="T59_4"><text:s/></text:span><text:span text:style-name="T59_5">queries</text:span></text:h>
      <text:p text:style-name="P60"><text:span text:style-name="T60_1">Initially</text:span><text:span text:style-name="T60_2">,<text:s/></text:span><text:span text:style-name="T60_3">the</text:span><text:span text:style-name="T60_4"><text:s/></text:span><text:span text:style-name="T60_5">user</text:span><text:span text:style-name="T60_6"><text:s/></text:span><text:span text:style-name="T60_7">is</text:span><text:span text:style-name="T60_8"><text:s/></text:span><text:span text:style-name="T60_9">presented</text:span><text:span text:style-name="T60_10"><text:s/></text:span><text:span text:style-name="T60_11">with</text:span><text:span text:style-name="T60_12"><text:s/>4<text:s/></text:span><text:span text:style-name="T60_13">drop</text:span><text:span text:style-name="T60_14">-</text:span><text:span text:style-name="T60_15">down</text:span><text:span text:style-name="T60_16"><text:s/></text:span><text:span text:style-name="T60_17">form</text:span><text:span text:style-name="T60_18">-</text:span><text:span text:style-name="T60_19">controls</text:span><text:span text:style-name="T60_20">:<text:s/></text:span></text:p>
      <text:p text:style-name="P61"><text:span text:style-name="T61_1"><draw:frame svg:width="12.409cm" svg:height="0.979cm" draw:style-name="FR1" text:anchor-type="as-char" draw:z-index="0"><draw:image xlink:href="Pictures/image1.png" xlink:type="simple" xlink:show="embed" xlink:actuate="onLoad"/></draw:frame></text:span></text:p>
      <text:p text:style-name="P62"><text:span text:style-name="T62_1">These</text:span><text:span text:style-name="T62_2"><text:s/></text:span><text:span text:style-name="T62_3">are</text:span><text:span text:style-name="T62_4">,<text:s/></text:span><text:span text:style-name="T62_5">in</text:span><text:span text:style-name="T62_6"><text:s/></text:span><text:span text:style-name="T62_7">order</text:span><text:span text:style-name="T62_8">:<text:s/></text:span></text:p>
      <text:list text:style-name="LS4" xml:id="list10">
        <text:list-item>
          <text:p text:style-name="P63"><text:span text:style-name="T63_1">Choose</text:span><text:span text:style-name="T63_2"><text:s/></text:span><text:span text:style-name="T63_3">author</text:span><text:span text:style-name="T63_4"><text:s/>(</text:span><text:span text:style-name="T63_5">Knut</text:span><text:span text:style-name="T63_6"><text:s/></text:span><text:span text:style-name="T63_7">Hamusn</text:span><text:span text:style-name="T63_8">/</text:span><text:span text:style-name="T63_9">Per</text:span><text:span text:style-name="T63_10"><text:s/></text:span><text:span text:style-name="T63_11">Petterson</text:span><text:span text:style-name="T63_12">)</text:span></text:p>
        </text:list-item>
        <text:list-item>
          <text:p text:style-name="P64"><text:span text:style-name="T64_1">Sort</text:span><text:span text:style-name="T64_2"><text:s/></text:span><text:span text:style-name="T64_3">by</text:span><text:span text:style-name="T64_4"><text:s/>(</text:span><text:span text:style-name="T64_5">publication</text:span><text:span text:style-name="T64_6"><text:s/></text:span><text:span text:style-name="T64_7">year</text:span><text:span text:style-name="T64_8">/</text:span><text:span text:style-name="T64_9">title</text:span><text:span text:style-name="T64_10">)</text:span></text:p>
        </text:list-item>
        <text:list-item>
          <text:p text:style-name="P65"><text:span text:style-name="T65_1">Sort</text:span><text:span text:style-name="T65_2"><text:s/></text:span><text:span text:style-name="T65_3">order</text:span><text:span text:style-name="T65_4"><text:s/>(</text:span><text:span text:style-name="T65_5">ascending</text:span><text:span text:style-name="T65_6">/</text:span><text:span text:style-name="T65_7">descending</text:span><text:span text:style-name="T65_8">)</text:span></text:p>
        </text:list-item>
        <text:list-item>
          <text:p text:style-name="P66"><text:span text:style-name="T66_1">Choose</text:span><text:span text:style-name="T66_2"><text:s/></text:span><text:span text:style-name="T66_3">language</text:span><text:span text:style-name="T66_4"><text:s/>(</text:span><text:span text:style-name="T66_5">initially</text:span><text:span text:style-name="T66_6"><text:s/></text:span><text:span text:style-name="T66_7">empty</text:span><text:span text:style-name="T66_8">)</text:span></text:p>
        </text:list-item>
      </text:list>
      <text:p text:style-name="P67"/>
      <text:p text:style-name="P68"><text:span text:style-name="T68_1">The</text:span><text:span text:style-name="T68_2"><text:s/></text:span><text:span text:style-name="T68_3">main</text:span><text:span text:style-name="T68_4"><text:s/></text:span><text:span text:style-name="T68_5">action</text:span><text:span text:style-name="T68_6"><text:s/></text:span><text:span text:style-name="T68_7">taken</text:span><text:span text:style-name="T68_8"><text:s/></text:span><text:span text:style-name="T68_9">by</text:span><text:span text:style-name="T68_10"><text:s/></text:span><text:span text:style-name="T68_11">the</text:span><text:span text:style-name="T68_12"><text:s/></text:span><text:span text:style-name="T68_13">user</text:span><text:span text:style-name="T68_14"><text:s/></text:span><text:span text:style-name="T68_15">is</text:span><text:span text:style-name="T68_16"><text:s/></text:span><text:span text:style-name="T68_17">choosing</text:span><text:span text:style-name="T68_18"><text:s/></text:span><text:span text:style-name="T68_19">which</text:span><text:span text:style-name="T68_20"><text:s/></text:span><text:span text:style-name="T68_21">author</text:span><text:span text:style-name="T68_22"><text:s/></text:span><text:span text:style-name="T68_23">to</text:span><text:span text:style-name="T68_24"><text:s/></text:span><text:span text:style-name="T68_25">display</text:span><text:span text:style-name="T68_26">.<text:s/></text:span><text:span text:style-name="T68_27">This</text:span><text:span text:style-name="T68_28"><text:s/></text:span><text:span text:style-name="T68_29">triggers</text:span><text:span text:style-name="T68_30"><text:s/>3<text:s/></text:span><text:span text:style-name="T68_31">actions</text:span><text:span text:style-name="T68_32">:<text:s/></text:span></text:p>
      <text:list text:style-name="LS5" xml:id="list14">
        <text:list-item>
          <text:p text:style-name="P69"><text:span text:style-name="T69_1">A</text:span><text:span text:style-name="T69_2"><text:s/></text:span><text:span text:style-name="T69_3">list</text:span><text:span text:style-name="T69_4"><text:s/></text:span><text:span text:style-name="T69_5">of</text:span><text:span text:style-name="T69_6"><text:s/></text:span><text:span text:style-name="T69_7">works</text:span><text:span text:style-name="T69_8"><text:s/></text:span><text:span text:style-name="T69_9">by</text:span><text:span text:style-name="T69_10"><text:s/></text:span><text:span text:style-name="T69_11">the</text:span><text:span text:style-name="T69_12"><text:s/></text:span><text:span text:style-name="T69_13">chosen</text:span><text:span text:style-name="T69_14"><text:s/></text:span><text:span text:style-name="T69_15">author</text:span><text:span text:style-name="T69_16"><text:s/></text:span><text:span text:style-name="T69_17">is</text:span><text:span text:style-name="T69_18"><text:s/></text:span><text:span text:style-name="T69_19">displayed</text:span><text:span text:style-name="T69_20"><text:s/></text:span><text:span text:style-name="T69_21">on</text:span><text:span text:style-name="T69_22"><text:s/></text:span><text:span text:style-name="T69_23">the</text:span><text:span text:style-name="T69_24"><text:s/></text:span><text:span text:style-name="T69_25">left</text:span><text:span text:style-name="T69_26"><text:s/></text:span><text:span text:style-name="T69_27">side</text:span><text:span text:style-name="T69_28"><text:s/></text:span><text:span text:style-name="T69_29">of</text:span><text:span text:style-name="T69_30"><text:s/></text:span><text:span text:style-name="T69_31">the</text:span><text:span text:style-name="T69_32"><text:s/></text:span><text:span text:style-name="T69_33">screen</text:span><text:span text:style-name="T69_34">.</text:span></text:p>
        </text:list-item>
        <text:list-item>
          <text:p text:style-name="P70"><text:span text:style-name="T70_1">The</text:span><text:span text:style-name="T70_2"><text:s/></text:span><text:span text:style-name="T70_3">drop</text:span><text:span text:style-name="T70_4">-</text:span><text:span text:style-name="T70_5">down</text:span><text:span text:style-name="T70_6"><text:s/></text:span><text:span text:style-name="T70_7">of</text:span><text:span text:style-name="T70_8"><text:s/></text:span><text:span text:style-name="T70_9">languages</text:span><text:span text:style-name="T70_10"><text:s/></text:span><text:span text:style-name="T70_11">is</text:span><text:span text:style-name="T70_12"><text:s/></text:span><text:span text:style-name="T70_13">populated</text:span><text:span text:style-name="T70_14">.<text:s/></text:span></text:p>
        </text:list-item>
        <text:list-item>
          <text:p text:style-name="P71"><text:span text:style-name="T71_1">A</text:span><text:span text:style-name="T71_2"><text:s/></text:span><text:span text:style-name="T71_3">box</text:span><text:span text:style-name="T71_4"><text:s/></text:span><text:span text:style-name="T71_5">with</text:span><text:span text:style-name="T71_6"><text:s/></text:span><text:span text:style-name="T71_7">information</text:span><text:span text:style-name="T71_8"><text:s/></text:span><text:span text:style-name="T71_9">about</text:span><text:span text:style-name="T71_10"><text:s/></text:span><text:span text:style-name="T71_11">the</text:span><text:span text:style-name="T71_12"><text:s/></text:span><text:span text:style-name="T71_13">author</text:span><text:span text:style-name="T71_14"><text:s/></text:span><text:span text:style-name="T71_15">is</text:span><text:span text:style-name="T71_16"><text:s/></text:span><text:span text:style-name="T71_17">displayed</text:span><text:span text:style-name="T71_18"><text:s/></text:span><text:span text:style-name="T71_19">on</text:span><text:span text:style-name="T71_20"><text:s/></text:span><text:span text:style-name="T71_21">the</text:span><text:span text:style-name="T71_22"><text:s/></text:span><text:span text:style-name="T71_23">right</text:span><text:span text:style-name="T71_24"><text:s/></text:span><text:span text:style-name="T71_25">side</text:span><text:span text:style-name="T71_26"><text:s/></text:span><text:span text:style-name="T71_27">of</text:span><text:span text:style-name="T71_28"><text:s/></text:span><text:span text:style-name="T71_29">the</text:span><text:span text:style-name="T71_30"><text:s/></text:span><text:span text:style-name="T71_31">screen</text:span><text:span text:style-name="T71_32">.<text:s/></text:span></text:p>
        </text:list-item>
      </text:list>
      <text:h text:style-name="P72" text:outline-level="3"><text:bookmark-start text:name="h.efvo6v4fcjhg"/><text:bookmark-end text:name="h.efvo6v4fcjhg"/><text:span text:style-name="T72_1">List</text:span><text:span text:style-name="T72_2"><text:s/></text:span><text:span text:style-name="T72_3">of</text:span><text:span text:style-name="T72_4"><text:s/></text:span><text:span text:style-name="T72_5">works</text:span></text:h>
      <text:p text:style-name="P73"><text:span text:style-name="T73_1">The</text:span><text:span text:style-name="T73_2"><text:s/></text:span><text:span text:style-name="T73_3">list</text:span><text:span text:style-name="T73_4"><text:s/></text:span><text:span text:style-name="T73_5">of</text:span><text:span text:style-name="T73_6"><text:s/></text:span><text:span text:style-name="T73_7">works</text:span><text:span text:style-name="T73_8"><text:s/></text:span><text:span text:style-name="T73_9">is</text:span><text:span text:style-name="T73_10"><text:s/></text:span><text:span text:style-name="T73_11">requested</text:span><text:span text:style-name="T73_12"><text:s/></text:span><text:span text:style-name="T73_13">as</text:span><text:span text:style-name="T73_14"><text:s/></text:span><text:span text:style-name="T73_15">an</text:span><text:span text:style-name="T73_16"><text:s/></text:span><text:span text:style-name="T73_17">AJAX</text:span><text:span text:style-name="T73_18">-</text:span><text:span text:style-name="T73_19">call</text:span><text:span text:style-name="T73_20"><text:s/></text:span><text:span text:style-name="T73_21">against</text:span><text:span text:style-name="T73_22"><text:s/></text:span><text:span text:style-name="T73_23">the</text:span><text:span text:style-name="T73_24"><text:s/></text:span><text:span text:style-name="T73_25">LinkedAuthors</text:span><text:span text:style-name="T73_26"><text:s/></text:span><text:span text:style-name="T73_27">ARC</text:span><text:span text:style-name="T73_28"><text:s/></text:span><text:span text:style-name="T73_29">triplestore</text:span><text:span text:style-name="T73_30">.<text:s/></text:span><text:span text:style-name="T73_31">The</text:span><text:span text:style-name="T73_32"><text:s/></text:span><text:span text:style-name="T73_33">data</text:span><text:span text:style-name="T73_34"><text:s/></text:span><text:span text:style-name="T73_35">are</text:span><text:span text:style-name="T73_36"><text:s/></text:span><text:span text:style-name="T73_37">returned</text:span><text:span text:style-name="T73_38"><text:s/></text:span><text:span text:style-name="T73_39">as</text:span><text:span text:style-name="T73_40"><text:s/></text:span><text:span text:style-name="T73_41">JSONP</text:span><text:span text:style-name="T73_42">,<text:s/></text:span><text:span text:style-name="T73_43">for</text:span><text:span text:style-name="T73_44"><text:s/></text:span><text:span text:style-name="T73_45">easy</text:span><text:span text:style-name="T73_46"><text:s/></text:span><text:span text:style-name="T73_47">handling</text:span><text:span text:style-name="T73_48"><text:s/></text:span><text:span text:style-name="T73_49">of</text:span><text:span text:style-name="T73_50"><text:s/></text:span><text:span text:style-name="T73_51">data</text:span><text:span text:style-name="T73_52">.<text:s/></text:span><text:span text:style-name="T73_53">This</text:span><text:span text:style-name="T73_54"><text:s/></text:span><text:span text:style-name="T73_55">is</text:span><text:span text:style-name="T73_56"><text:s/></text:span><text:span text:style-name="T73_57">the</text:span><text:span text:style-name="T73_58"><text:s/></text:span><text:span text:style-name="T73_59">query</text:span><text:span text:style-name="T73_60">:</text:span></text:p>
      <text:p text:style-name="P74"/>
      <text:p text:style-name="P75"><text:span text:style-name="T75_1">PREFIX</text:span><text:span text:style-name="T75_2"><text:s/></text:span><text:span text:style-name="T75_3">pode</text:span><text:span text:style-name="T75_4">:<text:s/>&lt;</text:span><text:span text:style-name="T75_5">http</text:span><text:span text:style-name="T75_6">://</text:span><text:span text:style-name="T75_7">www</text:span><text:span text:style-name="T75_8">.</text:span><text:span text:style-name="T75_9">bibpode</text:span><text:span text:style-name="T75_10">.</text:span><text:span text:style-name="T75_11">no</text:span><text:span text:style-name="T75_12">/</text:span><text:span text:style-name="T75_13">vocabulary</text:span><text:span text:style-name="T75_14">#&gt;</text:span></text:p>
      <text:p text:style-name="P76"><text:span text:style-name="T76_1">PREFIX</text:span><text:span text:style-name="T76_2"><text:s/></text:span><text:span text:style-name="T76_3">dct</text:span><text:span text:style-name="T76_4">:<text:s/>&lt;</text:span><text:span text:style-name="T76_5">http</text:span><text:span text:style-name="T76_6">://</text:span><text:span text:style-name="T76_7">purl</text:span><text:span text:style-name="T76_8">.</text:span><text:span text:style-name="T76_9">org</text:span><text:span text:style-name="T76_10">/</text:span><text:span text:style-name="T76_11">dc</text:span><text:span text:style-name="T76_12">/</text:span><text:span text:style-name="T76_13">terms</text:span><text:span text:style-name="T76_14">/&gt;</text:span></text:p>
      <text:p text:style-name="P77"><text:span text:style-name="T77_1">PREFIX</text:span><text:span text:style-name="T77_2"><text:s/></text:span><text:span text:style-name="T77_3">frbr</text:span><text:span text:style-name="T77_4">:<text:s/>&lt;</text:span><text:span text:style-name="T77_5">http</text:span><text:span text:style-name="T77_6">://</text:span><text:span text:style-name="T77_7">purl</text:span><text:span text:style-name="T77_8">.</text:span><text:span text:style-name="T77_9">org</text:span><text:span text:style-name="T77_10">/</text:span><text:span text:style-name="T77_11">vocab</text:span><text:span text:style-name="T77_12">/</text:span><text:span text:style-name="T77_13">frbr</text:span><text:span text:style-name="T77_14">/</text:span><text:span text:style-name="T77_15">core</text:span><text:span text:style-name="T77_16">#&gt;</text:span></text:p>
      <text:p text:style-name="P78"><text:span text:style-name="T78_1">PREFIX</text:span><text:span text:style-name="T78_2"><text:s/></text:span><text:span text:style-name="T78_3">person</text:span><text:span text:style-name="T78_4">:<text:s/>&lt;</text:span><text:span text:style-name="T78_5">http</text:span><text:span text:style-name="T78_6">://</text:span><text:span text:style-name="T78_7">www</text:span><text:span text:style-name="T78_8">.</text:span><text:span text:style-name="T78_9">bibpode</text:span><text:span text:style-name="T78_10">.</text:span><text:span text:style-name="T78_11">no</text:span><text:span text:style-name="T78_12">/</text:span><text:span text:style-name="T78_13">person</text:span><text:span text:style-name="T78_14">/&gt;</text:span></text:p>
      <text:p text:style-name="P79"><text:span text:style-name="T79_1">SELECT</text:span><text:span text:style-name="T79_2"><text:s/></text:span><text:span text:style-name="T79_3">DISTINCT</text:span><text:span text:style-name="T79_4"><text:s/>?</text:span><text:span text:style-name="T79_5">work</text:span><text:span text:style-name="T79_6"><text:s/>?</text:span><text:span text:style-name="T79_7">firstEdition</text:span><text:span text:style-name="T79_8"><text:s/>?</text:span><text:span text:style-name="T79_9">title</text:span><text:span text:style-name="T79_10"><text:s/></text:span><text:span text:style-name="T79_11">WHERE</text:span><text:span text:style-name="T79_12"><text:s/>{</text:span></text:p>
      <text:p text:style-name="P80"><text:span text:style-name="T80_1">?</text:span><text:span text:style-name="T80_2">work</text:span><text:span text:style-name="T80_3"><text:s/></text:span><text:span text:style-name="T80_4">a</text:span><text:span text:style-name="T80_5"><text:s/></text:span><text:span text:style-name="T80_6">frbr</text:span><text:span text:style-name="T80_7">:</text:span><text:span text:style-name="T80_8">Work</text:span><text:span text:style-name="T80_9"><text:s/>;</text:span></text:p>
      <text:p text:style-name="P81"><text:span text:style-name="T81_1">pode</text:span><text:span text:style-name="T81_2">:</text:span><text:span text:style-name="T81_3">firstEdition</text:span><text:span text:style-name="T81_4"><text:s/>?</text:span><text:span text:style-name="T81_5">firstEdition</text:span><text:span text:style-name="T81_6"><text:s/>;</text:span></text:p>
      <text:p text:style-name="P82"><text:span text:style-name="T82_1">dct</text:span><text:span text:style-name="T82_2">:</text:span><text:span text:style-name="T82_3">title</text:span><text:span text:style-name="T82_4"><text:s/>?</text:span><text:span text:style-name="T82_5">title</text:span><text:span text:style-name="T82_6"><text:s/>;</text:span></text:p>
      <text:p text:style-name="P83"><text:span text:style-name="T83_1">dct</text:span><text:span text:style-name="T83_2">:</text:span><text:span text:style-name="T83_3">creator</text:span><text:span text:style-name="T83_4"><text:s/></text:span><text:span text:style-name="T83_5">person</text:span><text:span text:style-name="T83_6">:</text:span><text:span text:style-name="T83_7">Petterson</text:span><text:span text:style-name="T83_8">_</text:span><text:span text:style-name="T83_9">Per</text:span><text:span text:style-name="T83_10"><text:s/>.</text:span></text:p>
      <text:p text:style-name="P84"><text:span text:style-name="T84_1">OPTIONAL</text:span><text:span text:style-name="T84_2"><text:s/>{<text:s/>?</text:span><text:span text:style-name="T84_3">host</text:span><text:span text:style-name="T84_4"><text:s/></text:span><text:span text:style-name="T84_5">frbr</text:span><text:span text:style-name="T84_6">:</text:span><text:span text:style-name="T84_7">part</text:span><text:span text:style-name="T84_8"><text:s/>?</text:span><text:span text:style-name="T84_9">work</text:span><text:span text:style-name="T84_10"><text:s/>}<text:s/>.</text:span></text:p>
      <text:p text:style-name="P85"><text:span text:style-name="T85_1">FILTER</text:span><text:span text:style-name="T85_2"><text:s/>(!</text:span><text:span text:style-name="T85_3">bound</text:span><text:span text:style-name="T85_4">(?</text:span><text:span text:style-name="T85_5">host</text:span><text:span text:style-name="T85_6">))</text:span></text:p>
      <text:p text:style-name="P86"><text:span text:style-name="T86_1">}<text:s/></text:span><text:span text:style-name="T86_2">ORDER</text:span><text:span text:style-name="T86_3"><text:s/></text:span><text:span text:style-name="T86_4">BY</text:span><text:span text:style-name="T86_5"><text:s/></text:span><text:span text:style-name="T86_6">ASC</text:span><text:span text:style-name="T86_7"><text:s/>(?</text:span><text:span text:style-name="T86_8">firstEdition</text:span><text:span text:style-name="T86_9">)</text:span></text:p>
      <text:p text:style-name="P87"/>
      <text:p text:style-name="P88"><text:span text:style-name="T88_1">The</text:span><text:span text:style-name="T88_2"><text:s/></text:span><text:span text:style-name="T88_3">query</text:span><text:span text:style-name="T88_4"><text:s/></text:span><text:span text:style-name="T88_5">is</text:span><text:span text:style-name="T88_6"><text:s/></text:span><text:span text:style-name="T88_7">integrated</text:span><text:span text:style-name="T88_8"><text:s/></text:span><text:span text:style-name="T88_9">into</text:span><text:span text:style-name="T88_10"><text:s/></text:span><text:span text:style-name="T88_11">a</text:span><text:span text:style-name="T88_12"><text:s/></text:span><text:span text:style-name="T88_13">URL</text:span><text:span text:style-name="T88_14"><text:s/></text:span><text:span text:style-name="T88_15">to</text:span><text:span text:style-name="T88_16"><text:s/></text:span><text:span text:style-name="T88_17">retrieve</text:span><text:span text:style-name="T88_18"><text:s/></text:span><text:span text:style-name="T88_19">the</text:span><text:span text:style-name="T88_20"><text:s/></text:span><text:span text:style-name="T88_21">information</text:span><text:span text:style-name="T88_22">:<text:s/></text:span></text:p>
      <text:p text:style-name="P89"/>
      <text:p text:style-name="P90"><text:span text:style-name="T90_1">http</text:span><text:span text:style-name="T90_2">://</text:span><text:span text:style-name="T90_3">bibpode</text:span><text:span text:style-name="T90_4">.</text:span><text:span text:style-name="T90_5">no</text:span><text:span text:style-name="T90_6">/</text:span><text:span text:style-name="T90_7">rdfstore</text:span><text:span text:style-name="T90_8">/</text:span><text:span text:style-name="T90_9">endpoint</text:span><text:span text:style-name="T90_10">.</text:span><text:span text:style-name="T90_11">php</text:span><text:span text:style-name="T90_12">?</text:span><text:span text:style-name="T90_13">query</text:span><text:span text:style-name="T90_14">=<text:s/>+<text:s/></text:span><text:span text:style-name="T90_15">query</text:span><text:span text:style-name="T90_16"><text:s/>+<text:s/>&amp;</text:span><text:span text:style-name="T90_17">jsonp</text:span><text:span text:style-name="T90_18">=?</text:span></text:p>
      <text:p text:style-name="P91"/>
      <text:p text:style-name="P92"><text:span text:style-name="T92_1">The</text:span><text:span text:style-name="T92_2"><text:s/></text:span><text:span text:style-name="T92_3">query</text:span><text:span text:style-name="T92_4"><text:s/></text:span><text:span text:style-name="T92_5">is</text:span><text:span text:style-name="T92_6"><text:s/></text:span><text:span text:style-name="T92_7">modified</text:span><text:span text:style-name="T92_8"><text:s/></text:span><text:span text:style-name="T92_9">if</text:span><text:span text:style-name="T92_10"><text:s/></text:span><text:span text:style-name="T92_11">the</text:span><text:span text:style-name="T92_12"><text:s/></text:span><text:span text:style-name="T92_13">user</text:span><text:span text:style-name="T92_14"><text:s/></text:span><text:span text:style-name="T92_15">selects</text:span><text:span text:style-name="T92_16"><text:s/></text:span><text:span text:style-name="T92_17">alternative</text:span><text:span text:style-name="T92_18"><text:s/></text:span><text:span text:style-name="T92_19">values</text:span><text:span text:style-name="T92_20"><text:s/></text:span><text:span text:style-name="T92_21">for</text:span><text:span text:style-name="T92_22"><text:s/></text:span><text:span text:style-name="T92_23">what</text:span><text:span text:style-name="T92_24"><text:s/></text:span><text:span text:style-name="T92_25">to</text:span><text:span text:style-name="T92_26"><text:s/></text:span><text:span text:style-name="T92_27">sort</text:span><text:span text:style-name="T92_28"><text:s/></text:span><text:span text:style-name="T92_29">by</text:span><text:span text:style-name="T92_30"><text:s/></text:span><text:span text:style-name="T92_31">and</text:span><text:span text:style-name="T92_32"><text:s/></text:span><text:span text:style-name="T92_33">the</text:span><text:span text:style-name="T92_34"><text:s/></text:span><text:span text:style-name="T92_35">direction</text:span><text:span text:style-name="T92_36"><text:s/></text:span><text:span text:style-name="T92_37">of</text:span><text:span text:style-name="T92_38"><text:s/></text:span><text:span text:style-name="T92_39">the</text:span><text:span text:style-name="T92_40"><text:s/></text:span><text:span text:style-name="T92_41">sorting</text:span><text:span text:style-name="T92_42">.<text:s/></text:span></text:p>
      <text:h text:style-name="P93" text:outline-level="3"><text:bookmark-start text:name="h.mnt7og1vn7u"/><text:bookmark-end text:name="h.mnt7og1vn7u"/><text:span text:style-name="T93_1">Language</text:span><text:span text:style-name="T93_2"><text:s/></text:span><text:span text:style-name="T93_3">drop</text:span><text:span text:style-name="T93_4">-</text:span><text:span text:style-name="T93_5">down</text:span></text:h>
      <text:p text:style-name="P94"><text:span text:style-name="T94_1">When</text:span><text:span text:style-name="T94_2"><text:s/></text:span><text:span text:style-name="T94_3">an</text:span><text:span text:style-name="T94_4"><text:s/></text:span><text:span text:style-name="T94_5">author</text:span><text:span text:style-name="T94_6"><text:s/></text:span><text:span text:style-name="T94_7">is</text:span><text:span text:style-name="T94_8"><text:s/></text:span><text:span text:style-name="T94_9">selected</text:span><text:span text:style-name="T94_10">,<text:s/></text:span><text:span text:style-name="T94_11">the</text:span><text:span text:style-name="T94_12"><text:s/></text:span><text:span text:style-name="T94_13">language</text:span><text:span text:style-name="T94_14"><text:s/></text:span><text:span text:style-name="T94_15">drop</text:span><text:span text:style-name="T94_16"><text:s/></text:span><text:span text:style-name="T94_17">down</text:span><text:span text:style-name="T94_18"><text:s/></text:span><text:span text:style-name="T94_19">is</text:span><text:span text:style-name="T94_20"><text:s/></text:span><text:span text:style-name="T94_21">populated</text:span><text:span text:style-name="T94_22"><text:s/></text:span><text:span text:style-name="T94_23">with</text:span><text:span text:style-name="T94_24"><text:s/></text:span><text:span text:style-name="T94_25">all</text:span><text:span text:style-name="T94_26"><text:s/></text:span><text:span text:style-name="T94_27">the</text:span><text:span text:style-name="T94_28"><text:s/></text:span><text:span text:style-name="T94_29">languages</text:span><text:span text:style-name="T94_30"><text:s/></text:span><text:span text:style-name="T94_31">that</text:span><text:span text:style-name="T94_32"><text:s/></text:span><text:span text:style-name="T94_33">the</text:span><text:span text:style-name="T94_34"><text:s/></text:span><text:span text:style-name="T94_35">current</text:span><text:span text:style-name="T94_36"><text:s/></text:span><text:span text:style-name="T94_37">author</text:span><text:span text:style-name="T94_38"><text:s/></text:span><text:span text:style-name="T94_39">is</text:span><text:span text:style-name="T94_40"><text:s/></text:span><text:span text:style-name="T94_41">available</text:span><text:span text:style-name="T94_42"><text:s/></text:span><text:span text:style-name="T94_43">in</text:span><text:span text:style-name="T94_44">.<text:s/></text:span><text:span text:style-name="T94_45">The</text:span><text:span text:style-name="T94_46"><text:s/></text:span><text:span text:style-name="T94_47">query</text:span><text:span text:style-name="T94_48"><text:s/></text:span><text:span text:style-name="T94_49">for</text:span><text:span text:style-name="T94_50"><text:s/></text:span><text:span text:style-name="T94_51">Knut</text:span><text:span text:style-name="T94_52"><text:s/></text:span><text:span text:style-name="T94_53">Hamsun</text:span><text:span text:style-name="T94_54">:<text:s/></text:span></text:p>
      <text:p text:style-name="P95"/>
      <text:p text:style-name="P96"><text:span text:style-name="T96_1">PREFIX</text:span><text:span text:style-name="T96_2"><text:s/></text:span><text:span text:style-name="T96_3">dct</text:span><text:span text:style-name="T96_4">:<text:s/>&lt;</text:span><text:span text:style-name="T96_5">http</text:span><text:span text:style-name="T96_6">://</text:span><text:span text:style-name="T96_7">purl</text:span><text:span text:style-name="T96_8">.</text:span><text:span text:style-name="T96_9">org</text:span><text:span text:style-name="T96_10">/</text:span><text:span text:style-name="T96_11">dc</text:span><text:span text:style-name="T96_12">/</text:span><text:span text:style-name="T96_13">terms</text:span><text:span text:style-name="T96_14">/&gt;</text:span></text:p>
      <text:p text:style-name="P97"><text:span text:style-name="T97_1">PREFIX</text:span><text:span text:style-name="T97_2"><text:s/></text:span><text:span text:style-name="T97_3">frbr</text:span><text:span text:style-name="T97_4">:<text:s/>&lt;</text:span><text:span text:style-name="T97_5">http</text:span><text:span text:style-name="T97_6">://</text:span><text:span text:style-name="T97_7">purl</text:span><text:span text:style-name="T97_8">.</text:span><text:span text:style-name="T97_9">org</text:span><text:span text:style-name="T97_10">/</text:span><text:span text:style-name="T97_11">vocab</text:span><text:span text:style-name="T97_12">/</text:span><text:span text:style-name="T97_13">frbr</text:span><text:span text:style-name="T97_14">/</text:span><text:span text:style-name="T97_15">core</text:span><text:span text:style-name="T97_16">#&gt;</text:span></text:p>
      <text:p text:style-name="P98"><text:span text:style-name="T98_1">PREFIX</text:span><text:span text:style-name="T98_2"><text:s/></text:span><text:span text:style-name="T98_3">person</text:span><text:span text:style-name="T98_4">:<text:s/>&lt;</text:span><text:span text:style-name="T98_5">http</text:span><text:span text:style-name="T98_6">://</text:span><text:span text:style-name="T98_7">www</text:span><text:span text:style-name="T98_8">.</text:span><text:span text:style-name="T98_9">bibpode</text:span><text:span text:style-name="T98_10">.</text:span><text:span text:style-name="T98_11">no</text:span><text:span text:style-name="T98_12">/</text:span><text:span text:style-name="T98_13">person</text:span><text:span text:style-name="T98_14">/&gt;</text:span></text:p>
      <text:p text:style-name="P99"><text:span text:style-name="T99_1">SELECT</text:span><text:span text:style-name="T99_2"><text:s/></text:span><text:span text:style-name="T99_3">DISTINCT</text:span><text:span text:style-name="T99_4"><text:s/>?</text:span><text:span text:style-name="T99_5">language</text:span><text:span text:style-name="T99_6"><text:s/>?</text:span><text:span text:style-name="T99_7">langlabel</text:span><text:span text:style-name="T99_8"><text:s/></text:span><text:span text:style-name="T99_9">WHERE</text:span><text:span text:style-name="T99_10"><text:s/>{</text:span></text:p>
      <text:p text:style-name="P100"><text:span text:style-name="T100_1">?</text:span><text:span text:style-name="T100_2">work</text:span><text:span text:style-name="T100_3"><text:s/></text:span><text:span text:style-name="T100_4">a</text:span><text:span text:style-name="T100_5"><text:s/></text:span><text:span text:style-name="T100_6">frbr</text:span><text:span text:style-name="T100_7">:</text:span><text:span text:style-name="T100_8">Work</text:span><text:span text:style-name="T100_9"><text:s/>;</text:span></text:p>
      <text:p text:style-name="P101"><text:span text:style-name="T101_1">dct</text:span><text:span text:style-name="T101_2">:</text:span><text:span text:style-name="T101_3">title</text:span><text:span text:style-name="T101_4"><text:s/>?</text:span><text:span text:style-name="T101_5">title</text:span><text:span text:style-name="T101_6"><text:s/>;</text:span></text:p>
      <text:p text:style-name="P102"><text:span text:style-name="T102_1">dct</text:span><text:span text:style-name="T102_2">:</text:span><text:span text:style-name="T102_3">creator</text:span><text:span text:style-name="T102_4"><text:s/></text:span><text:span text:style-name="T102_5">person</text:span><text:span text:style-name="T102_6">:</text:span><text:span text:style-name="T102_7">Hamsun</text:span><text:span text:style-name="T102_8">_</text:span><text:span text:style-name="T102_9">Knut</text:span><text:span text:style-name="T102_10"><text:s/>.</text:span></text:p>
      <text:p text:style-name="P103"><text:span text:style-name="T103_1">?</text:span><text:span text:style-name="T103_2">expression</text:span><text:span text:style-name="T103_3"><text:s/></text:span><text:span text:style-name="T103_4">frbr</text:span><text:span text:style-name="T103_5">:</text:span><text:span text:style-name="T103_6">realizationOf</text:span><text:span text:style-name="T103_7"><text:s/>?</text:span><text:span text:style-name="T103_8">work</text:span><text:span text:style-name="T103_9"><text:s/>.</text:span></text:p>
      <text:p text:style-name="P104"><text:span text:style-name="T104_1">?</text:span><text:span text:style-name="T104_2">expression</text:span><text:span text:style-name="T104_3"><text:s/></text:span><text:span text:style-name="T104_4">dct</text:span><text:span text:style-name="T104_5">:</text:span><text:span text:style-name="T104_6">language</text:span><text:span text:style-name="T104_7"><text:s/>?</text:span><text:span text:style-name="T104_8">language</text:span><text:span text:style-name="T104_9"><text:s/>.</text:span></text:p>
      <text:p text:style-name="P105"><text:span text:style-name="T105_1">?</text:span><text:span text:style-name="T105_2">language</text:span><text:span text:style-name="T105_3"><text:s/></text:span><text:span text:style-name="T105_4">rdfs</text:span><text:span text:style-name="T105_5">:</text:span><text:span text:style-name="T105_6">label</text:span><text:span text:style-name="T105_7"><text:s/>?</text:span><text:span text:style-name="T105_8">langlabel</text:span><text:span text:style-name="T105_9"><text:s/>.</text:span></text:p>
      <text:p text:style-name="P106"><text:span text:style-name="T106_1">FILTER</text:span><text:span text:style-name="T106_2"><text:s/></text:span><text:span text:style-name="T106_3">langMatches</text:span><text:span text:style-name="T106_4">(<text:s/></text:span><text:span text:style-name="T106_5">lang</text:span><text:span text:style-name="T106_6">(?</text:span><text:span text:style-name="T106_7">langlabel</text:span><text:span text:style-name="T106_8">),<text:s/>"</text:span><text:span text:style-name="T106_9">nb</text:span><text:span text:style-name="T106_10">"<text:s/>)</text:span></text:p>
      <text:p text:style-name="P107"><text:span text:style-name="T107_1">}<text:s/></text:span><text:span text:style-name="T107_2">ORDER</text:span><text:span text:style-name="T107_3"><text:s/></text:span><text:span text:style-name="T107_4">BY</text:span><text:span text:style-name="T107_5"><text:s/>?</text:span><text:span text:style-name="T107_6">langlabel</text:span></text:p>
      <text:p text:style-name="P108"/>
      <text:p text:style-name="P109"><text:span text:style-name="T109_1">If</text:span><text:span text:style-name="T109_2"><text:s/></text:span><text:span text:style-name="T109_3">a</text:span><text:span text:style-name="T109_4"><text:s/></text:span><text:span text:style-name="T109_5">language</text:span><text:span text:style-name="T109_6"><text:s/></text:span><text:span text:style-name="T109_7">is</text:span><text:span text:style-name="T109_8"><text:s/></text:span><text:span text:style-name="T109_9">chosen</text:span><text:span text:style-name="T109_10"><text:s/></text:span><text:span text:style-name="T109_11">from</text:span><text:span text:style-name="T109_12"><text:s/></text:span><text:span text:style-name="T109_13">the</text:span><text:span text:style-name="T109_14"><text:s/></text:span><text:span text:style-name="T109_15">drop</text:span><text:span text:style-name="T109_16">-</text:span><text:span text:style-name="T109_17">down</text:span><text:span text:style-name="T109_18">,<text:s/></text:span><text:span text:style-name="T109_19">the</text:span><text:span text:style-name="T109_20"><text:s/></text:span><text:span text:style-name="T109_21">list</text:span><text:span text:style-name="T109_22"><text:s/></text:span><text:span text:style-name="T109_23">of</text:span><text:span text:style-name="T109_24"><text:s/></text:span><text:span text:style-name="T109_25">works</text:span><text:span text:style-name="T109_26"><text:s/></text:span><text:span text:style-name="T109_27">is</text:span><text:span text:style-name="T109_28"><text:s/></text:span><text:span text:style-name="T109_29">fetched</text:span><text:span text:style-name="T109_30"><text:s/></text:span><text:span text:style-name="T109_31">again</text:span><text:span text:style-name="T109_32"><text:s/></text:span><text:span text:style-name="T109_33">from</text:span><text:span text:style-name="T109_34"><text:s/></text:span><text:span text:style-name="T109_35">the</text:span><text:span text:style-name="T109_36"><text:s/></text:span><text:span text:style-name="T109_37">triplestore</text:span><text:span text:style-name="T109_38">,<text:s/></text:span><text:span text:style-name="T109_39">limited</text:span><text:span text:style-name="T109_40"><text:s/></text:span><text:span text:style-name="T109_41">to</text:span><text:span text:style-name="T109_42"><text:s/></text:span><text:span text:style-name="T109_43">works</text:span><text:span text:style-name="T109_44"><text:s/></text:span><text:span text:style-name="T109_45">that</text:span><text:span text:style-name="T109_46"><text:s/></text:span><text:span text:style-name="T109_47">have</text:span><text:span text:style-name="T109_48"><text:s/></text:span><text:span text:style-name="T109_49">expressions</text:span><text:span text:style-name="T109_50"><text:s/></text:span><text:span text:style-name="T109_51">in</text:span><text:span text:style-name="T109_52"><text:s/></text:span><text:span text:style-name="T109_53">the</text:span><text:span text:style-name="T109_54"><text:s/></text:span><text:span text:style-name="T109_55">chosen</text:span><text:span text:style-name="T109_56"><text:s/></text:span><text:span text:style-name="T109_57">language</text:span><text:span text:style-name="T109_58">.<text:s/></text:span></text:p>
      <text:h text:style-name="P110" text:outline-level="3"><text:bookmark-start text:name="h.xs0bcs960l59"/><text:bookmark-end text:name="h.xs0bcs960l59"/><text:span text:style-name="T110_1">Info</text:span><text:span text:style-name="T110_2">-</text:span><text:span text:style-name="T110_3">box</text:span></text:h>
      <text:p text:style-name="P111"><text:span text:style-name="T111_1">When</text:span><text:span text:style-name="T111_2"><text:s/></text:span><text:span text:style-name="T111_3">an</text:span><text:span text:style-name="T111_4"><text:s/></text:span><text:span text:style-name="T111_5">author</text:span><text:span text:style-name="T111_6"><text:s/></text:span><text:span text:style-name="T111_7">is</text:span><text:span text:style-name="T111_8"><text:s/></text:span><text:span text:style-name="T111_9">selected</text:span><text:span text:style-name="T111_10">,<text:s/></text:span><text:span text:style-name="T111_11">the</text:span><text:span text:style-name="T111_12"><text:s/></text:span><text:span text:style-name="T111_13">info</text:span><text:span text:style-name="T111_14">-</text:span><text:span text:style-name="T111_15">box</text:span><text:span text:style-name="T111_16"><text:s/></text:span><text:span text:style-name="T111_17">on</text:span><text:span text:style-name="T111_18"><text:s/></text:span><text:span text:style-name="T111_19">the</text:span><text:span text:style-name="T111_20"><text:s/></text:span><text:span text:style-name="T111_21">right</text:span><text:span text:style-name="T111_22"><text:s/></text:span><text:span text:style-name="T111_23">hand</text:span><text:span text:style-name="T111_24"><text:s/></text:span><text:span text:style-name="T111_25">side</text:span><text:span text:style-name="T111_26"><text:s/></text:span><text:span text:style-name="T111_27">of</text:span><text:span text:style-name="T111_28"><text:s/></text:span><text:span text:style-name="T111_29">the</text:span><text:span text:style-name="T111_30"><text:s/></text:span><text:span text:style-name="T111_31">screen</text:span><text:span text:style-name="T111_32"><text:s/></text:span><text:span text:style-name="T111_33">is</text:span><text:span text:style-name="T111_34"><text:s/></text:span><text:span text:style-name="T111_35">also</text:span><text:span text:style-name="T111_36"><text:s/></text:span><text:span text:style-name="T111_37">populated</text:span><text:span text:style-name="T111_38"><text:s/></text:span><text:span text:style-name="T111_39">with</text:span><text:span text:style-name="T111_40"><text:s/></text:span><text:span text:style-name="T111_41">data</text:span><text:span text:style-name="T111_42"><text:s/></text:span><text:span text:style-name="T111_43">from</text:span><text:span text:style-name="T111_44"><text:s/></text:span><text:span text:style-name="T111_45">DBpedia</text:span><text:span text:style-name="T111_46">.<text:s/></text:span><text:span text:style-name="T111_47">Several</text:span><text:span text:style-name="T111_48"><text:s/></text:span><text:span text:style-name="T111_49">queries</text:span><text:span text:style-name="T111_50"><text:s/></text:span><text:span text:style-name="T111_51">are</text:span><text:span text:style-name="T111_52"><text:s/></text:span><text:span text:style-name="T111_53">used</text:span><text:span text:style-name="T111_54"><text:s/></text:span><text:span text:style-name="T111_55">to</text:span><text:span text:style-name="T111_56"><text:s/></text:span><text:span text:style-name="T111_57">do</text:span><text:span text:style-name="T111_58"><text:s/></text:span><text:span text:style-name="T111_59">this</text:span><text:span text:style-name="T111_60">:<text:s/></text:span></text:p>
      <text:p text:style-name="P112"/>
      <text:p text:style-name="P113"><text:span text:style-name="T113_1">1.<text:s/></text:span><text:span text:style-name="T113_2">A</text:span><text:span text:style-name="T113_3"><text:s/></text:span><text:span text:style-name="T113_4">query</text:span><text:span text:style-name="T113_5"><text:s/></text:span><text:span text:style-name="T113_6">is</text:span><text:span text:style-name="T113_7"><text:s/></text:span><text:span text:style-name="T113_8">sent</text:span><text:span text:style-name="T113_9"><text:s/></text:span><text:span text:style-name="T113_10">to</text:span><text:span text:style-name="T113_11"><text:s/></text:span><text:span text:style-name="T113_12">the</text:span><text:span text:style-name="T113_13"><text:s/></text:span><text:span text:style-name="T113_14">LinkedAuthors</text:span><text:span text:style-name="T113_15"><text:s/></text:span><text:span text:style-name="T113_16">ARC</text:span><text:span text:style-name="T113_17"><text:s/></text:span><text:span text:style-name="T113_18">triplestore</text:span><text:span text:style-name="T113_19">,<text:s/></text:span><text:span text:style-name="T113_20">to</text:span><text:span text:style-name="T113_21"><text:s/></text:span><text:span text:style-name="T113_22">get</text:span><text:span text:style-name="T113_23"><text:s/></text:span><text:span text:style-name="T113_24">the</text:span><text:span text:style-name="T113_25"><text:s/></text:span><text:span text:style-name="T113_26">DBpedia</text:span><text:span text:style-name="T113_27"><text:s/></text:span><text:span text:style-name="T113_28">ID</text:span><text:span text:style-name="T113_29"><text:s/></text:span><text:span text:style-name="T113_30">of</text:span><text:span text:style-name="T113_31"><text:s/></text:span><text:span text:style-name="T113_32">the</text:span><text:span text:style-name="T113_33"><text:s/></text:span><text:span text:style-name="T113_34">author</text:span><text:span text:style-name="T113_35">:<text:s/></text:span></text:p>
      <text:p text:style-name="P114"/>
      <text:p text:style-name="P115"><text:span text:style-name="T115_1">PREFIX</text:span><text:span text:style-name="T115_2"><text:s/></text:span><text:span text:style-name="T115_3">person</text:span><text:span text:style-name="T115_4">:<text:s/>&lt;</text:span><text:span text:style-name="T115_5">http</text:span><text:span text:style-name="T115_6">://</text:span><text:span text:style-name="T115_7">www</text:span><text:span text:style-name="T115_8">.</text:span><text:span text:style-name="T115_9">bibpode</text:span><text:span text:style-name="T115_10">.</text:span><text:span text:style-name="T115_11">no</text:span><text:span text:style-name="T115_12">/</text:span><text:span text:style-name="T115_13">person</text:span><text:span text:style-name="T115_14">/&gt;</text:span></text:p>
      <text:p text:style-name="P116"><text:span text:style-name="T116_1">SELECT</text:span><text:span text:style-name="T116_2"><text:s/></text:span><text:span text:style-name="T116_3">DISTINCT</text:span><text:span text:style-name="T116_4"><text:s/>?</text:span><text:span text:style-name="T116_5">id</text:span><text:span text:style-name="T116_6"><text:s/></text:span><text:span text:style-name="T116_7">WHERE</text:span><text:span text:style-name="T116_8"><text:s/>{</text:span></text:p>
      <text:p text:style-name="P117"><text:span text:style-name="T117_1">person</text:span><text:span text:style-name="T117_2">:</text:span><text:span text:style-name="T117_3">Hamsun</text:span><text:span text:style-name="T117_4">_</text:span><text:span text:style-name="T117_5">Knut</text:span><text:span text:style-name="T117_6"><text:s/></text:span><text:span text:style-name="T117_7">owl</text:span><text:span text:style-name="T117_8">:</text:span><text:span text:style-name="T117_9">sameAs</text:span><text:span text:style-name="T117_10"><text:s/>?</text:span><text:span text:style-name="T117_11">id</text:span><text:span text:style-name="T117_12"><text:s/>.</text:span></text:p>
      <text:p text:style-name="P118"><text:span text:style-name="T118_1">FILTER</text:span><text:span text:style-name="T118_2">(</text:span><text:span text:style-name="T118_3">REGEX</text:span><text:span text:style-name="T118_4">(?</text:span><text:span text:style-name="T118_5">id</text:span><text:span text:style-name="T118_6">,<text:s/>"</text:span><text:span text:style-name="T118_7">dbpedia</text:span><text:span text:style-name="T118_8">"))</text:span></text:p>
      <text:p text:style-name="P119"/>
      <text:p text:style-name="P120"><text:span text:style-name="T120_1">2.<text:s/></text:span><text:span text:style-name="T120_2">The</text:span><text:span text:style-name="T120_3"><text:s/></text:span><text:span text:style-name="T120_4">DBpedia</text:span><text:span text:style-name="T120_5"><text:s/></text:span><text:span text:style-name="T120_6">ID</text:span><text:span text:style-name="T120_7"><text:s/>(</text:span><text:span text:style-name="T120_8">URI</text:span><text:span text:style-name="T120_9">)<text:s/></text:span><text:span text:style-name="T120_10">is</text:span><text:span text:style-name="T120_11"><text:s/></text:span><text:span text:style-name="T120_12">used</text:span><text:span text:style-name="T120_13"><text:s/></text:span><text:span text:style-name="T120_14">to</text:span><text:span text:style-name="T120_15"><text:s/></text:span><text:span text:style-name="T120_16">query</text:span><text:span text:style-name="T120_17"><text:s/></text:span><text:span text:style-name="T120_18">DBpedia</text:span><text:span text:style-name="T120_19">.<text:s/></text:span><text:span text:style-name="T120_20">Since</text:span><text:span text:style-name="T120_21"><text:s/></text:span><text:span text:style-name="T120_22">DBpedia</text:span><text:span text:style-name="T120_23"><text:s/></text:span><text:span text:style-name="T120_24">does</text:span><text:span text:style-name="T120_25"><text:s/></text:span><text:span text:style-name="T120_26">not</text:span><text:span text:style-name="T120_27"><text:s/></text:span><text:span text:style-name="T120_28">serve</text:span><text:span text:style-name="T120_29"><text:s/></text:span><text:span text:style-name="T120_30">JSONP</text:span><text:span text:style-name="T120_31">,<text:s/></text:span><text:span text:style-name="T120_32">the</text:span><text:span text:style-name="T120_33"><text:s/></text:span><text:span text:style-name="T120_34">request</text:span><text:span text:style-name="T120_35"><text:s/></text:span><text:span text:style-name="T120_36">is</text:span><text:span text:style-name="T120_37"><text:s/></text:span><text:span text:style-name="T120_38">made</text:span><text:span text:style-name="T120_39"><text:s/></text:span><text:span text:style-name="T120_40">from</text:span><text:span text:style-name="T120_41"><text:s/></text:span><text:span text:style-name="T120_42">proxy</text:span><text:span text:style-name="T120_43">.</text:span><text:span text:style-name="T120_44">php</text:span><text:span text:style-name="T120_45">.<text:s/></text:span><text:span text:style-name="T120_46">The</text:span><text:span text:style-name="T120_47"><text:s/></text:span><text:span text:style-name="T120_48">first</text:span><text:span text:style-name="T120_49"><text:s/></text:span><text:span text:style-name="T120_50">request</text:span><text:span text:style-name="T120_51"><text:s/></text:span><text:span text:style-name="T120_52">tries</text:span><text:span text:style-name="T120_53"><text:s/></text:span><text:span text:style-name="T120_54">to</text:span><text:span text:style-name="T120_55"><text:s/></text:span><text:span text:style-name="T120_56">collect</text:span><text:span text:style-name="T120_57"><text:s/></text:span><text:span text:style-name="T120_58">all</text:span><text:span text:style-name="T120_59"><text:s/></text:span><text:span text:style-name="T120_60">of</text:span><text:span text:style-name="T120_61"><text:s/></text:span><text:span text:style-name="T120_62">the</text:span><text:span text:style-name="T120_63"><text:s/></text:span><text:span text:style-name="T120_64">elements</text:span><text:span text:style-name="T120_65"><text:s/></text:span><text:span text:style-name="T120_66">that</text:span><text:span text:style-name="T120_67"><text:s/></text:span><text:span text:style-name="T120_68">have</text:span><text:span text:style-name="T120_69"><text:s/></text:span><text:span text:style-name="T120_70">a</text:span><text:span text:style-name="T120_71"><text:s/></text:span><text:span text:style-name="T120_72">single</text:span><text:span text:style-name="T120_73"><text:s/></text:span><text:span text:style-name="T120_74">value</text:span><text:span text:style-name="T120_75">:<text:s/></text:span></text:p>
      <text:p text:style-name="P121"/>
      <text:p text:style-name="P122"><text:span text:style-name="T122_1">SELECT</text:span><text:span text:style-name="T122_2"><text:s/></text:span><text:span text:style-name="T122_3">DISTINCT</text:span><text:span text:style-name="T122_4"><text:s/>*<text:s/></text:span><text:span text:style-name="T122_5">WHERE</text:span><text:span text:style-name="T122_6"><text:s/>{</text:span></text:p>
      <text:p text:style-name="P123"><text:span text:style-name="T123_1">&lt;</text:span><text:span text:style-name="T123_2">http</text:span><text:span text:style-name="T123_3">://</text:span><text:span text:style-name="T123_4">dbpedia</text:span><text:span text:style-name="T123_5">.</text:span><text:span text:style-name="T123_6">org</text:span><text:span text:style-name="T123_7">/</text:span><text:span text:style-name="T123_8">resource</text:span><text:span text:style-name="T123_9">/</text:span><text:span text:style-name="T123_10">Per</text:span><text:span text:style-name="T123_11">_</text:span><text:span text:style-name="T123_12">Petterson</text:span><text:span text:style-name="T123_13">&gt;<text:s/></text:span><text:span text:style-name="T123_14">dbpedia</text:span><text:span text:style-name="T123_15">-</text:span><text:span text:style-name="T123_16">owl</text:span><text:span text:style-name="T123_17">:</text:span><text:span text:style-name="T123_18">thumbnail</text:span><text:span text:style-name="T123_19"><text:s/>?</text:span><text:span text:style-name="T123_20">thumbnail</text:span></text:p>
      <text:p text:style-name="P124"><text:span text:style-name="T124_1">OPTIONAL</text:span><text:span text:style-name="T124_2"><text:s/>{<text:s/>&lt;</text:span><text:span text:style-name="T124_3">http</text:span><text:span text:style-name="T124_4">://</text:span><text:span text:style-name="T124_5">dbpedia</text:span><text:span text:style-name="T124_6">.</text:span><text:span text:style-name="T124_7">org</text:span><text:span text:style-name="T124_8">/</text:span><text:span text:style-name="T124_9">resource</text:span><text:span text:style-name="T124_10">/</text:span><text:span text:style-name="T124_11">Per</text:span><text:span text:style-name="T124_12">_</text:span><text:span text:style-name="T124_13">Petterson</text:span><text:span text:style-name="T124_14">&gt;<text:s/></text:span><text:span text:style-name="T124_15">dbpprop</text:span><text:span text:style-name="T124_16">:</text:span><text:span text:style-name="T124_17">name</text:span><text:span text:style-name="T124_18"><text:s/>?</text:span><text:span text:style-name="T124_19">name</text:span><text:span text:style-name="T124_20"><text:s/>}<text:s/>.</text:span></text:p>
      <text:p text:style-name="P125"><text:span text:style-name="T125_1">OPTIONAL</text:span><text:span text:style-name="T125_2"><text:s/>{<text:s/>&lt;</text:span><text:span text:style-name="T125_3">http</text:span><text:span text:style-name="T125_4">://</text:span><text:span text:style-name="T125_5">dbpedia</text:span><text:span text:style-name="T125_6">.</text:span><text:span text:style-name="T125_7">org</text:span><text:span text:style-name="T125_8">/</text:span><text:span text:style-name="T125_9">resource</text:span><text:span text:style-name="T125_10">/</text:span><text:span text:style-name="T125_11">Per</text:span><text:span text:style-name="T125_12">_</text:span><text:span text:style-name="T125_13">Petterson</text:span><text:span text:style-name="T125_14">&gt;<text:s/></text:span><text:span text:style-name="T125_15">dbpedia</text:span><text:span text:style-name="T125_16">-</text:span><text:span text:style-name="T125_17">owl</text:span><text:span text:style-name="T125_18">:</text:span><text:span text:style-name="T125_19">activeYearsEndYear</text:span><text:span text:style-name="T125_20"><text:s/>?</text:span><text:span text:style-name="T125_21">activeYearsEndYear</text:span><text:span text:style-name="T125_22"><text:s/>}<text:s/>.</text:span></text:p>
      <text:p text:style-name="P126"><text:span text:style-name="T126_1">OPTIONAL</text:span><text:span text:style-name="T126_2"><text:s/>{<text:s/>&lt;</text:span><text:span text:style-name="T126_3">http</text:span><text:span text:style-name="T126_4">://</text:span><text:span text:style-name="T126_5">dbpedia</text:span><text:span text:style-name="T126_6">.</text:span><text:span text:style-name="T126_7">org</text:span><text:span text:style-name="T126_8">/</text:span><text:span text:style-name="T126_9">resource</text:span><text:span text:style-name="T126_10">/</text:span><text:span text:style-name="T126_11">Per</text:span><text:span text:style-name="T126_12">_</text:span><text:span text:style-name="T126_13">Petterson</text:span><text:span text:style-name="T126_14">&gt;<text:s/></text:span><text:span text:style-name="T126_15">dbpedia</text:span><text:span text:style-name="T126_16">-</text:span><text:span text:style-name="T126_17">owl</text:span><text:span text:style-name="T126_18">:</text:span><text:span text:style-name="T126_19">activeYearsStartYear</text:span><text:span text:style-name="T126_20"><text:s/>?</text:span><text:span text:style-name="T126_21">activeYearsStartYear</text:span><text:span text:style-name="T126_22"><text:s/>}<text:s/>.</text:span></text:p>
      <text:p text:style-name="P127"><text:span text:style-name="T127_1">OPTIONAL</text:span><text:span text:style-name="T127_2"><text:s/>{<text:s/>&lt;</text:span><text:span text:style-name="T127_3">http</text:span><text:span text:style-name="T127_4">://</text:span><text:span text:style-name="T127_5">dbpedia</text:span><text:span text:style-name="T127_6">.</text:span><text:span text:style-name="T127_7">org</text:span><text:span text:style-name="T127_8">/</text:span><text:span text:style-name="T127_9">resource</text:span><text:span text:style-name="T127_10">/</text:span><text:span text:style-name="T127_11">Per</text:span><text:span text:style-name="T127_12">_</text:span><text:span text:style-name="T127_13">Petterson</text:span><text:span text:style-name="T127_14">&gt;<text:s/></text:span><text:span text:style-name="T127_15">dbpedia</text:span><text:span text:style-name="T127_16">-</text:span><text:span text:style-name="T127_17">owl</text:span><text:span text:style-name="T127_18">:</text:span><text:span text:style-name="T127_19">birthDate</text:span><text:span text:style-name="T127_20"><text:s/>?</text:span><text:span text:style-name="T127_21">birthDate</text:span><text:span text:style-name="T127_22"><text:s/>}<text:s/>.</text:span></text:p>
      <text:p text:style-name="P128"><text:span text:style-name="T128_1">OPTIONAL</text:span><text:span text:style-name="T128_2"><text:s/>{<text:s/>&lt;</text:span><text:span text:style-name="T128_3">http</text:span><text:span text:style-name="T128_4">://</text:span><text:span text:style-name="T128_5">dbpedia</text:span><text:span text:style-name="T128_6">.</text:span><text:span text:style-name="T128_7">org</text:span><text:span text:style-name="T128_8">/</text:span><text:span text:style-name="T128_9">resource</text:span><text:span text:style-name="T128_10">/</text:span><text:span text:style-name="T128_11">Per</text:span><text:span text:style-name="T128_12">_</text:span><text:span text:style-name="T128_13">Petterson</text:span><text:span text:style-name="T128_14">&gt;<text:s/></text:span><text:span text:style-name="T128_15">dbpedia</text:span><text:span text:style-name="T128_16">-</text:span><text:span text:style-name="T128_17">owl</text:span><text:span text:style-name="T128_18">:</text:span><text:span text:style-name="T128_19">birthName</text:span><text:span text:style-name="T128_20"><text:s/>?</text:span><text:span text:style-name="T128_21">birthName</text:span><text:span text:style-name="T128_22"><text:s/>}<text:s/>.</text:span></text:p>
      <text:p text:style-name="P129"><text:span text:style-name="T129_1">OPTIONAL</text:span><text:span text:style-name="T129_2"><text:s/>{<text:s/>&lt;</text:span><text:span text:style-name="T129_3">http</text:span><text:span text:style-name="T129_4">://</text:span><text:span text:style-name="T129_5">dbpedia</text:span><text:span text:style-name="T129_6">.</text:span><text:span text:style-name="T129_7">org</text:span><text:span text:style-name="T129_8">/</text:span><text:span text:style-name="T129_9">resource</text:span><text:span text:style-name="T129_10">/</text:span><text:span text:style-name="T129_11">Per</text:span><text:span text:style-name="T129_12">_</text:span><text:span text:style-name="T129_13">Petterson</text:span><text:span text:style-name="T129_14">&gt;<text:s/></text:span><text:span text:style-name="T129_15">dbpedia</text:span><text:span text:style-name="T129_16">-</text:span><text:span text:style-name="T129_17">owl</text:span><text:span text:style-name="T129_18">:</text:span><text:span text:style-name="T129_19">birthPlace</text:span><text:span text:style-name="T129_20"><text:s/>?</text:span><text:span text:style-name="T129_21">birthPlace</text:span><text:span text:style-name="T129_22"><text:s/>}<text:s/>.</text:span></text:p>
      <text:p text:style-name="P130"><text:span text:style-name="T130_1">OPTIONAL</text:span><text:span text:style-name="T130_2"><text:s/>{<text:s/>?</text:span><text:span text:style-name="T130_3">birthPlace</text:span><text:span text:style-name="T130_4"><text:s/></text:span><text:span text:style-name="T130_5">dbpprop</text:span><text:span text:style-name="T130_6">:</text:span><text:span text:style-name="T130_7">name</text:span><text:span text:style-name="T130_8"><text:s/>?</text:span><text:span text:style-name="T130_9">birthPlaceName</text:span><text:span text:style-name="T130_10"><text:s/>}<text:s/>.</text:span></text:p>
      <text:p text:style-name="P131"><text:span text:style-name="T131_1">OPTIONAL</text:span><text:span text:style-name="T131_2"><text:s/>{<text:s/>&lt;</text:span><text:span text:style-name="T131_3">http</text:span><text:span text:style-name="T131_4">://</text:span><text:span text:style-name="T131_5">dbpedia</text:span><text:span text:style-name="T131_6">.</text:span><text:span text:style-name="T131_7">org</text:span><text:span text:style-name="T131_8">/</text:span><text:span text:style-name="T131_9">resource</text:span><text:span text:style-name="T131_10">/</text:span><text:span text:style-name="T131_11">Per</text:span><text:span text:style-name="T131_12">_</text:span><text:span text:style-name="T131_13">Petterson</text:span><text:span text:style-name="T131_14">&gt;<text:s/></text:span><text:span text:style-name="T131_15">dbpedia</text:span><text:span text:style-name="T131_16">-</text:span><text:span text:style-name="T131_17">owl</text:span><text:span text:style-name="T131_18">:</text:span><text:span text:style-name="T131_19">deathDate</text:span><text:span text:style-name="T131_20"><text:s/>?</text:span><text:span text:style-name="T131_21">deathDate</text:span><text:span text:style-name="T131_22"><text:s/>}<text:s/>.</text:span></text:p>
      <text:p text:style-name="P132"><text:span text:style-name="T132_1">OPTIONAL</text:span><text:span text:style-name="T132_2"><text:s/>{<text:s/>&lt;</text:span><text:span text:style-name="T132_3">http</text:span><text:span text:style-name="T132_4">://</text:span><text:span text:style-name="T132_5">dbpedia</text:span><text:span text:style-name="T132_6">.</text:span><text:span text:style-name="T132_7">org</text:span><text:span text:style-name="T132_8">/</text:span><text:span text:style-name="T132_9">resource</text:span><text:span text:style-name="T132_10">/</text:span><text:span text:style-name="T132_11">Per</text:span><text:span text:style-name="T132_12">_</text:span><text:span text:style-name="T132_13">Petterson</text:span><text:span text:style-name="T132_14">&gt;<text:s/></text:span><text:span text:style-name="T132_15">dbpedia</text:span><text:span text:style-name="T132_16">-</text:span><text:span text:style-name="T132_17">owl</text:span><text:span text:style-name="T132_18">:</text:span><text:span text:style-name="T132_19">deathPlace</text:span><text:span text:style-name="T132_20"><text:s/>?</text:span><text:span text:style-name="T132_21">deathPlace</text:span><text:span text:style-name="T132_22"><text:s/>}<text:s/>.</text:span></text:p>
      <text:p text:style-name="P133"><text:span text:style-name="T133_1">OPTIONAL</text:span><text:span text:style-name="T133_2"><text:s/>{<text:s/>?</text:span><text:span text:style-name="T133_3">deathPlace</text:span><text:span text:style-name="T133_4"><text:s/></text:span><text:span text:style-name="T133_5">dbpprop</text:span><text:span text:style-name="T133_6">:</text:span><text:span text:style-name="T133_7">name</text:span><text:span text:style-name="T133_8"><text:s/>?</text:span><text:span text:style-name="T133_9">deathPlaceName</text:span><text:span text:style-name="T133_10"><text:s/>}<text:s/>.</text:span></text:p>
      <text:p text:style-name="P134"><text:span text:style-name="T134_1">OPTIONAL</text:span><text:span text:style-name="T134_2"><text:s/>{<text:s/>&lt;</text:span><text:span text:style-name="T134_3">http</text:span><text:span text:style-name="T134_4">://</text:span><text:span text:style-name="T134_5">dbpedia</text:span><text:span text:style-name="T134_6">.</text:span><text:span text:style-name="T134_7">org</text:span><text:span text:style-name="T134_8">/</text:span><text:span text:style-name="T134_9">resource</text:span><text:span text:style-name="T134_10">/</text:span><text:span text:style-name="T134_11">Per</text:span><text:span text:style-name="T134_12">_</text:span><text:span text:style-name="T134_13">Petterson</text:span><text:span text:style-name="T134_14">&gt;<text:s/></text:span><text:span text:style-name="T134_15">dbpedia</text:span><text:span text:style-name="T134_16">-</text:span><text:span text:style-name="T134_17">owl</text:span><text:span text:style-name="T134_18">:</text:span><text:span text:style-name="T134_19">nationality</text:span><text:span text:style-name="T134_20"><text:s/>?</text:span><text:span text:style-name="T134_21">nationality</text:span><text:span text:style-name="T134_22"><text:s/>}<text:s/>.</text:span></text:p>
      <text:p text:style-name="P135"><text:span text:style-name="T135_1">OPTIONAL</text:span><text:span text:style-name="T135_2"><text:s/>{<text:s/>?</text:span><text:span text:style-name="T135_3">nationality</text:span><text:span text:style-name="T135_4"><text:s/></text:span><text:span text:style-name="T135_5">dbpedia</text:span><text:span text:style-name="T135_6">-</text:span><text:span text:style-name="T135_7">owl</text:span><text:span text:style-name="T135_8">:</text:span><text:span text:style-name="T135_9">thumbnail</text:span><text:span text:style-name="T135_10"><text:s/>?</text:span><text:span text:style-name="T135_11">nationalityThumbnail</text:span><text:span text:style-name="T135_12"><text:s/>}<text:s/>.</text:span></text:p>
      <text:p text:style-name="P136"><text:span text:style-name="T136_1">OPTIONAL</text:span><text:span text:style-name="T136_2"><text:s/>{<text:s/>?</text:span><text:span text:style-name="T136_3">nationality</text:span><text:span text:style-name="T136_4"><text:s/></text:span><text:span text:style-name="T136_5">dbpprop</text:span><text:span text:style-name="T136_6">:</text:span><text:span text:style-name="T136_7">nativeName</text:span><text:span text:style-name="T136_8"><text:s/>?</text:span><text:span text:style-name="T136_9">nationalityLabel</text:span><text:span text:style-name="T136_10"><text:s/>}<text:s/>.</text:span></text:p>
      <text:p text:style-name="P137"><text:span text:style-name="T137_1">}</text:span></text:p>
      <text:p text:style-name="P138"/>
      <text:p text:style-name="P139"><text:span text:style-name="T139_1">3.<text:s/></text:span><text:span text:style-name="T139_2">An</text:span><text:span text:style-name="T139_3"><text:s/></text:span><text:span text:style-name="T139_4">abstract</text:span><text:span text:style-name="T139_5"><text:s/></text:span><text:span text:style-name="T139_6">describing</text:span><text:span text:style-name="T139_7"><text:s/></text:span><text:span text:style-name="T139_8">the</text:span><text:span text:style-name="T139_9"><text:s/></text:span><text:span text:style-name="T139_10">author</text:span><text:span text:style-name="T139_11"><text:s/></text:span><text:span text:style-name="T139_12">is</text:span><text:span text:style-name="T139_13"><text:s/></text:span><text:span text:style-name="T139_14">retrieved</text:span><text:span text:style-name="T139_15"><text:s/></text:span><text:span text:style-name="T139_16">with</text:span><text:span text:style-name="T139_17"><text:s/></text:span><text:span text:style-name="T139_18">this</text:span><text:span text:style-name="T139_19"><text:s/></text:span><text:span text:style-name="T139_20">query</text:span><text:span text:style-name="T139_21">:<text:s/></text:span></text:p>
      <text:p text:style-name="P140"/>
      <text:p text:style-name="P141"><text:span text:style-name="T141_1">SELECT</text:span><text:span text:style-name="T141_2"><text:s/></text:span><text:span text:style-name="T141_3">DISTINCT</text:span><text:span text:style-name="T141_4"><text:s/>*<text:s/></text:span><text:span text:style-name="T141_5">WHERE</text:span><text:span text:style-name="T141_6"><text:s/>{</text:span></text:p>
      <text:p text:style-name="P142"><text:span text:style-name="T142_1">&lt;</text:span><text:span text:style-name="T142_2">http</text:span><text:span text:style-name="T142_3">://</text:span><text:span text:style-name="T142_4">dbpedia</text:span><text:span text:style-name="T142_5">.</text:span><text:span text:style-name="T142_6">org</text:span><text:span text:style-name="T142_7">/</text:span><text:span text:style-name="T142_8">resource</text:span><text:span text:style-name="T142_9">/</text:span><text:span text:style-name="T142_10">Per</text:span><text:span text:style-name="T142_11">_</text:span><text:span text:style-name="T142_12">Petterson</text:span><text:span text:style-name="T142_13">&gt;<text:s/></text:span><text:span text:style-name="T142_14">foaf</text:span><text:span text:style-name="T142_15">:</text:span><text:span text:style-name="T142_16">page</text:span><text:span text:style-name="T142_17"><text:s/>?</text:span><text:span text:style-name="T142_18">page</text:span><text:span text:style-name="T142_19"><text:s/>;</text:span></text:p>
      <text:p text:style-name="P143"><text:span text:style-name="T143_1">dbpedia</text:span><text:span text:style-name="T143_2">-</text:span><text:span text:style-name="T143_3">owl</text:span><text:span text:style-name="T143_4">:</text:span><text:span text:style-name="T143_5">abstract</text:span><text:span text:style-name="T143_6"><text:s/>?</text:span><text:span text:style-name="T143_7">abstract</text:span><text:span text:style-name="T143_8"><text:s/>.</text:span></text:p>
      <text:p text:style-name="P144"><text:span text:style-name="T144_1">filter</text:span><text:span text:style-name="T144_2"><text:s/></text:span><text:span text:style-name="T144_3">langMatches</text:span><text:span text:style-name="T144_4">(</text:span><text:span text:style-name="T144_5">lang</text:span><text:span text:style-name="T144_6">(?</text:span><text:span text:style-name="T144_7">abstract</text:span><text:span text:style-name="T144_8">),<text:s/>"</text:span><text:span text:style-name="T144_9">nn</text:span><text:span text:style-name="T144_10">")</text:span></text:p>
      <text:p text:style-name="P145"><text:span text:style-name="T145_1">}</text:span></text:p>
      <text:p text:style-name="P146"/>
      <text:p text:style-name="P147"><text:span text:style-name="T147_1">4.<text:s/></text:span><text:span text:style-name="T147_2">Authors</text:span><text:span text:style-name="T147_3"><text:s/></text:span><text:span text:style-name="T147_4">influenced</text:span><text:span text:style-name="T147_5"><text:s/></text:span><text:span text:style-name="T147_6">by</text:span><text:span text:style-name="T147_7"><text:s/></text:span><text:span text:style-name="T147_8">this</text:span><text:span text:style-name="T147_9"><text:s/></text:span><text:span text:style-name="T147_10">author</text:span><text:span text:style-name="T147_11"><text:s/></text:span><text:span text:style-name="T147_12">are</text:span><text:span text:style-name="T147_13"><text:s/></text:span><text:span text:style-name="T147_14">retrieved</text:span><text:span text:style-name="T147_15">:</text:span></text:p>
      <text:p text:style-name="P148"/>
      <text:p text:style-name="P149"><text:span text:style-name="T149_1">select</text:span><text:span text:style-name="T149_2"><text:s/></text:span><text:span text:style-name="T149_3">distinct</text:span><text:span text:style-name="T149_4"><text:s/>*<text:s/></text:span><text:span text:style-name="T149_5">where</text:span><text:span text:style-name="T149_6"><text:s/>{</text:span></text:p>
      <text:p text:style-name="P150"><text:span text:style-name="T150_1">&lt;</text:span><text:span text:style-name="T150_2">http</text:span><text:span text:style-name="T150_3">://</text:span><text:span text:style-name="T150_4">dbpedia</text:span><text:span text:style-name="T150_5">.</text:span><text:span text:style-name="T150_6">org</text:span><text:span text:style-name="T150_7">/</text:span><text:span text:style-name="T150_8">resource</text:span><text:span text:style-name="T150_9">/</text:span><text:span text:style-name="T150_10">Per</text:span><text:span text:style-name="T150_11">_</text:span><text:span text:style-name="T150_12">Petterson</text:span><text:span text:style-name="T150_13">&gt;<text:s/></text:span><text:span text:style-name="T150_14">dbpprop</text:span><text:span text:style-name="T150_15">:</text:span><text:span text:style-name="T150_16">influenced</text:span><text:span text:style-name="T150_17"><text:s/>?</text:span><text:span text:style-name="T150_18">author</text:span><text:span text:style-name="T150_19"><text:s/>.</text:span></text:p>
      <text:p text:style-name="P151"><text:span text:style-name="T151_1">?</text:span><text:span text:style-name="T151_2">author</text:span><text:span text:style-name="T151_3"><text:s/></text:span><text:span text:style-name="T151_4">rdfs</text:span><text:span text:style-name="T151_5">:</text:span><text:span text:style-name="T151_6">label</text:span><text:span text:style-name="T151_7"><text:s/>?</text:span><text:span text:style-name="T151_8">authorLabel</text:span><text:span text:style-name="T151_9"><text:s/>.</text:span></text:p>
      <text:p text:style-name="P152"><text:span text:style-name="T152_1">filter</text:span><text:span text:style-name="T152_2"><text:s/></text:span><text:span text:style-name="T152_3">langMatches</text:span><text:span text:style-name="T152_4">(</text:span><text:span text:style-name="T152_5">lang</text:span><text:span text:style-name="T152_6">(?</text:span><text:span text:style-name="T152_7">authorLabel</text:span><text:span text:style-name="T152_8">),<text:s/>"</text:span><text:span text:style-name="T152_9">nn</text:span><text:span text:style-name="T152_10">")</text:span></text:p>
      <text:p text:style-name="P153"><text:span text:style-name="T153_1">}</text:span></text:p>
      <text:p text:style-name="P154"/>
      <text:p text:style-name="P155"><text:span text:style-name="T155_1">5.<text:s/></text:span><text:span text:style-name="T155_2">Authors</text:span><text:span text:style-name="T155_3"><text:s/></text:span><text:span text:style-name="T155_4">this</text:span><text:span text:style-name="T155_5"><text:s/></text:span><text:span text:style-name="T155_6">author</text:span><text:span text:style-name="T155_7"><text:s/></text:span><text:span text:style-name="T155_8">has</text:span><text:span text:style-name="T155_9"><text:s/></text:span><text:span text:style-name="T155_10">been</text:span><text:span text:style-name="T155_11"><text:s/></text:span><text:span text:style-name="T155_12">influenced</text:span><text:span text:style-name="T155_13"><text:s/></text:span><text:span text:style-name="T155_14">by</text:span><text:span text:style-name="T155_15"><text:s/></text:span><text:span text:style-name="T155_16">are</text:span><text:span text:style-name="T155_17"><text:s/></text:span><text:span text:style-name="T155_18">retrieved</text:span><text:span text:style-name="T155_19">:<text:s/></text:span></text:p>
      <text:p text:style-name="P156"/>
      <text:p text:style-name="P157"><text:span text:style-name="T157_1">select</text:span><text:span text:style-name="T157_2"><text:s/></text:span><text:span text:style-name="T157_3">distinct</text:span><text:span text:style-name="T157_4"><text:s/>*<text:s/></text:span><text:span text:style-name="T157_5">where</text:span><text:span text:style-name="T157_6"><text:s/>{</text:span></text:p>
      <text:p text:style-name="P158"><text:span text:style-name="T158_1">&lt;</text:span><text:span text:style-name="T158_2">http</text:span><text:span text:style-name="T158_3">://</text:span><text:span text:style-name="T158_4">dbpedia</text:span><text:span text:style-name="T158_5">.</text:span><text:span text:style-name="T158_6">org</text:span><text:span text:style-name="T158_7">/</text:span><text:span text:style-name="T158_8">resource</text:span><text:span text:style-name="T158_9">/</text:span><text:span text:style-name="T158_10">Per</text:span><text:span text:style-name="T158_11">_</text:span><text:span text:style-name="T158_12">Petterson</text:span><text:span text:style-name="T158_13">&gt;<text:s/></text:span><text:span text:style-name="T158_14">dbpprop</text:span><text:span text:style-name="T158_15">:</text:span><text:span text:style-name="T158_16">influences</text:span><text:span text:style-name="T158_17"><text:s/>?</text:span><text:span text:style-name="T158_18">author</text:span><text:span text:style-name="T158_19"><text:s/>.</text:span></text:p>
      <text:p text:style-name="P159"><text:span text:style-name="T159_1">?</text:span><text:span text:style-name="T159_2">author</text:span><text:span text:style-name="T159_3"><text:s/></text:span><text:span text:style-name="T159_4">rdfs</text:span><text:span text:style-name="T159_5">:</text:span><text:span text:style-name="T159_6">label</text:span><text:span text:style-name="T159_7"><text:s/>?</text:span><text:span text:style-name="T159_8">authorLabel</text:span><text:span text:style-name="T159_9"><text:s/>.</text:span></text:p>
      <text:p text:style-name="P160"><text:span text:style-name="T160_1">filter</text:span><text:span text:style-name="T160_2"><text:s/></text:span><text:span text:style-name="T160_3">langMatches</text:span><text:span text:style-name="T160_4">(</text:span><text:span text:style-name="T160_5">lang</text:span><text:span text:style-name="T160_6">(?</text:span><text:span text:style-name="T160_7">authorLabel</text:span><text:span text:style-name="T160_8">),<text:s/>"</text:span><text:span text:style-name="T160_9">nn</text:span><text:span text:style-name="T160_10">")</text:span></text:p>
      <text:p text:style-name="P161"><text:span text:style-name="T161_1">}</text:span></text:p>
      <text:h text:style-name="P162" text:outline-level="3"><text:bookmark-start text:name="h.gqgwnhy2pxiw"/><text:bookmark-end text:name="h.gqgwnhy2pxiw"/><text:span text:style-name="T162_1">Expressions</text:span><text:span text:style-name="T162_2"><text:s/></text:span><text:span text:style-name="T162_3">associated</text:span><text:span text:style-name="T162_4"><text:s/></text:span><text:span text:style-name="T162_5">with</text:span><text:span text:style-name="T162_6"><text:s/></text:span><text:span text:style-name="T162_7">a</text:span><text:span text:style-name="T162_8"><text:s/></text:span><text:span text:style-name="T162_9">work</text:span></text:h>
      <text:p text:style-name="P163"><text:span text:style-name="T163_1">Clicking</text:span><text:span text:style-name="T163_2"><text:s/></text:span><text:span text:style-name="T163_3">on</text:span><text:span text:style-name="T163_4"><text:s/></text:span><text:span text:style-name="T163_5">a</text:span><text:span text:style-name="T163_6"><text:s/></text:span><text:span text:style-name="T163_7">work</text:span><text:span text:style-name="T163_8"><text:s/></text:span><text:span text:style-name="T163_9">in</text:span><text:span text:style-name="T163_10"><text:s/></text:span><text:span text:style-name="T163_11">the</text:span><text:span text:style-name="T163_12"><text:s/></text:span><text:span text:style-name="T163_13">list</text:span><text:span text:style-name="T163_14"><text:s/></text:span><text:span text:style-name="T163_15">of</text:span><text:span text:style-name="T163_16"><text:s/></text:span><text:span text:style-name="T163_17">works</text:span><text:span text:style-name="T163_18"><text:s/></text:span><text:span text:style-name="T163_19">makes</text:span><text:span text:style-name="T163_20"><text:s/></text:span><text:span text:style-name="T163_21">that</text:span><text:span text:style-name="T163_22"><text:s/></text:span><text:span text:style-name="T163_23">work</text:span><text:span text:style-name="T163_24"><text:s/></text:span><text:span text:style-name="T163_25">expand</text:span><text:span text:style-name="T163_26"><text:s/></text:span><text:span text:style-name="T163_27">to</text:span><text:span text:style-name="T163_28"><text:s/></text:span><text:span text:style-name="T163_29">reveal</text:span><text:span text:style-name="T163_30"><text:s/></text:span><text:span text:style-name="T163_31">the</text:span><text:span text:style-name="T163_32"><text:s/></text:span><text:span text:style-name="T163_33">Expressions</text:span><text:span text:style-name="T163_34"><text:s/></text:span><text:span text:style-name="T163_35">that</text:span><text:span text:style-name="T163_36"><text:s/></text:span><text:span text:style-name="T163_37">are</text:span><text:span text:style-name="T163_38"><text:s/></text:span><text:span text:style-name="T163_39">associated</text:span><text:span text:style-name="T163_40"><text:s/></text:span><text:span text:style-name="T163_41">with</text:span><text:span text:style-name="T163_42"><text:s/></text:span><text:span text:style-name="T163_43">it</text:span><text:span text:style-name="T163_44">.<text:s/></text:span><text:span text:style-name="T163_45">There</text:span><text:span text:style-name="T163_46"><text:s/></text:span><text:span text:style-name="T163_47">are</text:span><text:span text:style-name="T163_48"><text:s/></text:span><text:span text:style-name="T163_49">two</text:span><text:span text:style-name="T163_50"><text:s/></text:span><text:span text:style-name="T163_51">similar</text:span><text:span text:style-name="T163_52"><text:s/></text:span><text:span text:style-name="T163_53">queries</text:span><text:span text:style-name="T163_54">,<text:s/></text:span><text:span text:style-name="T163_55">depending</text:span><text:span text:style-name="T163_56"><text:s/></text:span><text:span text:style-name="T163_57">on</text:span><text:span text:style-name="T163_58"><text:s/></text:span><text:span text:style-name="T163_59">whether</text:span><text:span text:style-name="T163_60"><text:s/></text:span><text:span text:style-name="T163_61">a</text:span><text:span text:style-name="T163_62"><text:s/></text:span><text:span text:style-name="T163_63">language</text:span><text:span text:style-name="T163_64"><text:s/></text:span><text:span text:style-name="T163_65">has</text:span><text:span text:style-name="T163_66"><text:s/></text:span><text:span text:style-name="T163_67">been</text:span><text:span text:style-name="T163_68"><text:s/></text:span><text:span text:style-name="T163_69">chosen</text:span><text:span text:style-name="T163_70"><text:s/></text:span><text:span text:style-name="T163_71">or</text:span><text:span text:style-name="T163_72"><text:s/></text:span><text:span text:style-name="T163_73">not</text:span><text:span text:style-name="T163_74">.<text:s/></text:span><text:span text:style-name="T163_75">The</text:span><text:span text:style-name="T163_76"><text:s/></text:span><text:span text:style-name="T163_77">query</text:span><text:span text:style-name="T163_78"><text:s/></text:span><text:span text:style-name="T163_79">when</text:span><text:span text:style-name="T163_80"><text:s/></text:span><text:span text:style-name="T163_81">a</text:span><text:span text:style-name="T163_82"><text:s/></text:span><text:span text:style-name="T163_83">language</text:span><text:span text:style-name="T163_84"><text:s/></text:span><text:span text:style-name="T163_85">has</text:span><text:span text:style-name="T163_86"><text:s/></text:span><text:span text:style-name="T163_87">been</text:span><text:span text:style-name="T163_88"><text:s/></text:span><text:span text:style-name="T163_89">chosen</text:span><text:span text:style-name="T163_90">:<text:s/></text:span></text:p>
      <text:p text:style-name="P164"/>
      <text:p text:style-name="P165"><text:span text:style-name="T165_1">PREFIX</text:span><text:span text:style-name="T165_2"><text:s/></text:span><text:span text:style-name="T165_3">pode</text:span><text:span text:style-name="T165_4">:<text:s/>&lt;</text:span><text:span text:style-name="T165_5">http</text:span><text:span text:style-name="T165_6">://</text:span><text:span text:style-name="T165_7">www</text:span><text:span text:style-name="T165_8">.</text:span><text:span text:style-name="T165_9">bibpode</text:span><text:span text:style-name="T165_10">.</text:span><text:span text:style-name="T165_11">no</text:span><text:span text:style-name="T165_12">/</text:span><text:span text:style-name="T165_13">vocabulary</text:span><text:span text:style-name="T165_14">#&gt;</text:span></text:p>
      <text:p text:style-name="P166"><text:span text:style-name="T166_1">PREFIX</text:span><text:span text:style-name="T166_2"><text:s/></text:span><text:span text:style-name="T166_3">pode</text:span><text:span text:style-name="T166_4">_</text:span><text:span text:style-name="T166_5">lf</text:span><text:span text:style-name="T166_6">:<text:s/>&lt;</text:span><text:span text:style-name="T166_7">http</text:span><text:span text:style-name="T166_8">://</text:span><text:span text:style-name="T166_9">www</text:span><text:span text:style-name="T166_10">.</text:span><text:span text:style-name="T166_11">bibpode</text:span><text:span text:style-name="T166_12">.</text:span><text:span text:style-name="T166_13">no</text:span><text:span text:style-name="T166_14">/</text:span><text:span text:style-name="T166_15">lf</text:span><text:span text:style-name="T166_16">/&gt;</text:span></text:p>
      <text:p text:style-name="P167"><text:span text:style-name="T167_1">PREFIX</text:span><text:span text:style-name="T167_2"><text:s/></text:span><text:span text:style-name="T167_3">dct</text:span><text:span text:style-name="T167_4">:<text:s/>&lt;</text:span><text:span text:style-name="T167_5">http</text:span><text:span text:style-name="T167_6">://</text:span><text:span text:style-name="T167_7">purl</text:span><text:span text:style-name="T167_8">.</text:span><text:span text:style-name="T167_9">org</text:span><text:span text:style-name="T167_10">/</text:span><text:span text:style-name="T167_11">dc</text:span><text:span text:style-name="T167_12">/</text:span><text:span text:style-name="T167_13">terms</text:span><text:span text:style-name="T167_14">/&gt;</text:span></text:p>
      <text:p text:style-name="P168"><text:span text:style-name="T168_1">PREFIX</text:span><text:span text:style-name="T168_2"><text:s/></text:span><text:span text:style-name="T168_3">frbr</text:span><text:span text:style-name="T168_4">:<text:s/>&lt;</text:span><text:span text:style-name="T168_5">http</text:span><text:span text:style-name="T168_6">://</text:span><text:span text:style-name="T168_7">purl</text:span><text:span text:style-name="T168_8">.</text:span><text:span text:style-name="T168_9">org</text:span><text:span text:style-name="T168_10">/</text:span><text:span text:style-name="T168_11">vocab</text:span><text:span text:style-name="T168_12">/</text:span><text:span text:style-name="T168_13">frbr</text:span><text:span text:style-name="T168_14">/</text:span><text:span text:style-name="T168_15">core</text:span><text:span text:style-name="T168_16">#&gt;</text:span></text:p>
      <text:p text:style-name="P169"><text:span text:style-name="T169_1">PREFIX</text:span><text:span text:style-name="T169_2"><text:s/></text:span><text:span text:style-name="T169_3">person</text:span><text:span text:style-name="T169_4">:<text:s/>&lt;</text:span><text:span text:style-name="T169_5">http</text:span><text:span text:style-name="T169_6">://</text:span><text:span text:style-name="T169_7">www</text:span><text:span text:style-name="T169_8">.</text:span><text:span text:style-name="T169_9">bibpode</text:span><text:span text:style-name="T169_10">.</text:span><text:span text:style-name="T169_11">no</text:span><text:span text:style-name="T169_12">/</text:span><text:span text:style-name="T169_13">person</text:span><text:span text:style-name="T169_14">/&gt;</text:span></text:p>
      <text:p text:style-name="P170"><text:span text:style-name="T170_1">PREFIX</text:span><text:span text:style-name="T170_2"><text:s/></text:span><text:span text:style-name="T170_3">work</text:span><text:span text:style-name="T170_4">:<text:s/>&lt;</text:span><text:span text:style-name="T170_5">http</text:span><text:span text:style-name="T170_6">://</text:span><text:span text:style-name="T170_7">www</text:span><text:span text:style-name="T170_8">.</text:span><text:span text:style-name="T170_9">bibpode</text:span><text:span text:style-name="T170_10">.</text:span><text:span text:style-name="T170_11">no</text:span><text:span text:style-name="T170_12">/</text:span><text:span text:style-name="T170_13">work</text:span><text:span text:style-name="T170_14">/&gt;</text:span></text:p>
      <text:p text:style-name="P171"><text:span text:style-name="T171_1">SELECT</text:span><text:span text:style-name="T171_2"><text:s/></text:span><text:span text:style-name="T171_3">DISTINCT</text:span><text:span text:style-name="T171_4"><text:s/>*<text:s/></text:span><text:span text:style-name="T171_5">WHERE</text:span><text:span text:style-name="T171_6"><text:s/>{</text:span></text:p>
      <text:p text:style-name="P172"><text:span text:style-name="T172_1">?</text:span><text:span text:style-name="T172_2">expression</text:span><text:span text:style-name="T172_3"><text:s/></text:span><text:span text:style-name="T172_4">a</text:span><text:span text:style-name="T172_5"><text:s/></text:span><text:span text:style-name="T172_6">frbr</text:span><text:span text:style-name="T172_7">:</text:span><text:span text:style-name="T172_8">Expression</text:span><text:span text:style-name="T172_9"><text:s/>.</text:span></text:p>
      <text:p text:style-name="P173"><text:span text:style-name="T173_1">?</text:span><text:span text:style-name="T173_2">expression</text:span><text:span text:style-name="T173_3"><text:s/></text:span><text:span text:style-name="T173_4">frbr</text:span><text:span text:style-name="T173_5">:</text:span><text:span text:style-name="T173_6">realizationOf</text:span><text:span text:style-name="T173_7"><text:s/>&lt;</text:span><text:span text:style-name="T173_8">http</text:span><text:span text:style-name="T173_9">://</text:span><text:span text:style-name="T173_10">www</text:span><text:span text:style-name="T173_11">.</text:span><text:span text:style-name="T173_12">bibpode</text:span><text:span text:style-name="T173_13">.</text:span><text:span text:style-name="T173_14">no</text:span><text:span text:style-name="T173_15">/</text:span><text:span text:style-name="T173_16">work</text:span><text:span text:style-name="T173_17">/</text:span><text:span text:style-name="T173_18">Hamsun</text:span><text:span text:style-name="T173_19">_</text:span><text:span text:style-name="T173_20">Knut</text:span><text:span text:style-name="T173_21">_</text:span><text:span text:style-name="T173_22">pan</text:span><text:span text:style-name="T173_23">&gt;<text:s/>.</text:span></text:p>
      <text:p text:style-name="P174"><text:span text:style-name="T174_1">?</text:span><text:span text:style-name="T174_2">expression</text:span><text:span text:style-name="T174_3"><text:s/></text:span><text:span text:style-name="T174_4">dct</text:span><text:span text:style-name="T174_5">:</text:span><text:span text:style-name="T174_6">format</text:span><text:span text:style-name="T174_7"><text:s/>?</text:span><text:span text:style-name="T174_8">format</text:span><text:span text:style-name="T174_9"><text:s/>.</text:span></text:p>
      <text:p text:style-name="P175"><text:span text:style-name="T175_1">?</text:span><text:span text:style-name="T175_2">format</text:span><text:span text:style-name="T175_3"><text:s/></text:span><text:span text:style-name="T175_4">rdfs</text:span><text:span text:style-name="T175_5">:</text:span><text:span text:style-name="T175_6">label</text:span><text:span text:style-name="T175_7"><text:s/>?</text:span><text:span text:style-name="T175_8">formatlabel</text:span><text:span text:style-name="T175_9"><text:s/>.</text:span></text:p>
      <text:p text:style-name="P176"><text:span text:style-name="T176_1">?</text:span><text:span text:style-name="T176_2">expression</text:span><text:span text:style-name="T176_3"><text:s/></text:span><text:span text:style-name="T176_4">dct</text:span><text:span text:style-name="T176_5">:</text:span><text:span text:style-name="T176_6">language</text:span><text:span text:style-name="T176_7"><text:s/>&lt;</text:span><text:span text:style-name="T176_8">http</text:span><text:span text:style-name="T176_9">://</text:span><text:span text:style-name="T176_10">lexvo</text:span><text:span text:style-name="T176_11">.</text:span><text:span text:style-name="T176_12">org</text:span><text:span text:style-name="T176_13">/</text:span><text:span text:style-name="T176_14">id</text:span><text:span text:style-name="T176_15">/</text:span><text:span text:style-name="T176_16">iso</text:span><text:span text:style-name="T176_17">639-3/</text:span><text:span text:style-name="T176_18">nob</text:span><text:span text:style-name="T176_19">&gt;<text:s/>.</text:span></text:p>
      <text:p text:style-name="P177"><text:span text:style-name="T177_1">}</text:span></text:p>
      <text:p text:style-name="P178"/>
      <text:p text:style-name="P179"><text:span text:style-name="T179_1">And</text:span><text:span text:style-name="T179_2"><text:s/></text:span><text:span text:style-name="T179_3">when</text:span><text:span text:style-name="T179_4"><text:s/></text:span><text:span text:style-name="T179_5">a</text:span><text:span text:style-name="T179_6"><text:s/></text:span><text:span text:style-name="T179_7">language</text:span><text:span text:style-name="T179_8"><text:s/></text:span><text:span text:style-name="T179_9">has</text:span><text:span text:style-name="T179_10"><text:s/></text:span><text:span text:style-name="T179_11">not</text:span><text:span text:style-name="T179_12"><text:s/></text:span><text:span text:style-name="T179_13">been</text:span><text:span text:style-name="T179_14"><text:s/></text:span><text:span text:style-name="T179_15">chosen</text:span><text:span text:style-name="T179_16">,<text:s/></text:span><text:span text:style-name="T179_17">main</text:span><text:span text:style-name="T179_18"><text:s/></text:span><text:span text:style-name="T179_19">differences</text:span><text:span text:style-name="T179_20"><text:s/></text:span><text:span text:style-name="T179_21">from</text:span><text:span text:style-name="T179_22"><text:s/></text:span><text:span text:style-name="T179_23">the</text:span><text:span text:style-name="T179_24"><text:s/></text:span><text:span text:style-name="T179_25">example</text:span><text:span text:style-name="T179_26"><text:s/></text:span><text:span text:style-name="T179_27">above</text:span><text:span text:style-name="T179_28"><text:s/></text:span><text:span text:style-name="T179_29">are</text:span><text:span text:style-name="T179_30"><text:s/></text:span><text:span text:style-name="T179_31">highlighted</text:span><text:span text:style-name="T179_32"><text:s/></text:span><text:span text:style-name="T179_33">in</text:span><text:span text:style-name="T179_34"><text:s/></text:span><text:span text:style-name="T179_35">bold</text:span><text:span text:style-name="T179_36">:<text:s/></text:span></text:p>
      <text:p text:style-name="P180"/>
      <text:p text:style-name="P181"><text:span text:style-name="T181_1">PREFIX</text:span><text:span text:style-name="T181_2"><text:s/></text:span><text:span text:style-name="T181_3">pode</text:span><text:span text:style-name="T181_4">:<text:s/>&lt;</text:span><text:span text:style-name="T181_5">http</text:span><text:span text:style-name="T181_6">://</text:span><text:span text:style-name="T181_7">www</text:span><text:span text:style-name="T181_8">.</text:span><text:span text:style-name="T181_9">bibpode</text:span><text:span text:style-name="T181_10">.</text:span><text:span text:style-name="T181_11">no</text:span><text:span text:style-name="T181_12">/</text:span><text:span text:style-name="T181_13">vocabulary</text:span><text:span text:style-name="T181_14">#&gt;</text:span></text:p>
      <text:p text:style-name="P182"><text:span text:style-name="T182_1">PREFIX</text:span><text:span text:style-name="T182_2"><text:s/></text:span><text:span text:style-name="T182_3">pode</text:span><text:span text:style-name="T182_4">_</text:span><text:span text:style-name="T182_5">lf</text:span><text:span text:style-name="T182_6">:<text:s/>&lt;</text:span><text:span text:style-name="T182_7">http</text:span><text:span text:style-name="T182_8">://</text:span><text:span text:style-name="T182_9">www</text:span><text:span text:style-name="T182_10">.</text:span><text:span text:style-name="T182_11">bibpode</text:span><text:span text:style-name="T182_12">.</text:span><text:span text:style-name="T182_13">no</text:span><text:span text:style-name="T182_14">/</text:span><text:span text:style-name="T182_15">lf</text:span><text:span text:style-name="T182_16">/&gt;</text:span></text:p>
      <text:p text:style-name="P183"><text:span text:style-name="T183_1">PREFIX</text:span><text:span text:style-name="T183_2"><text:s/></text:span><text:span text:style-name="T183_3">dct</text:span><text:span text:style-name="T183_4">:<text:s/>&lt;</text:span><text:span text:style-name="T183_5">http</text:span><text:span text:style-name="T183_6">://</text:span><text:span text:style-name="T183_7">purl</text:span><text:span text:style-name="T183_8">.</text:span><text:span text:style-name="T183_9">org</text:span><text:span text:style-name="T183_10">/</text:span><text:span text:style-name="T183_11">dc</text:span><text:span text:style-name="T183_12">/</text:span><text:span text:style-name="T183_13">terms</text:span><text:span text:style-name="T183_14">/&gt;</text:span></text:p>
      <text:p text:style-name="P184"><text:span text:style-name="T184_1">PREFIX</text:span><text:span text:style-name="T184_2"><text:s/></text:span><text:span text:style-name="T184_3">frbr</text:span><text:span text:style-name="T184_4">:<text:s/>&lt;</text:span><text:span text:style-name="T184_5">http</text:span><text:span text:style-name="T184_6">://</text:span><text:span text:style-name="T184_7">purl</text:span><text:span text:style-name="T184_8">.</text:span><text:span text:style-name="T184_9">org</text:span><text:span text:style-name="T184_10">/</text:span><text:span text:style-name="T184_11">vocab</text:span><text:span text:style-name="T184_12">/</text:span><text:span text:style-name="T184_13">frbr</text:span><text:span text:style-name="T184_14">/</text:span><text:span text:style-name="T184_15">core</text:span><text:span text:style-name="T184_16">#&gt;</text:span></text:p>
      <text:p text:style-name="P185"><text:span text:style-name="T185_1">PREFIX</text:span><text:span text:style-name="T185_2"><text:s/></text:span><text:span text:style-name="T185_3">person</text:span><text:span text:style-name="T185_4">:<text:s/>&lt;</text:span><text:span text:style-name="T185_5">http</text:span><text:span text:style-name="T185_6">://</text:span><text:span text:style-name="T185_7">www</text:span><text:span text:style-name="T185_8">.</text:span><text:span text:style-name="T185_9">bibpode</text:span><text:span text:style-name="T185_10">.</text:span><text:span text:style-name="T185_11">no</text:span><text:span text:style-name="T185_12">/</text:span><text:span text:style-name="T185_13">person</text:span><text:span text:style-name="T185_14">/&gt;</text:span></text:p>
      <text:p text:style-name="P186"><text:span text:style-name="T186_1">PREFIX</text:span><text:span text:style-name="T186_2"><text:s/></text:span><text:span text:style-name="T186_3">work</text:span><text:span text:style-name="T186_4">:<text:s/>&lt;</text:span><text:span text:style-name="T186_5">http</text:span><text:span text:style-name="T186_6">://</text:span><text:span text:style-name="T186_7">www</text:span><text:span text:style-name="T186_8">.</text:span><text:span text:style-name="T186_9">bibpode</text:span><text:span text:style-name="T186_10">.</text:span><text:span text:style-name="T186_11">no</text:span><text:span text:style-name="T186_12">/</text:span><text:span text:style-name="T186_13">work</text:span><text:span text:style-name="T186_14">/&gt;</text:span></text:p>
      <text:p text:style-name="P187"><text:span text:style-name="T187_1">SELECT</text:span><text:span text:style-name="T187_2"><text:s/></text:span><text:span text:style-name="T187_3">DISTINCT</text:span><text:span text:style-name="T187_4"><text:s/>*<text:s/></text:span><text:span text:style-name="T187_5">WHERE</text:span><text:span text:style-name="T187_6"><text:s/>{</text:span></text:p>
      <text:p text:style-name="P188"><text:span text:style-name="T188_1">?</text:span><text:span text:style-name="T188_2">expression</text:span><text:span text:style-name="T188_3"><text:s/></text:span><text:span text:style-name="T188_4">a</text:span><text:span text:style-name="T188_5"><text:s/></text:span><text:span text:style-name="T188_6">frbr</text:span><text:span text:style-name="T188_7">:</text:span><text:span text:style-name="T188_8">Expression</text:span><text:span text:style-name="T188_9"><text:s/>.</text:span></text:p>
      <text:p text:style-name="P189"><text:span text:style-name="T189_1">?</text:span><text:span text:style-name="T189_2">expression</text:span><text:span text:style-name="T189_3"><text:s/></text:span><text:span text:style-name="T189_4">frbr</text:span><text:span text:style-name="T189_5">:</text:span><text:span text:style-name="T189_6">realizationOf</text:span><text:span text:style-name="T189_7"><text:s/>&lt;</text:span><text:span text:style-name="T189_8">http</text:span><text:span text:style-name="T189_9">://</text:span><text:span text:style-name="T189_10">www</text:span><text:span text:style-name="T189_11">.</text:span><text:span text:style-name="T189_12">bibpode</text:span><text:span text:style-name="T189_13">.</text:span><text:span text:style-name="T189_14">no</text:span><text:span text:style-name="T189_15">/</text:span><text:span text:style-name="T189_16">work</text:span><text:span text:style-name="T189_17">/</text:span><text:span text:style-name="T189_18">Hamsun</text:span><text:span text:style-name="T189_19">_</text:span><text:span text:style-name="T189_20">Knut</text:span><text:span text:style-name="T189_21">_</text:span><text:span text:style-name="T189_22">pan</text:span><text:span text:style-name="T189_23">&gt;<text:s/>.</text:span></text:p>
      <text:p text:style-name="P190"><text:span text:style-name="T190_1">?</text:span><text:span text:style-name="T190_2">expression</text:span><text:span text:style-name="T190_3"><text:s/></text:span><text:span text:style-name="T190_4">dct</text:span><text:span text:style-name="T190_5">:</text:span><text:span text:style-name="T190_6">format</text:span><text:span text:style-name="T190_7"><text:s/>?</text:span><text:span text:style-name="T190_8">format</text:span><text:span text:style-name="T190_9"><text:s/>.</text:span></text:p>
      <text:p text:style-name="P191"><text:span text:style-name="T191_1">?</text:span><text:span text:style-name="T191_2">format</text:span><text:span text:style-name="T191_3"><text:s/></text:span><text:span text:style-name="T191_4">rdfs</text:span><text:span text:style-name="T191_5">:</text:span><text:span text:style-name="T191_6">label</text:span><text:span text:style-name="T191_7"><text:s/>?</text:span><text:span text:style-name="T191_8">formatlabel</text:span><text:span text:style-name="T191_9"><text:s/>.</text:span></text:p>
      <text:p text:style-name="P192"><text:span text:style-name="T192_1">?</text:span><text:span text:style-name="T192_2">expression</text:span><text:span text:style-name="T192_3"><text:s/></text:span><text:span text:style-name="T192_4">dct</text:span><text:span text:style-name="T192_5">:</text:span><text:span text:style-name="T192_6">language</text:span><text:span text:style-name="T192_7"><text:s/>?</text:span><text:span text:style-name="T192_8">language</text:span><text:span text:style-name="T192_9"><text:s/>.</text:span></text:p>
      <text:p text:style-name="P193"><text:span text:style-name="T193_1">?</text:span><text:span text:style-name="T193_2">language</text:span><text:span text:style-name="T193_3"><text:s/></text:span><text:span text:style-name="T193_4">rdfs</text:span><text:span text:style-name="T193_5">:</text:span><text:span text:style-name="T193_6">label</text:span><text:span text:style-name="T193_7"><text:s/>?</text:span><text:span text:style-name="T193_8">langlabel</text:span><text:span text:style-name="T193_9"><text:s/>.</text:span></text:p>
      <text:p text:style-name="P194"><text:span text:style-name="T194_1">FILTER</text:span><text:span text:style-name="T194_2"><text:s/></text:span><text:span text:style-name="T194_3">langMatches</text:span><text:span text:style-name="T194_4">(<text:s/></text:span><text:span text:style-name="T194_5">lang</text:span><text:span text:style-name="T194_6">(?</text:span><text:span text:style-name="T194_7">langlabel</text:span><text:span text:style-name="T194_8">),<text:s/>"</text:span><text:span text:style-name="T194_9">nb</text:span><text:span text:style-name="T194_10">"<text:s/>)</text:span></text:p>
      <text:p text:style-name="P195"><text:span text:style-name="T195_1">}<text:s/></text:span><text:span text:style-name="T195_2">ORDER</text:span><text:span text:style-name="T195_3"><text:s/></text:span><text:span text:style-name="T195_4">BY</text:span><text:span text:style-name="T195_5"><text:s/>?</text:span><text:span text:style-name="T195_6">langlabel</text:span></text:p>
      <text:p text:style-name="P196"/>
      <text:p text:style-name="P197"><text:span text:style-name="T197_1">We</text:span><text:span text:style-name="T197_2"><text:s/></text:span><text:span text:style-name="T197_3">also</text:span><text:span text:style-name="T197_4"><text:s/></text:span><text:span text:style-name="T197_5">need</text:span><text:span text:style-name="T197_6"><text:s/></text:span><text:span text:style-name="T197_7">to</text:span><text:span text:style-name="T197_8"><text:s/></text:span><text:span text:style-name="T197_9">check</text:span><text:span text:style-name="T197_10"><text:s/></text:span><text:span text:style-name="T197_11">if</text:span><text:span text:style-name="T197_12"><text:s/></text:span><text:span text:style-name="T197_13">the</text:span><text:span text:style-name="T197_14"><text:s/></text:span><text:span text:style-name="T197_15">work</text:span><text:span text:style-name="T197_16"><text:s/></text:span><text:span text:style-name="T197_17">has</text:span><text:span text:style-name="T197_18"><text:s/></text:span><text:span text:style-name="T197_19">parts</text:span><text:span text:style-name="T197_20"><text:s/>(</text:span><text:span text:style-name="T197_21">e</text:span><text:span text:style-name="T197_22">.</text:span><text:span text:style-name="T197_23">g</text:span><text:span text:style-name="T197_24">.<text:s/></text:span><text:span text:style-name="T197_25">poems</text:span><text:span text:style-name="T197_26"><text:s/></text:span><text:span text:style-name="T197_27">or</text:span><text:span text:style-name="T197_28"><text:s/></text:span><text:span text:style-name="T197_29">short</text:span><text:span text:style-name="T197_30"><text:s/></text:span><text:span text:style-name="T197_31">stories</text:span><text:span text:style-name="T197_32">)<text:s/></text:span><text:span text:style-name="T197_33">that</text:span><text:span text:style-name="T197_34"><text:s/></text:span><text:span text:style-name="T197_35">should</text:span><text:span text:style-name="T197_36"><text:s/></text:span><text:span text:style-name="T197_37">be</text:span><text:span text:style-name="T197_38"><text:s/></text:span><text:span text:style-name="T197_39">displayed</text:span><text:span text:style-name="T197_40">:<text:s/></text:span></text:p>
      <text:p text:style-name="P198"/>
      <text:p text:style-name="P199"><text:span text:style-name="T199_1">PREFIX</text:span><text:span text:style-name="T199_2"><text:s/></text:span><text:span text:style-name="T199_3">dct</text:span><text:span text:style-name="T199_4">:<text:s/>&lt;</text:span><text:span text:style-name="T199_5">http</text:span><text:span text:style-name="T199_6">://</text:span><text:span text:style-name="T199_7">purl</text:span><text:span text:style-name="T199_8">.</text:span><text:span text:style-name="T199_9">org</text:span><text:span text:style-name="T199_10">/</text:span><text:span text:style-name="T199_11">dc</text:span><text:span text:style-name="T199_12">/</text:span><text:span text:style-name="T199_13">terms</text:span><text:span text:style-name="T199_14">/&gt;</text:span></text:p>
      <text:p text:style-name="P200"><text:span text:style-name="T200_1">PREFIX</text:span><text:span text:style-name="T200_2"><text:s/></text:span><text:span text:style-name="T200_3">frbr</text:span><text:span text:style-name="T200_4">:<text:s/>&lt;</text:span><text:span text:style-name="T200_5">http</text:span><text:span text:style-name="T200_6">://</text:span><text:span text:style-name="T200_7">purl</text:span><text:span text:style-name="T200_8">.</text:span><text:span text:style-name="T200_9">org</text:span><text:span text:style-name="T200_10">/</text:span><text:span text:style-name="T200_11">vocab</text:span><text:span text:style-name="T200_12">/</text:span><text:span text:style-name="T200_13">frbr</text:span><text:span text:style-name="T200_14">/</text:span><text:span text:style-name="T200_15">core</text:span><text:span text:style-name="T200_16">#&gt;</text:span></text:p>
      <text:p text:style-name="P201"><text:span text:style-name="T201_1">PREFIX</text:span><text:span text:style-name="T201_2"><text:s/></text:span><text:span text:style-name="T201_3">pode</text:span><text:span text:style-name="T201_4">:<text:s/>&lt;</text:span><text:span text:style-name="T201_5">http</text:span><text:span text:style-name="T201_6">://</text:span><text:span text:style-name="T201_7">www</text:span><text:span text:style-name="T201_8">.</text:span><text:span text:style-name="T201_9">bibpode</text:span><text:span text:style-name="T201_10">.</text:span><text:span text:style-name="T201_11">no</text:span><text:span text:style-name="T201_12">/</text:span><text:span text:style-name="T201_13">vocabulary</text:span><text:span text:style-name="T201_14">#&gt;</text:span></text:p>
      <text:p text:style-name="P202"><text:span text:style-name="T202_1">SELECT</text:span><text:span text:style-name="T202_2"><text:s/></text:span><text:span text:style-name="T202_3">DISTINCT</text:span><text:span text:style-name="T202_4"><text:s/>?</text:span><text:span text:style-name="T202_5">title</text:span><text:span text:style-name="T202_6"><text:s/>?</text:span><text:span text:style-name="T202_7">subtitle</text:span><text:span text:style-name="T202_8"><text:s/>?</text:span><text:span text:style-name="T202_9">firstEdition</text:span><text:span text:style-name="T202_10"><text:s/></text:span><text:span text:style-name="T202_11">WHERE</text:span><text:span text:style-name="T202_12"><text:s/>{</text:span></text:p>
      <text:p text:style-name="P203"><text:span text:style-name="T203_1">&lt;</text:span><text:span text:style-name="T203_2">http</text:span><text:span text:style-name="T203_3">://</text:span><text:span text:style-name="T203_4">www</text:span><text:span text:style-name="T203_5">.</text:span><text:span text:style-name="T203_6">bibpode</text:span><text:span text:style-name="T203_7">.</text:span><text:span text:style-name="T203_8">no</text:span><text:span text:style-name="T203_9">/</text:span><text:span text:style-name="T203_10">work</text:span><text:span text:style-name="T203_11">/</text:span><text:span text:style-name="T203_12">Hamsun</text:span><text:span text:style-name="T203_13">_</text:span><text:span text:style-name="T203_14">Knut</text:span><text:span text:style-name="T203_15">_</text:span><text:span text:style-name="T203_16">siesta</text:span><text:span text:style-name="T203_17">&gt;<text:s/></text:span><text:span text:style-name="T203_18">frbr</text:span><text:span text:style-name="T203_19">:</text:span><text:span text:style-name="T203_20">part</text:span><text:span text:style-name="T203_21"><text:s/>?</text:span><text:span text:style-name="T203_22">part</text:span><text:span text:style-name="T203_23"><text:s/>.</text:span></text:p>
      <text:p text:style-name="P204"><text:span text:style-name="T204_1">?</text:span><text:span text:style-name="T204_2">part</text:span><text:span text:style-name="T204_3"><text:s/></text:span><text:span text:style-name="T204_4">dct</text:span><text:span text:style-name="T204_5">:</text:span><text:span text:style-name="T204_6">title</text:span><text:span text:style-name="T204_7"><text:s/>?</text:span><text:span text:style-name="T204_8">title</text:span><text:span text:style-name="T204_9"><text:s/>;</text:span></text:p>
      <text:p text:style-name="P205"><text:span text:style-name="T205_1">pode</text:span><text:span text:style-name="T205_2">:</text:span><text:span text:style-name="T205_3">firstEdition</text:span><text:span text:style-name="T205_4"><text:s/>?</text:span><text:span text:style-name="T205_5">firstEdition</text:span><text:span text:style-name="T205_6"><text:s/>.</text:span></text:p>
      <text:p text:style-name="P206"><text:span text:style-name="T206_1">OPTIONAL</text:span><text:span text:style-name="T206_2"><text:s/>{<text:s/>?</text:span><text:span text:style-name="T206_3">part</text:span><text:span text:style-name="T206_4"><text:s/></text:span><text:span text:style-name="T206_5">dct</text:span><text:span text:style-name="T206_6">:</text:span><text:span text:style-name="T206_7">subtitle</text:span><text:span text:style-name="T206_8"><text:s/>?</text:span><text:span text:style-name="T206_9">subtitle</text:span><text:span text:style-name="T206_10"><text:s/>.<text:s/>}</text:span></text:p>
      <text:p text:style-name="P207"><text:span text:style-name="T207_1">}</text:span></text:p>
      <text:p text:style-name="P208"/>
      <text:p text:style-name="P209"><text:span text:style-name="T209_1">When</text:span><text:span text:style-name="T209_2"><text:s/></text:span><text:span text:style-name="T209_3">a</text:span><text:span text:style-name="T209_4"><text:s/></text:span><text:span text:style-name="T209_5">new</text:span><text:span text:style-name="T209_6"><text:s/></text:span><text:span text:style-name="T209_7">work</text:span><text:span text:style-name="T209_8"><text:s/></text:span><text:span text:style-name="T209_9">is</text:span><text:span text:style-name="T209_10"><text:s/></text:span><text:span text:style-name="T209_11">clicked</text:span><text:span text:style-name="T209_12">,<text:s/></text:span><text:span text:style-name="T209_13">the</text:span><text:span text:style-name="T209_14"><text:s/></text:span><text:span text:style-name="T209_15">previously</text:span><text:span text:style-name="T209_16"><text:s/></text:span><text:span text:style-name="T209_17">chosen</text:span><text:span text:style-name="T209_18"><text:s/></text:span><text:span text:style-name="T209_19">work</text:span><text:span text:style-name="T209_20"><text:s/></text:span><text:span text:style-name="T209_21">is</text:span><text:span text:style-name="T209_22"><text:s/>“</text:span><text:span text:style-name="T209_23">collapsed</text:span><text:span text:style-name="T209_24">”,<text:s/></text:span><text:span text:style-name="T209_25">hiding</text:span><text:span text:style-name="T209_26"><text:s/></text:span><text:span text:style-name="T209_27">the</text:span><text:span text:style-name="T209_28"><text:s/></text:span><text:span text:style-name="T209_29">list</text:span><text:span text:style-name="T209_30"><text:s/></text:span><text:span text:style-name="T209_31">of</text:span><text:span text:style-name="T209_32"><text:s/></text:span><text:span text:style-name="T209_33">parts</text:span><text:span text:style-name="T209_34"><text:s/></text:span><text:span text:style-name="T209_35">and</text:span><text:span text:style-name="T209_36"><text:s/></text:span><text:span text:style-name="T209_37">expressions</text:span><text:span text:style-name="T209_38">.<text:s/></text:span><text:span text:style-name="T209_39">If</text:span><text:span text:style-name="T209_40"><text:s/></text:span><text:span text:style-name="T209_41">a</text:span><text:span text:style-name="T209_42"><text:s/></text:span><text:span text:style-name="T209_43">previously</text:span><text:span text:style-name="T209_44"><text:s/></text:span><text:span text:style-name="T209_45">collapsed</text:span><text:span text:style-name="T209_46"><text:s/></text:span><text:span text:style-name="T209_47">work</text:span><text:span text:style-name="T209_48"><text:s/></text:span><text:span text:style-name="T209_49">is</text:span><text:span text:style-name="T209_50"><text:s/></text:span><text:span text:style-name="T209_51">clicked</text:span><text:span text:style-name="T209_52"><text:s/></text:span><text:span text:style-name="T209_53">again</text:span><text:span text:style-name="T209_54">,<text:s/></text:span><text:span text:style-name="T209_55">it</text:span><text:span text:style-name="T209_56"><text:s/></text:span><text:span text:style-name="T209_57">is</text:span><text:span text:style-name="T209_58"><text:s/>“</text:span><text:span text:style-name="T209_59">expanded</text:span><text:span text:style-name="T209_60">”<text:s/></text:span><text:span text:style-name="T209_61">to</text:span><text:span text:style-name="T209_62"><text:s/></text:span><text:span text:style-name="T209_63">reveal</text:span><text:span text:style-name="T209_64"><text:s/></text:span><text:span text:style-name="T209_65">the</text:span><text:span text:style-name="T209_66"><text:s/></text:span><text:span text:style-name="T209_67">hidden</text:span><text:span text:style-name="T209_68"><text:s/></text:span><text:span text:style-name="T209_69">information</text:span><text:span text:style-name="T209_70">,<text:s/></text:span><text:span text:style-name="T209_71">making</text:span><text:span text:style-name="T209_72"><text:s/></text:span><text:span text:style-name="T209_73">it</text:span><text:span text:style-name="T209_74"><text:s/></text:span><text:span text:style-name="T209_75">unnecessary</text:span><text:span text:style-name="T209_76"><text:s/></text:span><text:span text:style-name="T209_77">to</text:span><text:span text:style-name="T209_78"><text:s/></text:span><text:span text:style-name="T209_79">re</text:span><text:span text:style-name="T209_80">-</text:span><text:span text:style-name="T209_81">fetch</text:span><text:span text:style-name="T209_82"><text:s/></text:span><text:span text:style-name="T209_83">the</text:span><text:span text:style-name="T209_84"><text:s/></text:span><text:span text:style-name="T209_85">information</text:span><text:span text:style-name="T209_86"><text:s/></text:span><text:span text:style-name="T209_87">from</text:span><text:span text:style-name="T209_88"><text:s/></text:span><text:span text:style-name="T209_89">the</text:span><text:span text:style-name="T209_90"><text:s/></text:span><text:span text:style-name="T209_91">server</text:span><text:span text:style-name="T209_92">.<text:s/></text:span></text:p>
      <text:h text:style-name="P210" text:outline-level="3"><text:bookmark-start text:name="h.al3rbfyhgwxr"/><text:bookmark-end text:name="h.al3rbfyhgwxr"/><text:span text:style-name="T210_1">Manifestations</text:span><text:span text:style-name="T210_2"><text:s/></text:span><text:span text:style-name="T210_3">associated</text:span><text:span text:style-name="T210_4"><text:s/></text:span><text:span text:style-name="T210_5">with</text:span><text:span text:style-name="T210_6"><text:s/></text:span><text:span text:style-name="T210_7">an</text:span><text:span text:style-name="T210_8"><text:s/></text:span><text:span text:style-name="T210_9">expression</text:span></text:h>
      <text:p text:style-name="P211"><text:span text:style-name="T211_1">When</text:span><text:span text:style-name="T211_2"><text:s/></text:span><text:span text:style-name="T211_3">an</text:span><text:span text:style-name="T211_4"><text:s/></text:span><text:span text:style-name="T211_5">expression</text:span><text:span text:style-name="T211_6"><text:s/></text:span><text:span text:style-name="T211_7">is</text:span><text:span text:style-name="T211_8"><text:s/></text:span><text:span text:style-name="T211_9">clicked</text:span><text:span text:style-name="T211_10">,<text:s/></text:span><text:span text:style-name="T211_11">it</text:span><text:span text:style-name="T211_12"><text:s/></text:span><text:span text:style-name="T211_13">is</text:span><text:span text:style-name="T211_14"><text:s/></text:span><text:span text:style-name="T211_15">expanded</text:span><text:span text:style-name="T211_16"><text:s/></text:span><text:span text:style-name="T211_17">to</text:span><text:span text:style-name="T211_18"><text:s/></text:span><text:span text:style-name="T211_19">reveal</text:span><text:span text:style-name="T211_20"><text:s/></text:span><text:span text:style-name="T211_21">it</text:span><text:span text:style-name="T211_22">’</text:span><text:span text:style-name="T211_23">s</text:span><text:span text:style-name="T211_24"><text:s/></text:span><text:span text:style-name="T211_25">associated</text:span><text:span text:style-name="T211_26"><text:s/></text:span><text:span text:style-name="T211_27">manifestations</text:span><text:span text:style-name="T211_28">.<text:s/></text:span><text:span text:style-name="T211_29">The</text:span><text:span text:style-name="T211_30"><text:s/></text:span><text:span text:style-name="T211_31">query</text:span><text:span text:style-name="T211_32">:<text:s/></text:span></text:p>
      <text:p text:style-name="P212"/>
      <text:p text:style-name="P213"><text:span text:style-name="T213_1">PREFIX</text:span><text:span text:style-name="T213_2"><text:s/></text:span><text:span text:style-name="T213_3">pode</text:span><text:span text:style-name="T213_4">:<text:s/>&lt;</text:span><text:span text:style-name="T213_5">http</text:span><text:span text:style-name="T213_6">://</text:span><text:span text:style-name="T213_7">www</text:span><text:span text:style-name="T213_8">.</text:span><text:span text:style-name="T213_9">bibpode</text:span><text:span text:style-name="T213_10">.</text:span><text:span text:style-name="T213_11">no</text:span><text:span text:style-name="T213_12">/</text:span><text:span text:style-name="T213_13">vocabulary</text:span><text:span text:style-name="T213_14">#&gt;</text:span></text:p>
      <text:p text:style-name="P214"><text:span text:style-name="T214_1">PREFIX</text:span><text:span text:style-name="T214_2"><text:s/></text:span><text:span text:style-name="T214_3">dct</text:span><text:span text:style-name="T214_4">:<text:s/>&lt;</text:span><text:span text:style-name="T214_5">http</text:span><text:span text:style-name="T214_6">://</text:span><text:span text:style-name="T214_7">purl</text:span><text:span text:style-name="T214_8">.</text:span><text:span text:style-name="T214_9">org</text:span><text:span text:style-name="T214_10">/</text:span><text:span text:style-name="T214_11">dc</text:span><text:span text:style-name="T214_12">/</text:span><text:span text:style-name="T214_13">terms</text:span><text:span text:style-name="T214_14">/&gt;</text:span></text:p>
      <text:p text:style-name="P215"><text:span text:style-name="T215_1">PREFIX</text:span><text:span text:style-name="T215_2"><text:s/></text:span><text:span text:style-name="T215_3">frbr</text:span><text:span text:style-name="T215_4">:<text:s/>&lt;</text:span><text:span text:style-name="T215_5">http</text:span><text:span text:style-name="T215_6">://</text:span><text:span text:style-name="T215_7">purl</text:span><text:span text:style-name="T215_8">.</text:span><text:span text:style-name="T215_9">org</text:span><text:span text:style-name="T215_10">/</text:span><text:span text:style-name="T215_11">vocab</text:span><text:span text:style-name="T215_12">/</text:span><text:span text:style-name="T215_13">frbr</text:span><text:span text:style-name="T215_14">/</text:span><text:span text:style-name="T215_15">core</text:span><text:span text:style-name="T215_16">#&gt;</text:span></text:p>
      <text:p text:style-name="P216"><text:span text:style-name="T216_1">SELECT</text:span><text:span text:style-name="T216_2"><text:s/></text:span><text:span text:style-name="T216_3">DISTINCT</text:span><text:span text:style-name="T216_4"><text:s/>?</text:span><text:span text:style-name="T216_5">title</text:span><text:span text:style-name="T216_6"><text:s/>?</text:span><text:span text:style-name="T216_7">subtitle</text:span><text:span text:style-name="T216_8"><text:s/>?</text:span><text:span text:style-name="T216_9">responsibility</text:span><text:span text:style-name="T216_10"><text:s/>?</text:span><text:span text:style-name="T216_11">issued</text:span><text:span text:style-name="T216_12"><text:s/>?</text:span><text:span text:style-name="T216_13">physicalDescription</text:span><text:span text:style-name="T216_14"><text:s/></text:span><text:span text:style-name="T216_15">WHERE</text:span><text:span text:style-name="T216_16"><text:s/>{</text:span></text:p>
      <text:p text:style-name="P217"><text:span text:style-name="T217_1">?</text:span><text:span text:style-name="T217_2">expression</text:span><text:span text:style-name="T217_3"><text:s/></text:span><text:span text:style-name="T217_4">a</text:span><text:span text:style-name="T217_5"><text:s/></text:span><text:span text:style-name="T217_6">frbr</text:span><text:span text:style-name="T217_7">:</text:span><text:span text:style-name="T217_8">Expression</text:span><text:span text:style-name="T217_9"><text:s/>.</text:span></text:p>
      <text:p text:style-name="P218"><text:span text:style-name="T218_1">?</text:span><text:span text:style-name="T218_2">expression</text:span><text:span text:style-name="T218_3"><text:s/></text:span><text:span text:style-name="T218_4">frbr</text:span><text:span text:style-name="T218_5">:</text:span><text:span text:style-name="T218_6">realizationOf</text:span><text:span text:style-name="T218_7"><text:s/>&lt;</text:span><text:span text:style-name="T218_8">http</text:span><text:span text:style-name="T218_9">://</text:span><text:span text:style-name="T218_10">www</text:span><text:span text:style-name="T218_11">.</text:span><text:span text:style-name="T218_12">bibpode</text:span><text:span text:style-name="T218_13">.</text:span><text:span text:style-name="T218_14">no</text:span><text:span text:style-name="T218_15">/</text:span><text:span text:style-name="T218_16">work</text:span><text:span text:style-name="T218_17">/</text:span><text:span text:style-name="T218_18">Hamsun</text:span><text:span text:style-name="T218_19">_</text:span><text:span text:style-name="T218_20">Knut</text:span><text:span text:style-name="T218_21">_</text:span><text:span text:style-name="T218_22">sult</text:span><text:span text:style-name="T218_23">&gt;<text:s/>.</text:span></text:p>
      <text:p text:style-name="P219"><text:span text:style-name="T219_1">?</text:span><text:span text:style-name="T219_2">expression</text:span><text:span text:style-name="T219_3"><text:s/></text:span><text:span text:style-name="T219_4">dct</text:span><text:span text:style-name="T219_5">:</text:span><text:span text:style-name="T219_6">language</text:span><text:span text:style-name="T219_7"><text:s/>&lt;</text:span><text:span text:style-name="T219_8">http</text:span><text:span text:style-name="T219_9">://</text:span><text:span text:style-name="T219_10">www</text:span><text:span text:style-name="T219_11">.</text:span><text:span text:style-name="T219_12">lingvoj</text:span><text:span text:style-name="T219_13">.</text:span><text:span text:style-name="T219_14">org</text:span><text:span text:style-name="T219_15">/</text:span><text:span text:style-name="T219_16">lang</text:span><text:span text:style-name="T219_17">/</text:span><text:span text:style-name="T219_18">nb</text:span><text:span text:style-name="T219_19">&gt;<text:s/>.</text:span></text:p>
      <text:p text:style-name="P220"><text:span text:style-name="T220_1">?</text:span><text:span text:style-name="T220_2">expression</text:span><text:span text:style-name="T220_3"><text:s/></text:span><text:span text:style-name="T220_4">dct</text:span><text:span text:style-name="T220_5">:</text:span><text:span text:style-name="T220_6">format</text:span><text:span text:style-name="T220_7"><text:s/>&lt;</text:span><text:span text:style-name="T220_8">http</text:span><text:span text:style-name="T220_9">://</text:span><text:span text:style-name="T220_10">www</text:span><text:span text:style-name="T220_11">.</text:span><text:span text:style-name="T220_12">bibpode</text:span><text:span text:style-name="T220_13">.</text:span><text:span text:style-name="T220_14">no</text:span><text:span text:style-name="T220_15">/</text:span><text:span text:style-name="T220_16">ff</text:span><text:span text:style-name="T220_17">/</text:span><text:span text:style-name="T220_18">l</text:span><text:span text:style-name="T220_19">&gt;<text:s/>.</text:span></text:p>
      <text:p text:style-name="P221"><text:span text:style-name="T221_1">?</text:span><text:span text:style-name="T221_2">expression</text:span><text:span text:style-name="T221_3"><text:s/></text:span><text:span text:style-name="T221_4">frbr</text:span><text:span text:style-name="T221_5">:</text:span><text:span text:style-name="T221_6">embodiment</text:span><text:span text:style-name="T221_7"><text:s/>?</text:span><text:span text:style-name="T221_8">manifestation</text:span><text:span text:style-name="T221_9"><text:s/>.</text:span></text:p>
      <text:p text:style-name="P222"><text:span text:style-name="T222_1">?</text:span><text:span text:style-name="T222_2">manifestation</text:span><text:span text:style-name="T222_3"><text:s/></text:span><text:span text:style-name="T222_4">a</text:span><text:span text:style-name="T222_5"><text:s/></text:span><text:span text:style-name="T222_6">frbr</text:span><text:span text:style-name="T222_7">:</text:span><text:span text:style-name="T222_8">Manifestation</text:span><text:span text:style-name="T222_9"><text:s/>.</text:span></text:p>
      <text:p text:style-name="P223"><text:span text:style-name="T223_1">?</text:span><text:span text:style-name="T223_2">manifestation</text:span><text:span text:style-name="T223_3"><text:s/></text:span><text:span text:style-name="T223_4">dct</text:span><text:span text:style-name="T223_5">:</text:span><text:span text:style-name="T223_6">title</text:span><text:span text:style-name="T223_7"><text:s/>?</text:span><text:span text:style-name="T223_8">title</text:span><text:span text:style-name="T223_9"><text:s/>.</text:span></text:p>
      <text:p text:style-name="P224"><text:span text:style-name="T224_1">OPTIONAL</text:span><text:span text:style-name="T224_2">{<text:s/>?</text:span><text:span text:style-name="T224_3">manifestation</text:span><text:span text:style-name="T224_4"><text:s/></text:span><text:span text:style-name="T224_5">pode</text:span><text:span text:style-name="T224_6">:</text:span><text:span text:style-name="T224_7">subtitle</text:span><text:span text:style-name="T224_8"><text:s/>?</text:span><text:span text:style-name="T224_9">subtitle</text:span><text:span text:style-name="T224_10"><text:s/>.<text:s/>}</text:span></text:p>
      <text:p text:style-name="P225"><text:span text:style-name="T225_1">OPTIONAL</text:span><text:span text:style-name="T225_2">{<text:s/>?</text:span><text:span text:style-name="T225_3">manifestation</text:span><text:span text:style-name="T225_4"><text:s/></text:span><text:span text:style-name="T225_5">pode</text:span><text:span text:style-name="T225_6">:</text:span><text:span text:style-name="T225_7">responsibility</text:span><text:span text:style-name="T225_8"><text:s/>?</text:span><text:span text:style-name="T225_9">responsibility</text:span><text:span text:style-name="T225_10"><text:s/>.<text:s/>}</text:span></text:p>
      <text:p text:style-name="P226"><text:span text:style-name="T226_1">OPTIONAL</text:span><text:span text:style-name="T226_2">{<text:s/>?</text:span><text:span text:style-name="T226_3">manifestation</text:span><text:span text:style-name="T226_4"><text:s/></text:span><text:span text:style-name="T226_5">pode</text:span><text:span text:style-name="T226_6">:</text:span><text:span text:style-name="T226_7">publicationPlace</text:span><text:span text:style-name="T226_8"><text:s/>?</text:span><text:span text:style-name="T226_9">publicationPlace</text:span><text:span text:style-name="T226_10"><text:s/>.<text:s/>}</text:span></text:p>
      <text:p text:style-name="P227"><text:span text:style-name="T227_1">OPTIONAL</text:span><text:span text:style-name="T227_2">{<text:s/>?</text:span><text:span text:style-name="T227_3">manifestation</text:span><text:span text:style-name="T227_4"><text:s/></text:span><text:span text:style-name="T227_5">pode</text:span><text:span text:style-name="T227_6">:</text:span><text:span text:style-name="T227_7">publisher</text:span><text:span text:style-name="T227_8"><text:s/>?</text:span><text:span text:style-name="T227_9">publisher</text:span><text:span text:style-name="T227_10"><text:s/>.<text:s/>}</text:span></text:p>
      <text:p text:style-name="P228"><text:span text:style-name="T228_1">OPTIONAL</text:span><text:span text:style-name="T228_2">{<text:s/>?</text:span><text:span text:style-name="T228_3">manifestation</text:span><text:span text:style-name="T228_4"><text:s/></text:span><text:span text:style-name="T228_5">dct</text:span><text:span text:style-name="T228_6">:</text:span><text:span text:style-name="T228_7">issued</text:span><text:span text:style-name="T228_8"><text:s/>?</text:span><text:span text:style-name="T228_9">issued</text:span><text:span text:style-name="T228_10"><text:s/>.<text:s/>}</text:span></text:p>
      <text:p text:style-name="P229"><text:span text:style-name="T229_1">OPTIONAL</text:span><text:span text:style-name="T229_2">{<text:s/>?</text:span><text:span text:style-name="T229_3">manifestation</text:span><text:span text:style-name="T229_4"><text:s/></text:span><text:span text:style-name="T229_5">pode</text:span><text:span text:style-name="T229_6">:</text:span><text:span text:style-name="T229_7">physicalDescription</text:span><text:span text:style-name="T229_8"><text:s/>?</text:span><text:span text:style-name="T229_9">physicalDescription</text:span><text:span text:style-name="T229_10"><text:s/>.<text:s/>}</text:span></text:p>
      <text:p text:style-name="P230"><text:span text:style-name="T230_1">}</text:span></text:p>
      <text:p text:style-name="P231"><text:span text:style-name="T231_1">ORDER</text:span><text:span text:style-name="T231_2"><text:s/></text:span><text:span text:style-name="T231_3">BY</text:span><text:span text:style-name="T231_4"><text:s/>?</text:span><text:span text:style-name="T231_5">title</text:span><text:span text:style-name="T231_6"><text:s/>?</text:span><text:span text:style-name="T231_7">issued</text:span></text:p>
      <text:h text:style-name="P232" text:outline-level="2"><text:bookmark-start text:name="h.a2m5rtvi25e0"/><text:bookmark-end text:name="h.a2m5rtvi25e0"/><text:span text:style-name="T232_1">Installation</text:span></text:h>
      <text:p text:style-name="P233"><text:span text:style-name="T233_1">Prerequisites</text:span></text:p>
      <text:list text:style-name="LS6" xml:id="list17">
        <text:list-item>
          <text:p text:style-name="P234"><text:span text:style-name="T234_1">A</text:span><text:span text:style-name="T234_2"><text:s/></text:span><text:span text:style-name="T234_3">web</text:span><text:span text:style-name="T234_4">-</text:span><text:span text:style-name="T234_5">server</text:span><text:span text:style-name="T234_6"><text:s/></text:span><text:span text:style-name="T234_7">that</text:span><text:span text:style-name="T234_8"><text:s/></text:span><text:span text:style-name="T234_9">supports</text:span><text:span text:style-name="T234_10"><text:s/></text:span><text:span text:style-name="T234_11">PHP</text:span></text:p>
        </text:list-item>
        <text:list-item>
          <text:p text:style-name="P235"><text:span text:style-name="T235_1">jQuery</text:span></text:p>
        </text:list-item>
      </text:list>
      <text:p text:style-name="P236"/>
      <text:p text:style-name="P237"><text:span text:style-name="T237_1">LinkedAuthorsWeb</text:span><text:span text:style-name="T237_2"><text:s/></text:span><text:span text:style-name="T237_3">can</text:span><text:span text:style-name="T237_4"><text:s/></text:span><text:span text:style-name="T237_5">be</text:span><text:span text:style-name="T237_6"><text:s/></text:span><text:span text:style-name="T237_7">installed</text:span><text:span text:style-name="T237_8"><text:s/></text:span><text:span text:style-name="T237_9">in</text:span><text:span text:style-name="T237_10"><text:s/></text:span><text:span text:style-name="T237_11">two</text:span><text:span text:style-name="T237_12"><text:s/></text:span><text:span text:style-name="T237_13">different</text:span><text:span text:style-name="T237_14"><text:s/></text:span><text:span text:style-name="T237_15">ways</text:span><text:span text:style-name="T237_16">.<text:s/></text:span><text:span text:style-name="T237_17">Pleas</text:span><text:span text:style-name="T237_18"><text:s/></text:span><text:span text:style-name="T237_19">note</text:span><text:span text:style-name="T237_20">:<text:s/></text:span><text:span text:style-name="T237_21">this</text:span><text:span text:style-name="T237_22"><text:s/></text:span><text:span text:style-name="T237_23">will</text:span><text:span text:style-name="T237_24"><text:s/></text:span><text:span text:style-name="T237_25">only</text:span><text:span text:style-name="T237_26"><text:s/></text:span><text:span text:style-name="T237_27">give</text:span><text:span text:style-name="T237_28"><text:s/></text:span><text:span text:style-name="T237_29">you</text:span><text:span text:style-name="T237_30"><text:s/></text:span><text:span text:style-name="T237_31">a</text:span><text:span text:style-name="T237_32"><text:s/></text:span><text:span text:style-name="T237_33">copy</text:span><text:span text:style-name="T237_34"><text:s/></text:span><text:span text:style-name="T237_35">of</text:span><text:span text:style-name="T237_36"><text:s/></text:span><text:span text:style-name="T237_37">the</text:span><text:span text:style-name="T237_38"><text:s/>“</text:span><text:span text:style-name="T237_39">web</text:span><text:span text:style-name="T237_40"><text:s/></text:span><text:span text:style-name="T237_41">interface</text:span><text:span text:style-name="T237_42">”,<text:s/></text:span><text:span text:style-name="T237_43">not</text:span><text:span text:style-name="T237_44"><text:s/></text:span><text:span text:style-name="T237_45">the</text:span><text:span text:style-name="T237_46"><text:s/></text:span><text:span text:style-name="T237_47">data</text:span><text:span text:style-name="T237_48"><text:s/></text:span><text:span text:style-name="T237_49">held</text:span><text:span text:style-name="T237_50"><text:s/></text:span><text:span text:style-name="T237_51">in</text:span><text:span text:style-name="T237_52"><text:s/></text:span><text:span text:style-name="T237_53">the</text:span><text:span text:style-name="T237_54"><text:s/></text:span><text:span text:style-name="T237_55">ARC</text:span><text:span text:style-name="T237_56"><text:s/></text:span><text:span text:style-name="T237_57">triplestore</text:span><text:span text:style-name="T237_58">.<text:s/></text:span><text:span text:style-name="T237_59">Queries</text:span><text:span text:style-name="T237_60"><text:s/></text:span><text:span text:style-name="T237_61">directed</text:span><text:span text:style-name="T237_62"><text:s/></text:span><text:span text:style-name="T237_63">at</text:span><text:span text:style-name="T237_64"><text:s/></text:span><text:span text:style-name="T237_65">the</text:span><text:span text:style-name="T237_66"><text:s/></text:span><text:span text:style-name="T237_67">triplestore</text:span><text:span text:style-name="T237_68"><text:s/></text:span><text:span text:style-name="T237_69">should</text:span><text:span text:style-name="T237_70"><text:s/></text:span><text:span text:style-name="T237_71">still</text:span><text:span text:style-name="T237_72"><text:s/></text:span><text:span text:style-name="T237_73">work</text:span><text:span text:style-name="T237_74">,<text:s/></text:span><text:span text:style-name="T237_75">since</text:span><text:span text:style-name="T237_76"><text:s/></text:span><text:span text:style-name="T237_77">they</text:span><text:span text:style-name="T237_78"><text:s/></text:span><text:span text:style-name="T237_79">are</text:span><text:span text:style-name="T237_80"><text:s/></text:span><text:span text:style-name="T237_81">returned</text:span><text:span text:style-name="T237_82"><text:s/></text:span><text:span text:style-name="T237_83">in</text:span><text:span text:style-name="T237_84"><text:s/></text:span><text:span text:style-name="T237_85">JSONP</text:span><text:span text:style-name="T237_86"><text:s/></text:span><text:span text:style-name="T237_87">format</text:span><text:span text:style-name="T237_88">.<text:s/></text:span></text:p>
      <text:h text:style-name="P238" text:outline-level="3"><text:bookmark-start text:name="h.74px5x5qh7fs"/><text:bookmark-end text:name="h.74px5x5qh7fs"/><text:span text:style-name="T238_1">Installation</text:span><text:span text:style-name="T238_2"><text:s/></text:span><text:span text:style-name="T238_3">from</text:span><text:span text:style-name="T238_4"><text:s/></text:span><text:span text:style-name="T238_5">an</text:span><text:span text:style-name="T238_6"><text:s/></text:span><text:span text:style-name="T238_7">archive</text:span></text:h>
      <text:list text:style-name="LS7" xml:id="list19">
        <text:list-item>
          <text:p text:style-name="P239"><text:span text:style-name="T239_1">Download</text:span><text:span text:style-name="T239_2"><text:s/></text:span><text:span text:style-name="T239_3">the</text:span><text:span text:style-name="T239_4"><text:s/></text:span><text:span text:style-name="T239_5">source</text:span><text:span text:style-name="T239_6"><text:s/></text:span><text:span text:style-name="T239_7">from</text:span><text:span text:style-name="T239_8"><text:s/></text:span><text:span text:style-name="T239_9"><text:a xlink:type="simple" xlink:href="http://www.google.com/url?q=https%3A%2F%2Fgithub.com%2Fpode%2FLinkedAuthorsWeb%2F&amp;sa=D&amp;sntz=1&amp;usg=AFQjCNEcqT5mWYjrHZgUmfPr2Dh6XN4kgg"><text:span text:style-name="T239_10">https</text:span></text:a></text:span><text:span text:style-name="T239_11"><text:a xlink:type="simple" xlink:href="http://www.google.com/url?q=https%3A%2F%2Fgithub.com%2Fpode%2FLinkedAuthorsWeb%2F&amp;sa=D&amp;sntz=1&amp;usg=AFQjCNEcqT5mWYjrHZgUmfPr2Dh6XN4kgg"><text:span text:style-name="T239_12">://</text:span></text:a></text:span><text:span text:style-name="T239_13"><text:a xlink:type="simple" xlink:href="http://www.google.com/url?q=https%3A%2F%2Fgithub.com%2Fpode%2FLinkedAuthorsWeb%2F&amp;sa=D&amp;sntz=1&amp;usg=AFQjCNEcqT5mWYjrHZgUmfPr2Dh6XN4kgg"><text:span text:style-name="T239_14">github</text:span></text:a></text:span><text:span text:style-name="T239_15"><text:a xlink:type="simple" xlink:href="http://www.google.com/url?q=https%3A%2F%2Fgithub.com%2Fpode%2FLinkedAuthorsWeb%2F&amp;sa=D&amp;sntz=1&amp;usg=AFQjCNEcqT5mWYjrHZgUmfPr2Dh6XN4kgg"><text:span text:style-name="T239_16">.</text:span></text:a></text:span><text:span text:style-name="T239_17"><text:a xlink:type="simple" xlink:href="http://www.google.com/url?q=https%3A%2F%2Fgithub.com%2Fpode%2FLinkedAuthorsWeb%2F&amp;sa=D&amp;sntz=1&amp;usg=AFQjCNEcqT5mWYjrHZgUmfPr2Dh6XN4kgg"><text:span text:style-name="T239_18">com</text:span></text:a></text:span><text:span text:style-name="T239_19"><text:a xlink:type="simple" xlink:href="http://www.google.com/url?q=https%3A%2F%2Fgithub.com%2Fpode%2FLinkedAuthorsWeb%2F&amp;sa=D&amp;sntz=1&amp;usg=AFQjCNEcqT5mWYjrHZgUmfPr2Dh6XN4kgg"><text:span text:style-name="T239_20">/</text:span></text:a></text:span><text:span text:style-name="T239_21"><text:a xlink:type="simple" xlink:href="http://www.google.com/url?q=https%3A%2F%2Fgithub.com%2Fpode%2FLinkedAuthorsWeb%2F&amp;sa=D&amp;sntz=1&amp;usg=AFQjCNEcqT5mWYjrHZgUmfPr2Dh6XN4kgg"><text:span text:style-name="T239_22">pode</text:span></text:a></text:span><text:span text:style-name="T239_23"><text:a xlink:type="simple" xlink:href="http://www.google.com/url?q=https%3A%2F%2Fgithub.com%2Fpode%2FLinkedAuthorsWeb%2F&amp;sa=D&amp;sntz=1&amp;usg=AFQjCNEcqT5mWYjrHZgUmfPr2Dh6XN4kgg"><text:span text:style-name="T239_24">/</text:span></text:a></text:span><text:span text:style-name="T239_25"><text:a xlink:type="simple" xlink:href="http://www.google.com/url?q=https%3A%2F%2Fgithub.com%2Fpode%2FLinkedAuthorsWeb%2F&amp;sa=D&amp;sntz=1&amp;usg=AFQjCNEcqT5mWYjrHZgUmfPr2Dh6XN4kgg"><text:span text:style-name="T239_26">LinkedAuthorsWeb</text:span></text:a></text:span><text:span text:style-name="T239_27"><text:a xlink:type="simple" xlink:href="http://www.google.com/url?q=https%3A%2F%2Fgithub.com%2Fpode%2FLinkedAuthorsWeb%2F&amp;sa=D&amp;sntz=1&amp;usg=AFQjCNEcqT5mWYjrHZgUmfPr2Dh6XN4kgg"><text:span text:style-name="T239_28">/</text:span></text:a></text:span><text:span text:style-name="T239_29"><text:s/></text:span><text:span text:style-name="T239_30">by</text:span><text:span text:style-name="T239_31"><text:s/></text:span><text:span text:style-name="T239_32">clicking</text:span><text:span text:style-name="T239_33"><text:s/></text:span><text:span text:style-name="T239_34">on</text:span><text:span text:style-name="T239_35"><text:s/></text:span><text:span text:style-name="T239_36">the</text:span><text:span text:style-name="T239_37"><text:s/>“</text:span><text:span text:style-name="T239_38">Downloads</text:span><text:span text:style-name="T239_39">”-</text:span><text:span text:style-name="T239_40">button</text:span><text:span text:style-name="T239_41"><text:s/></text:span><text:span text:style-name="T239_42">and</text:span><text:span text:style-name="T239_43"><text:s/></text:span><text:span text:style-name="T239_44">choosing</text:span><text:span text:style-name="T239_45"><text:s/></text:span><text:span text:style-name="T239_46">either</text:span><text:span text:style-name="T239_47"><text:s/></text:span><text:span text:style-name="T239_48">the</text:span><text:span text:style-name="T239_49"><text:s/>.</text:span><text:span text:style-name="T239_50">zip</text:span><text:span text:style-name="T239_51"><text:s/></text:span><text:span text:style-name="T239_52">or</text:span><text:span text:style-name="T239_53"><text:s/>.</text:span><text:span text:style-name="T239_54">tar</text:span><text:span text:style-name="T239_55">.</text:span><text:span text:style-name="T239_56">gz</text:span><text:span text:style-name="T239_57"><text:s/></text:span><text:span text:style-name="T239_58">option</text:span><text:span text:style-name="T239_59">.<text:s/></text:span><text:span text:style-name="T239_60">Unpack</text:span><text:span text:style-name="T239_61"><text:s/></text:span><text:span text:style-name="T239_62">the</text:span><text:span text:style-name="T239_63"><text:s/></text:span><text:span text:style-name="T239_64">files</text:span><text:span text:style-name="T239_65"><text:s/></text:span><text:span text:style-name="T239_66">in</text:span><text:span text:style-name="T239_67"><text:s/></text:span><text:span text:style-name="T239_68">a</text:span><text:span text:style-name="T239_69"><text:s/></text:span><text:span text:style-name="T239_70">web</text:span><text:span text:style-name="T239_71">-</text:span><text:span text:style-name="T239_72">accessible</text:span><text:span text:style-name="T239_73"><text:s/></text:span><text:span text:style-name="T239_74">directory</text:span><text:span text:style-name="T239_75"><text:s/></text:span><text:span text:style-name="T239_76">on</text:span><text:span text:style-name="T239_77"><text:s/></text:span><text:span text:style-name="T239_78">your</text:span><text:span text:style-name="T239_79"><text:s/></text:span><text:span text:style-name="T239_80">server</text:span><text:span text:style-name="T239_81">.<text:s/></text:span></text:p>
        </text:list-item>
        <text:list-item>
          <text:p text:style-name="P240"><text:span text:style-name="T240_1">Create</text:span><text:span text:style-name="T240_2"><text:s/></text:span><text:span text:style-name="T240_3">a</text:span><text:span text:style-name="T240_4"><text:s/></text:span><text:span text:style-name="T240_5">directory</text:span><text:span text:style-name="T240_6"><text:s/></text:span><text:span text:style-name="T240_7">called</text:span><text:span text:style-name="T240_8"><text:s/>“</text:span><text:span text:style-name="T240_9">jquery</text:span><text:span text:style-name="T240_10">”<text:s/></text:span><text:span text:style-name="T240_11">inside</text:span><text:span text:style-name="T240_12"><text:s/></text:span><text:span text:style-name="T240_13">the</text:span><text:span text:style-name="T240_14"><text:s/></text:span><text:span text:style-name="T240_15">directory</text:span><text:span text:style-name="T240_16"><text:s/></text:span><text:span text:style-name="T240_17">that</text:span><text:span text:style-name="T240_18"><text:s/></text:span><text:span text:style-name="T240_19">was</text:span><text:span text:style-name="T240_20"><text:s/></text:span><text:span text:style-name="T240_21">created</text:span><text:span text:style-name="T240_22"><text:s/></text:span><text:span text:style-name="T240_23">by</text:span><text:span text:style-name="T240_24"><text:s/></text:span><text:span text:style-name="T240_25">unpacking</text:span><text:span text:style-name="T240_26"><text:s/></text:span><text:span text:style-name="T240_27">the</text:span><text:span text:style-name="T240_28"><text:s/></text:span><text:span text:style-name="T240_29">archive</text:span><text:span text:style-name="T240_30"><text:s/></text:span><text:span text:style-name="T240_31">above</text:span><text:span text:style-name="T240_32">.<text:s/></text:span><text:span text:style-name="T240_33">Download</text:span><text:span text:style-name="T240_34"><text:s/></text:span><text:span text:style-name="T240_35">jQuery</text:span><text:span text:style-name="T240_36"><text:s/></text:span><text:span text:style-name="T240_37">from</text:span><text:span text:style-name="T240_38"><text:s/></text:span><text:span text:style-name="T240_39"><text:a xlink:type="simple" xlink:href="http://www.google.com/url?q=http%3A%2F%2Fdocs.jquery.com%2FDownloading_jQuery&amp;sa=D&amp;sntz=1&amp;usg=AFQjCNGOGI-vmhPef_aTkv3o4LXTYgr4yg"><text:span text:style-name="T240_40">http</text:span></text:a></text:span><text:span text:style-name="T240_41"><text:a xlink:type="simple" xlink:href="http://www.google.com/url?q=http%3A%2F%2Fdocs.jquery.com%2FDownloading_jQuery&amp;sa=D&amp;sntz=1&amp;usg=AFQjCNGOGI-vmhPef_aTkv3o4LXTYgr4yg"><text:span text:style-name="T240_42">://</text:span></text:a></text:span><text:span text:style-name="T240_43"><text:a xlink:type="simple" xlink:href="http://www.google.com/url?q=http%3A%2F%2Fdocs.jquery.com%2FDownloading_jQuery&amp;sa=D&amp;sntz=1&amp;usg=AFQjCNGOGI-vmhPef_aTkv3o4LXTYgr4yg"><text:span text:style-name="T240_44">docs</text:span></text:a></text:span><text:span text:style-name="T240_45"><text:a xlink:type="simple" xlink:href="http://www.google.com/url?q=http%3A%2F%2Fdocs.jquery.com%2FDownloading_jQuery&amp;sa=D&amp;sntz=1&amp;usg=AFQjCNGOGI-vmhPef_aTkv3o4LXTYgr4yg"><text:span text:style-name="T240_46">.</text:span></text:a></text:span><text:span text:style-name="T240_47"><text:a xlink:type="simple" xlink:href="http://www.google.com/url?q=http%3A%2F%2Fdocs.jquery.com%2FDownloading_jQuery&amp;sa=D&amp;sntz=1&amp;usg=AFQjCNGOGI-vmhPef_aTkv3o4LXTYgr4yg"><text:span text:style-name="T240_48">jquery</text:span></text:a></text:span><text:span text:style-name="T240_49"><text:a xlink:type="simple" xlink:href="http://www.google.com/url?q=http%3A%2F%2Fdocs.jquery.com%2FDownloading_jQuery&amp;sa=D&amp;sntz=1&amp;usg=AFQjCNGOGI-vmhPef_aTkv3o4LXTYgr4yg"><text:span text:style-name="T240_50">.</text:span></text:a></text:span><text:span text:style-name="T240_51"><text:a xlink:type="simple" xlink:href="http://www.google.com/url?q=http%3A%2F%2Fdocs.jquery.com%2FDownloading_jQuery&amp;sa=D&amp;sntz=1&amp;usg=AFQjCNGOGI-vmhPef_aTkv3o4LXTYgr4yg"><text:span text:style-name="T240_52">com</text:span></text:a></text:span><text:span text:style-name="T240_53"><text:a xlink:type="simple" xlink:href="http://www.google.com/url?q=http%3A%2F%2Fdocs.jquery.com%2FDownloading_jQuery&amp;sa=D&amp;sntz=1&amp;usg=AFQjCNGOGI-vmhPef_aTkv3o4LXTYgr4yg"><text:span text:style-name="T240_54">/</text:span></text:a></text:span><text:span text:style-name="T240_55"><text:a xlink:type="simple" xlink:href="http://www.google.com/url?q=http%3A%2F%2Fdocs.jquery.com%2FDownloading_jQuery&amp;sa=D&amp;sntz=1&amp;usg=AFQjCNGOGI-vmhPef_aTkv3o4LXTYgr4yg"><text:span text:style-name="T240_56">Downloading</text:span></text:a></text:span><text:span text:style-name="T240_57"><text:a xlink:type="simple" xlink:href="http://www.google.com/url?q=http%3A%2F%2Fdocs.jquery.com%2FDownloading_jQuery&amp;sa=D&amp;sntz=1&amp;usg=AFQjCNGOGI-vmhPef_aTkv3o4LXTYgr4yg"><text:span text:style-name="T240_58">_</text:span></text:a></text:span><text:span text:style-name="T240_59"><text:a xlink:type="simple" xlink:href="http://www.google.com/url?q=http%3A%2F%2Fdocs.jquery.com%2FDownloading_jQuery&amp;sa=D&amp;sntz=1&amp;usg=AFQjCNGOGI-vmhPef_aTkv3o4LXTYgr4yg"><text:span text:style-name="T240_60">jQuery</text:span></text:a></text:span><text:span text:style-name="T240_61"><text:s/></text:span><text:span text:style-name="T240_62">and</text:span><text:span text:style-name="T240_63"><text:s/></text:span><text:span text:style-name="T240_64">place</text:span><text:span text:style-name="T240_65"><text:s/></text:span><text:span text:style-name="T240_66">it</text:span><text:span text:style-name="T240_67"><text:s/></text:span><text:span text:style-name="T240_68">in</text:span><text:span text:style-name="T240_69"><text:s/></text:span><text:span text:style-name="T240_70">the</text:span><text:span text:style-name="T240_71"><text:s/></text:span><text:span text:style-name="T240_72">jquery</text:span><text:span text:style-name="T240_73"><text:s/></text:span><text:span text:style-name="T240_74">directory</text:span><text:span text:style-name="T240_75">.<text:s/></text:span></text:p>
        </text:list-item>
      </text:list>
      <text:h text:style-name="P241" text:outline-level="3"><text:bookmark-start text:name="h.m1u69f8hw38h"/><text:bookmark-end text:name="h.m1u69f8hw38h"/><text:span text:style-name="T241_1">Installation</text:span><text:span text:style-name="T241_2"><text:s/></text:span><text:span text:style-name="T241_3">with</text:span><text:span text:style-name="T241_4"><text:s/></text:span><text:span text:style-name="T241_5">Git</text:span></text:h>
      <text:p text:style-name="P242"><text:span text:style-name="T242_1">If</text:span><text:span text:style-name="T242_2"><text:s/></text:span><text:span text:style-name="T242_3">you</text:span><text:span text:style-name="T242_4"><text:s/></text:span><text:span text:style-name="T242_5">have</text:span><text:span text:style-name="T242_6"><text:s/></text:span><text:span text:style-name="T242_7">Git</text:span><text:span text:style-name="T242_8"><text:s/></text:span><text:span text:style-name="T242_9"><text:a xlink:type="simple" xlink:href=""><text:span text:style-name="T242_10">(</text:span></text:a></text:span><text:span text:style-name="T242_11"><text:a xlink:type="simple" xlink:href=""><text:span text:style-name="T242_12">http</text:span></text:a></text:span><text:span text:style-name="T242_13"><text:a xlink:type="simple" xlink:href=""><text:span text:style-name="T242_14">://</text:span></text:a></text:span><text:span text:style-name="T242_15"><text:a xlink:type="simple" xlink:href=""><text:span text:style-name="T242_16">git</text:span></text:a></text:span><text:span text:style-name="T242_17"><text:a xlink:type="simple" xlink:href=""><text:span text:style-name="T242_18">-</text:span></text:a></text:span><text:span text:style-name="T242_19"><text:a xlink:type="simple" xlink:href=""><text:span text:style-name="T242_20">scm</text:span></text:a></text:span><text:span text:style-name="T242_21"><text:a xlink:type="simple" xlink:href=""><text:span text:style-name="T242_22">.</text:span></text:a></text:span><text:span text:style-name="T242_23"><text:a xlink:type="simple" xlink:href=""><text:span text:style-name="T242_24">com</text:span></text:a></text:span><text:span text:style-name="T242_25"><text:a xlink:type="simple" xlink:href=""><text:span text:style-name="T242_26">/</text:span></text:a></text:span><text:span text:style-name="T242_27">)<text:s/></text:span><text:span text:style-name="T242_28">installed</text:span><text:span text:style-name="T242_29">,<text:s/></text:span><text:span text:style-name="T242_30">you</text:span><text:span text:style-name="T242_31"><text:s/></text:span><text:span text:style-name="T242_32">can</text:span><text:span text:style-name="T242_33"><text:s/></text:span><text:span text:style-name="T242_34">install</text:span><text:span text:style-name="T242_35"><text:s/></text:span><text:span text:style-name="T242_36">LinkedAuthorsWeb</text:span><text:span text:style-name="T242_37"><text:s/></text:span><text:span text:style-name="T242_38">with</text:span><text:span text:style-name="T242_39"><text:s/></text:span><text:span text:style-name="T242_40">the</text:span><text:span text:style-name="T242_41"><text:s/></text:span><text:span text:style-name="T242_42">following</text:span><text:span text:style-name="T242_43"><text:s/></text:span><text:span text:style-name="T242_44">commands</text:span><text:span text:style-name="T242_45"><text:s/></text:span><text:span text:style-name="T242_46">on</text:span><text:span text:style-name="T242_47"><text:s/></text:span><text:span text:style-name="T242_48">the</text:span><text:span text:style-name="T242_49"><text:s/></text:span><text:span text:style-name="T242_50">command</text:span><text:span text:style-name="T242_51"><text:s/></text:span><text:span text:style-name="T242_52">line</text:span><text:span text:style-name="T242_53">:<text:s/></text:span></text:p>
      <text:p text:style-name="P243"/>
      <text:p text:style-name="P244"><text:span text:style-name="T244_1">git</text:span><text:span text:style-name="T244_2"><text:s/></text:span><text:span text:style-name="T244_3">clone</text:span><text:span text:style-name="T244_4"><text:s/></text:span><text:span text:style-name="T244_5">git</text:span><text:span text:style-name="T244_6">://</text:span><text:span text:style-name="T244_7">github</text:span><text:span text:style-name="T244_8">.</text:span><text:span text:style-name="T244_9">com</text:span><text:span text:style-name="T244_10">/</text:span><text:span text:style-name="T244_11">pode</text:span><text:span text:style-name="T244_12">/</text:span><text:span text:style-name="T244_13">LinkedAuthorsWeb</text:span><text:span text:style-name="T244_14">.</text:span><text:span text:style-name="T244_15">git</text:span></text:p>
      <text:p text:style-name="P245"><text:span text:style-name="T245_1">cd</text:span><text:span text:style-name="T245_2"><text:s/></text:span><text:span text:style-name="T245_3">LinkedAuthorsWeb</text:span></text:p>
      <text:p text:style-name="P246"><text:span text:style-name="T246_1">#<text:s/></text:span><text:span text:style-name="T246_2">Install</text:span><text:span text:style-name="T246_3"><text:s/></text:span><text:span text:style-name="T246_4">jQuery</text:span></text:p>
      <text:p text:style-name="P247"><text:span text:style-name="T247_1">mkdir</text:span><text:span text:style-name="T247_2"><text:s/></text:span><text:span text:style-name="T247_3">jquery</text:span></text:p>
      <text:p text:style-name="P248"><text:span text:style-name="T248_1">cd</text:span><text:span text:style-name="T248_2"><text:s/></text:span><text:span text:style-name="T248_3">jquery</text:span></text:p>
      <text:p text:style-name="P249"><text:span text:style-name="T249_1">wget</text:span><text:span text:style-name="T249_2"><text:a xlink:type="simple" xlink:href="http://www.google.com/url?q=http%3A%2F%2Fcode.jquery.com%2Fjquery-1.4.2.min.js&amp;sa=D&amp;sntz=1&amp;usg=AFQjCNHmZjZXcDlf_-DUH41qoWHEGNPsbA"><text:span text:style-name="T249_3"><text:s/></text:span></text:a></text:span><text:span text:style-name="T249_4"><text:a xlink:type="simple" xlink:href="http://www.google.com/url?q=http%3A%2F%2Fcode.jquery.com%2Fjquery-1.4.2.min.js&amp;sa=D&amp;sntz=1&amp;usg=AFQjCNHmZjZXcDlf_-DUH41qoWHEGNPsbA"><text:span text:style-name="T249_5">http</text:span></text:a></text:span><text:span text:style-name="T249_6"><text:a xlink:type="simple" xlink:href="http://www.google.com/url?q=http%3A%2F%2Fcode.jquery.com%2Fjquery-1.4.2.min.js&amp;sa=D&amp;sntz=1&amp;usg=AFQjCNHmZjZXcDlf_-DUH41qoWHEGNPsbA"><text:span text:style-name="T249_7">://</text:span></text:a></text:span><text:span text:style-name="T249_8"><text:a xlink:type="simple" xlink:href="http://www.google.com/url?q=http%3A%2F%2Fcode.jquery.com%2Fjquery-1.4.2.min.js&amp;sa=D&amp;sntz=1&amp;usg=AFQjCNHmZjZXcDlf_-DUH41qoWHEGNPsbA"><text:span text:style-name="T249_9">code</text:span></text:a></text:span><text:span text:style-name="T249_10"><text:a xlink:type="simple" xlink:href="http://www.google.com/url?q=http%3A%2F%2Fcode.jquery.com%2Fjquery-1.4.2.min.js&amp;sa=D&amp;sntz=1&amp;usg=AFQjCNHmZjZXcDlf_-DUH41qoWHEGNPsbA"><text:span text:style-name="T249_11">.</text:span></text:a></text:span><text:span text:style-name="T249_12"><text:a xlink:type="simple" xlink:href="http://www.google.com/url?q=http%3A%2F%2Fcode.jquery.com%2Fjquery-1.4.2.min.js&amp;sa=D&amp;sntz=1&amp;usg=AFQjCNHmZjZXcDlf_-DUH41qoWHEGNPsbA"><text:span text:style-name="T249_13">jquery</text:span></text:a></text:span><text:span text:style-name="T249_14"><text:a xlink:type="simple" xlink:href="http://www.google.com/url?q=http%3A%2F%2Fcode.jquery.com%2Fjquery-1.4.2.min.js&amp;sa=D&amp;sntz=1&amp;usg=AFQjCNHmZjZXcDlf_-DUH41qoWHEGNPsbA"><text:span text:style-name="T249_15">.</text:span></text:a></text:span><text:span text:style-name="T249_16"><text:a xlink:type="simple" xlink:href="http://www.google.com/url?q=http%3A%2F%2Fcode.jquery.com%2Fjquery-1.4.2.min.js&amp;sa=D&amp;sntz=1&amp;usg=AFQjCNHmZjZXcDlf_-DUH41qoWHEGNPsbA"><text:span text:style-name="T249_17">com</text:span></text:a></text:span><text:span text:style-name="T249_18"><text:a xlink:type="simple" xlink:href="http://www.google.com/url?q=http%3A%2F%2Fcode.jquery.com%2Fjquery-1.4.2.min.js&amp;sa=D&amp;sntz=1&amp;usg=AFQjCNHmZjZXcDlf_-DUH41qoWHEGNPsbA"><text:span text:style-name="T249_19">/</text:span></text:a></text:span><text:span text:style-name="T249_20"><text:a xlink:type="simple" xlink:href="http://www.google.com/url?q=http%3A%2F%2Fcode.jquery.com%2Fjquery-1.4.2.min.js&amp;sa=D&amp;sntz=1&amp;usg=AFQjCNHmZjZXcDlf_-DUH41qoWHEGNPsbA"><text:span text:style-name="T249_21">jquery</text:span></text:a></text:span><text:span text:style-name="T249_22"><text:a xlink:type="simple" xlink:href="http://www.google.com/url?q=http%3A%2F%2Fcode.jquery.com%2Fjquery-1.4.2.min.js&amp;sa=D&amp;sntz=1&amp;usg=AFQjCNHmZjZXcDlf_-DUH41qoWHEGNPsbA"><text:span text:style-name="T249_23">-1.4.2.</text:span></text:a></text:span><text:span text:style-name="T249_24"><text:a xlink:type="simple" xlink:href="http://www.google.com/url?q=http%3A%2F%2Fcode.jquery.com%2Fjquery-1.4.2.min.js&amp;sa=D&amp;sntz=1&amp;usg=AFQjCNHmZjZXcDlf_-DUH41qoWHEGNPsbA"><text:span text:style-name="T249_25">min</text:span></text:a></text:span><text:span text:style-name="T249_26"><text:a xlink:type="simple" xlink:href="http://www.google.com/url?q=http%3A%2F%2Fcode.jquery.com%2Fjquery-1.4.2.min.js&amp;sa=D&amp;sntz=1&amp;usg=AFQjCNHmZjZXcDlf_-DUH41qoWHEGNPsbA"><text:span text:style-name="T249_27">.</text:span></text:a></text:span><text:span text:style-name="T249_28"><text:a xlink:type="simple" xlink:href="http://www.google.com/url?q=http%3A%2F%2Fcode.jquery.com%2Fjquery-1.4.2.min.js&amp;sa=D&amp;sntz=1&amp;usg=AFQjCNHmZjZXcDlf_-DUH41qoWHEGNPsbA"><text:span text:style-name="T249_29">js</text:span></text:a></text:span></text:p>
      <text:p text:style-name="P250"/>
      <text:p text:style-name="P251"><text:span text:style-name="T251_1">To</text:span><text:span text:style-name="T251_2"><text:s/></text:span><text:span text:style-name="T251_3">get</text:span><text:span text:style-name="T251_4"><text:s/></text:span><text:span text:style-name="T251_5">changes</text:span><text:span text:style-name="T251_6"><text:s/></text:span><text:span text:style-name="T251_7">to</text:span><text:span text:style-name="T251_8"><text:s/></text:span><text:span text:style-name="T251_9">LinkedAuthorsWeb</text:span><text:span text:style-name="T251_10">,<text:s/></text:span><text:span text:style-name="T251_11">all</text:span><text:span text:style-name="T251_12"><text:s/></text:span><text:span text:style-name="T251_13">you</text:span><text:span text:style-name="T251_14"><text:s/></text:span><text:span text:style-name="T251_15">then</text:span><text:span text:style-name="T251_16"><text:s/></text:span><text:span text:style-name="T251_17">have</text:span><text:span text:style-name="T251_18"><text:s/></text:span><text:span text:style-name="T251_19">to</text:span><text:span text:style-name="T251_20"><text:s/></text:span><text:span text:style-name="T251_21">do</text:span><text:span text:style-name="T251_22"><text:s/></text:span><text:span text:style-name="T251_23">is</text:span><text:span text:style-name="T251_24"><text:s/></text:span><text:span text:style-name="T251_25">move</text:span><text:span text:style-name="T251_26"><text:s/></text:span><text:span text:style-name="T251_27">into</text:span><text:span text:style-name="T251_28"><text:s/></text:span><text:span text:style-name="T251_29">the</text:span><text:span text:style-name="T251_30"><text:s/></text:span><text:span text:style-name="T251_31">LinkedAuthorsWeb</text:span><text:span text:style-name="T251_32"><text:s/></text:span><text:span text:style-name="T251_33">directory</text:span><text:span text:style-name="T251_34"><text:s/></text:span><text:span text:style-name="T251_35">created</text:span><text:span text:style-name="T251_36"><text:s/></text:span><text:span text:style-name="T251_37">above</text:span><text:span text:style-name="T251_38">,<text:s/></text:span><text:span text:style-name="T251_39">and</text:span><text:span text:style-name="T251_40"><text:s/></text:span><text:span text:style-name="T251_41">issue</text:span><text:span text:style-name="T251_42"><text:s/></text:span><text:span text:style-name="T251_43">the</text:span><text:span text:style-name="T251_44"><text:s/></text:span><text:span text:style-name="T251_45">following</text:span><text:span text:style-name="T251_46"><text:s/></text:span><text:span text:style-name="T251_47">command</text:span><text:span text:style-name="T251_48">:<text:s/></text:span></text:p>
      <text:p text:style-name="P252"/>
      <text:p text:style-name="P253"><text:span text:style-name="T253_1">git</text:span><text:span text:style-name="T253_2"><text:s/></text:span><text:span text:style-name="T253_3">pull</text:span></text:p>
      <text:p text:style-name="P254"/>
      <text:p text:style-name="P2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Arial Black" svg:font-family="Arial Black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fo:font-size="12pt" style:font-size-asian="12pt" style:font-size-complex="12pt" fo:language="en" fo:language-asian="en" fo:language-complex="ar" fo:country="US" fo:country-asian="US" fo:country-complex="SA"/>
    </style:style>
    <style:style style:name="Heading_20_1" style:display-name="Heading 1" style:family="paragraph" style:parent-style-name="Standard" style:default-outline-level="1">
      <style:paragraph-properties fo:margin-top="0.423cm" fo:margin-bottom="0.106cm" fo:keep-with-next="always"/>
      <style:text-properties style:font-name="Arial" fo:font-size="16pt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margin-top="0.423cm" fo:margin-bottom="0.106cm" fo:keep-with-next="always"/>
      <style:text-properties fo:font-style="italic" style:font-style-asian="italic" style:font-style-complex="italic" style:font-name="Arial" fo:font-size="14pt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margin-top="0.423cm" fo:margin-bottom="0.106cm" fo:keep-with-next="always"/>
      <style:text-properties style:font-name="Arial" fo:font-size="13pt" style:font-size-asian="13pt" style:font-name-complex="Arial" style:font-size-complex="13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4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LS_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5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LS_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6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LS_6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7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LS_7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7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7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7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7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7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7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7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7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